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arial" svg:font-family="arial, sans-serif"/>
    <style:font-face style:name="calibri" svg:font-family="calibri, sans-serif"/>
    <style:font-face style:name="sans-serif" svg:font-family="sans-serif"/>
    <style:font-face style:name="Times newroman" svg:font-family="'Times newroman'" style:font-family-generic="roman"/>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6.055cm" style:rel-column-width="3433*"/>
    </style:style>
    <style:style style:name="Table1.B" style:family="table-column">
      <style:table-column-properties style:column-width="5.345cm" style:rel-column-width="3030*"/>
    </style:style>
    <style:style style:name="Table1.C" style:family="table-column">
      <style:table-column-properties style:column-width="5.599cm" style:rel-column-width="3174*"/>
    </style:style>
    <style:style style:name="Table1.A1" style:family="table-cell">
      <style:table-cell-properties fo:padding="0.302cm" fo:border-left="1.7pt solid #808080" fo:border-right="none" fo:border-top="1.7pt solid #808080" fo:border-bottom="0.05pt solid #808080"/>
    </style:style>
    <style:style style:name="Table1.B1" style:family="table-cell">
      <style:table-cell-properties fo:padding="0.302cm" fo:border-left="0.05pt solid #808080" fo:border-right="none" fo:border-top="1.7pt solid #808080" fo:border-bottom="0.05pt solid #808080"/>
    </style:style>
    <style:style style:name="Table1.C1" style:family="table-cell">
      <style:table-cell-properties fo:padding="0.302cm" fo:border-left="0.05pt solid #808080" fo:border-right="1.7pt solid #808080" fo:border-top="1.7pt solid #808080" fo:border-bottom="0.05pt solid #808080"/>
    </style:style>
    <style:style style:name="Table1.A2" style:family="table-cell">
      <style:table-cell-properties fo:padding="0.302cm" fo:border-left="1.7pt solid #808080" fo:border-right="none" fo:border-top="none" fo:border-bottom="0.05pt solid #808080"/>
    </style:style>
    <style:style style:name="Table1.B2" style:family="table-cell">
      <style:table-cell-properties fo:padding="0.302cm" fo:border-left="0.05pt solid #808080" fo:border-right="none" fo:border-top="none" fo:border-bottom="0.05pt solid #808080"/>
    </style:style>
    <style:style style:name="Table1.C2" style:family="table-cell">
      <style:table-cell-properties fo:padding="0.302cm" fo:border-left="0.05pt solid #808080" fo:border-right="1.7pt solid #808080" fo:border-top="none" fo:border-bottom="0.05pt solid #808080"/>
    </style:style>
    <style:style style:name="Table1.A6" style:family="table-cell">
      <style:table-cell-properties fo:padding="0.302cm" fo:border-left="1.7pt solid #808080" fo:border-right="none" fo:border-top="none" fo:border-bottom="1.7pt solid #808080"/>
    </style:style>
    <style:style style:name="Table1.B6" style:family="table-cell">
      <style:table-cell-properties fo:padding="0.302cm" fo:border-left="0.05pt solid #808080" fo:border-right="none" fo:border-top="none" fo:border-bottom="1.7pt solid #808080"/>
    </style:style>
    <style:style style:name="Table1.C6" style:family="table-cell">
      <style:table-cell-properties fo:padding="0.302cm" fo:border-left="0.05pt solid #808080" fo:border-right="1.7pt solid #808080" fo:border-top="none" fo:border-bottom="1.7pt solid #808080"/>
    </style:style>
    <style:style style:name="Table2" style:family="table">
      <style:table-properties style:width="17cm" style:rel-width="100%" table:align="left"/>
    </style:style>
    <style:style style:name="Table2.A" style:family="table-column">
      <style:table-column-properties style:column-width="6.666cm" style:rel-column-width="25697*"/>
    </style:style>
    <style:style style:name="Table2.B" style:family="table-column">
      <style:table-column-properties style:column-width="5.112cm" style:rel-column-width="19703*"/>
    </style:style>
    <style:style style:name="Table2.C" style:family="table-column">
      <style:table-column-properties style:column-width="5.223cm" style:rel-column-width="20134*"/>
    </style:style>
    <style:style style:name="Table2.A1" style:family="table-cell">
      <style:table-cell-properties fo:padding="0.302cm" fo:border-left="1.7pt solid #808080" fo:border-right="none" fo:border-top="1.7pt solid #808080" fo:border-bottom="0.05pt solid #808080"/>
    </style:style>
    <style:style style:name="Table2.B1" style:family="table-cell">
      <style:table-cell-properties fo:padding="0.302cm" fo:border-left="0.05pt solid #808080" fo:border-right="none" fo:border-top="1.7pt solid #808080" fo:border-bottom="0.05pt solid #808080"/>
    </style:style>
    <style:style style:name="Table2.C1" style:family="table-cell">
      <style:table-cell-properties fo:padding="0.302cm" fo:border-left="0.05pt solid #808080" fo:border-right="1.7pt solid #808080" fo:border-top="1.7pt solid #808080" fo:border-bottom="0.05pt solid #808080"/>
    </style:style>
    <style:style style:name="Table2.2" style:family="table-row">
      <style:table-row-properties style:min-row-height="1.042cm"/>
    </style:style>
    <style:style style:name="Table2.A2" style:family="table-cell">
      <style:table-cell-properties fo:padding="0.302cm" fo:border-left="1.7pt solid #808080" fo:border-right="none" fo:border-top="none" fo:border-bottom="0.05pt solid #808080"/>
    </style:style>
    <style:style style:name="Table2.B2" style:family="table-cell">
      <style:table-cell-properties fo:padding="0.302cm" fo:border-left="0.05pt solid #808080" fo:border-right="none" fo:border-top="none" fo:border-bottom="0.05pt solid #808080"/>
    </style:style>
    <style:style style:name="Table2.C2" style:family="table-cell">
      <style:table-cell-properties fo:padding="0.302cm" fo:border-left="0.05pt solid #808080" fo:border-right="1.7pt solid #808080" fo:border-top="none" fo:border-bottom="0.05pt solid #808080"/>
    </style:style>
    <style:style style:name="Table2.A4" style:family="table-cell">
      <style:table-cell-properties fo:padding="0.302cm" fo:border-left="1.7pt solid #808080" fo:border-right="none" fo:border-top="none" fo:border-bottom="1.7pt solid #808080"/>
    </style:style>
    <style:style style:name="Table2.B4" style:family="table-cell">
      <style:table-cell-properties fo:padding="0.302cm" fo:border-left="0.05pt solid #808080" fo:border-right="none" fo:border-top="none" fo:border-bottom="1.7pt solid #808080"/>
    </style:style>
    <style:style style:name="Table2.C4" style:family="table-cell">
      <style:table-cell-properties fo:padding="0.302cm" fo:border-left="0.05pt solid #808080" fo:border-right="1.7pt solid #808080" fo:border-top="none" fo:border-bottom="1.7pt solid #808080"/>
    </style:style>
    <style:style style:name="Table3" style:family="table">
      <style:table-properties style:width="17cm" table:align="left"/>
    </style:style>
    <style:style style:name="Table3.A" style:family="table-column">
      <style:table-column-properties style:column-width="2.76cm"/>
    </style:style>
    <style:style style:name="Table3.B" style:family="table-column">
      <style:table-column-properties style:column-width="14.24cm"/>
    </style:style>
    <style:style style:name="Table3.A1" style:family="table-cell">
      <style:table-cell-properties fo:padding="0.122cm" fo:border="none"/>
    </style:style>
    <style:style style:name="Table4" style:family="table">
      <style:table-properties style:width="11.337cm" table:align="left"/>
    </style:style>
    <style:style style:name="Table4.A" style:family="table-column">
      <style:table-column-properties style:column-width="1.132cm"/>
    </style:style>
    <style:style style:name="Table4.B" style:family="table-column">
      <style:table-column-properties style:column-width="10.204cm"/>
    </style:style>
    <style:style style:name="Table4.A1" style:family="table-cell">
      <style:table-cell-properties fo:padding="0.122cm" fo:border="none"/>
    </style:style>
    <style:style style:name="Table5" style:family="table">
      <style:table-properties style:width="12.123cm" table:align="left"/>
    </style:style>
    <style:style style:name="Table5.A" style:family="table-column">
      <style:table-column-properties style:column-width="3.184cm"/>
    </style:style>
    <style:style style:name="Table5.B" style:family="table-column">
      <style:table-column-properties style:column-width="8.939cm"/>
    </style:style>
    <style:style style:name="Table5.A1" style:family="table-cell">
      <style:table-cell-properties fo:padding="0.122cm" fo:border="none"/>
    </style:style>
    <style:style style:name="P1" style:family="paragraph" style:parent-style-name="Preformatted_20_Text">
      <style:text-properties fo:font-weight="normal" officeooo:rsid="000ae3d5" officeooo:paragraph-rsid="000ae3d5" style:font-weight-asian="normal" style:font-weight-complex="normal"/>
    </style:style>
    <style:style style:name="P2" style:family="paragraph" style:parent-style-name="Preformatted_20_Text">
      <style:text-properties style:font-name="Times newroman" fo:font-size="14pt" officeooo:paragraph-rsid="000bdf54" style:font-size-asian="14pt" style:font-size-complex="14pt"/>
    </style:style>
    <style:style style:name="P3" style:family="paragraph" style:parent-style-name="Preformatted_20_Text">
      <style:paragraph-properties fo:margin-top="0cm" fo:margin-bottom="0.499cm" loext:contextual-spacing="false"/>
    </style:style>
    <style:style style:name="P4" style:family="paragraph" style:parent-style-name="Preformatted_20_Text">
      <style:paragraph-properties fo:margin-top="0cm" fo:margin-bottom="0.499cm" loext:contextual-spacing="false"/>
      <style:text-properties fo:font-weight="bold" officeooo:rsid="000bdf54" officeooo:paragraph-rsid="000bdf54" style:font-weight-asian="bold" style:font-weight-complex="bold"/>
    </style:style>
    <style:style style:name="P5" style:family="paragraph" style:parent-style-name="Preformatted_20_Text">
      <style:paragraph-properties fo:margin-top="0cm" fo:margin-bottom="0.499cm" loext:contextual-spacing="false"/>
      <style:text-properties style:font-name="Times newroman" fo:font-size="14pt" officeooo:paragraph-rsid="000bdf54" style:font-size-asian="14pt" style:font-size-complex="14pt"/>
    </style:style>
    <style:style style:name="P6" style:family="paragraph" style:parent-style-name="Table_20_Contents" style:list-style-name="L1">
      <style:text-properties officeooo:paragraph-rsid="000bdf54"/>
    </style:style>
    <style:style style:name="P7" style:family="paragraph" style:parent-style-name="Table_20_Contents">
      <style:text-properties style:font-name="Times newroman" fo:font-size="14pt" officeooo:paragraph-rsid="000bdf54" style:font-size-asian="14pt" style:font-size-complex="14pt"/>
    </style:style>
    <style:style style:name="P8" style:family="paragraph" style:parent-style-name="Table_20_Contents" style:list-style-name="L9">
      <style:text-properties officeooo:paragraph-rsid="000bdf54"/>
    </style:style>
    <style:style style:name="P9" style:family="paragraph" style:parent-style-name="Table_20_Contents" style:list-style-name="L11">
      <style:text-properties officeooo:paragraph-rsid="000bdf54"/>
    </style:style>
    <style:style style:name="P10" style:family="paragraph" style:parent-style-name="Table_20_Contents">
      <style:text-properties officeooo:paragraph-rsid="000bdf54"/>
    </style:style>
    <style:style style:name="P11" style:family="paragraph" style:parent-style-name="Table_20_Contents">
      <style:paragraph-properties fo:margin-top="0cm" fo:margin-bottom="0.499cm" loext:contextual-spacing="false" fo:text-align="start" style:justify-single-word="false"/>
      <style:text-properties officeooo:paragraph-rsid="000bdf54"/>
    </style:style>
    <style:style style:name="P12" style:family="paragraph" style:parent-style-name="Table_20_Contents">
      <style:paragraph-properties fo:margin-top="0cm" fo:margin-bottom="0.499cm" loext:contextual-spacing="false" fo:text-align="start" style:justify-single-word="false"/>
      <style:text-properties style:font-name="Times newroman" fo:font-size="14pt" officeooo:paragraph-rsid="000bdf54" style:font-size-asian="14pt" style:font-size-complex="14pt"/>
    </style:style>
    <style:style style:name="P13" style:family="paragraph" style:parent-style-name="Table_20_Contents">
      <style:paragraph-properties fo:margin-top="0cm" fo:margin-bottom="0.499cm" loext:contextual-spacing="false"/>
      <style:text-properties style:font-name="Times newroman" fo:font-size="14pt" officeooo:rsid="0007e99a" officeooo:paragraph-rsid="000bdf54" style:font-size-asian="14pt" style:font-size-complex="14pt"/>
    </style:style>
    <style:style style:name="P14" style:family="paragraph" style:parent-style-name="Table_20_Contents">
      <style:paragraph-properties fo:margin-top="0cm" fo:margin-bottom="0.499cm" loext:contextual-spacing="false" fo:text-align="start" style:justify-single-word="false"/>
      <style:text-properties style:font-name="Times newroman" officeooo:paragraph-rsid="000bdf54"/>
    </style:style>
    <style:style style:name="P15" style:family="paragraph" style:parent-style-name="Table_20_Contents">
      <style:paragraph-properties fo:margin-top="0cm" fo:margin-bottom="0.499cm" loext:contextual-spacing="false"/>
      <style:text-properties style:font-name="Times newroman" officeooo:paragraph-rsid="000bdf54"/>
    </style:style>
    <style:style style:name="P16" style:family="paragraph" style:parent-style-name="Table_20_Contents" style:list-style-name="L1">
      <style:paragraph-properties fo:margin-top="0cm" fo:margin-bottom="0.499cm" loext:contextual-spacing="false"/>
      <style:text-properties officeooo:paragraph-rsid="000bdf54"/>
    </style:style>
    <style:style style:name="P17" style:family="paragraph" style:parent-style-name="Table_20_Contents" style:list-style-name="L9">
      <style:paragraph-properties fo:margin-top="0cm" fo:margin-bottom="0.499cm" loext:contextual-spacing="false"/>
      <style:text-properties officeooo:paragraph-rsid="000bdf54"/>
    </style:style>
    <style:style style:name="P18" style:family="paragraph" style:parent-style-name="Table_20_Contents" style:list-style-name="L10">
      <style:paragraph-properties fo:margin-top="0cm" fo:margin-bottom="0.499cm" loext:contextual-spacing="false"/>
      <style:text-properties officeooo:paragraph-rsid="000bdf54"/>
    </style:style>
    <style:style style:name="P19" style:family="paragraph" style:parent-style-name="Table_20_Contents" style:list-style-name="L11">
      <style:paragraph-properties fo:margin-top="0cm" fo:margin-bottom="0.499cm" loext:contextual-spacing="false"/>
      <style:text-properties officeooo:paragraph-rsid="000bdf54"/>
    </style:style>
    <style:style style:name="P20" style:family="paragraph" style:parent-style-name="Table_20_Contents">
      <style:paragraph-properties fo:margin-top="0cm" fo:margin-bottom="0.499cm" loext:contextual-spacing="false"/>
      <style:text-properties officeooo:paragraph-rsid="000bdf54"/>
    </style:style>
    <style:style style:name="P21" style:family="paragraph" style:parent-style-name="Text_20_body">
      <style:text-properties style:font-name="Times newroman" fo:font-size="14pt" fo:font-weight="normal" officeooo:rsid="000e6040" officeooo:paragraph-rsid="000bdf54" style:font-size-asian="14pt" style:font-weight-asian="normal" style:font-size-complex="14pt" style:font-weight-complex="normal"/>
    </style:style>
    <style:style style:name="P22" style:family="paragraph" style:parent-style-name="Text_20_body">
      <style:text-properties style:font-name="Times newroman" fo:font-size="14pt" fo:font-weight="normal" officeooo:rsid="000d7673" officeooo:paragraph-rsid="000bdf54" style:font-size-asian="14pt" style:font-weight-asian="normal" style:font-size-complex="14pt" style:font-weight-complex="normal"/>
    </style:style>
    <style:style style:name="P23" style:family="paragraph" style:parent-style-name="Text_20_body">
      <style:text-properties style:font-name="Times newroman" fo:font-size="14pt" officeooo:rsid="0007e99a" officeooo:paragraph-rsid="000bdf54" style:font-size-asian="14pt" style:font-size-complex="14pt"/>
    </style:style>
    <style:style style:name="P24" style:family="paragraph" style:parent-style-name="Text_20_body">
      <style:text-properties style:font-name="Times newroman" fo:font-size="14pt" officeooo:rsid="000e54fa" officeooo:paragraph-rsid="000bdf54" style:font-size-asian="14pt" style:font-size-complex="14pt"/>
    </style:style>
    <style:style style:name="P25" style:family="paragraph" style:parent-style-name="Text_20_body" style:list-style-name="L13">
      <style:text-properties style:font-name="Times newroman" fo:font-size="14pt" officeooo:paragraph-rsid="000bdf54" style:font-size-asian="14pt" style:font-size-complex="14pt"/>
    </style:style>
    <style:style style:name="P26" style:family="paragraph" style:parent-style-name="Text_20_body">
      <style:text-properties style:font-name="Times newroman" fo:font-size="14pt" officeooo:paragraph-rsid="000bdf54" style:font-size-asian="14pt" style:font-size-complex="14pt"/>
    </style:style>
    <style:style style:name="P27" style:family="paragraph" style:parent-style-name="Text_20_body">
      <style:text-properties style:font-name="Times newroman" fo:font-size="14pt" style:text-underline-style="solid" style:text-underline-width="auto" style:text-underline-color="font-color" fo:font-weight="normal" officeooo:rsid="000e6040" officeooo:paragraph-rsid="000bdf54" style:font-size-asian="14pt" style:font-weight-asian="normal" style:font-size-complex="14pt" style:font-weight-complex="normal"/>
    </style:style>
    <style:style style:name="P28" style:family="paragraph" style:parent-style-name="Text_20_body">
      <style:text-properties style:font-name="Times newroman" officeooo:paragraph-rsid="000bdf54"/>
    </style:style>
    <style:style style:name="P29" style:family="paragraph" style:parent-style-name="Text_20_body">
      <style:text-properties officeooo:rsid="0007e99a" officeooo:paragraph-rsid="000bdf54"/>
    </style:style>
    <style:style style:name="P30" style:family="paragraph" style:parent-style-name="Text_20_body">
      <style:text-properties fo:font-size="12pt" fo:font-weight="normal" officeooo:rsid="000d7673" officeooo:paragraph-rsid="000bdf54" style:font-size-asian="12pt" style:font-weight-asian="normal" style:font-size-complex="12pt" style:font-weight-complex="normal"/>
    </style:style>
    <style:style style:name="P31" style:family="paragraph" style:parent-style-name="Text_20_body" style:list-style-name="L12">
      <style:text-properties officeooo:paragraph-rsid="000bdf54"/>
    </style:style>
    <style:style style:name="P32" style:family="paragraph" style:parent-style-name="Text_20_body" style:list-style-name="L14">
      <style:text-properties officeooo:paragraph-rsid="000bdf54"/>
    </style:style>
    <style:style style:name="P33" style:family="paragraph" style:parent-style-name="Text_20_body" style:list-style-name="L15">
      <style:text-properties officeooo:paragraph-rsid="000bdf54"/>
    </style:style>
    <style:style style:name="P34" style:family="paragraph" style:parent-style-name="Text_20_body">
      <style:text-properties officeooo:paragraph-rsid="000bdf54"/>
    </style:style>
    <style:style style:name="P35" style:family="paragraph" style:parent-style-name="Text_20_body">
      <style:paragraph-properties fo:margin-left="0cm" fo:margin-right="0cm" fo:margin-top="0cm" fo:margin-bottom="0cm" loext:contextual-spacing="false" fo:text-indent="0cm" style:auto-text-indent="false"/>
    </style:style>
    <style:style style:name="P36" style:family="paragraph" style:parent-style-name="Text_20_body">
      <style:paragraph-properties fo:margin-left="0cm" fo:margin-right="0cm" fo:margin-top="0cm" fo:margin-bottom="0cm" loext:contextual-spacing="false" fo:line-height="100%" fo:text-indent="0cm" style:auto-text-indent="false"/>
    </style:style>
    <style:style style:name="P37" style:family="paragraph" style:parent-style-name="Text_20_body">
      <style:paragraph-properties fo:margin-left="0cm" fo:margin-right="0cm" fo:margin-top="0cm" fo:margin-bottom="0cm" loext:contextual-spacing="false" fo:text-indent="0cm" style:auto-text-indent="false"/>
      <style:text-properties fo:color="#000000"/>
    </style:style>
    <style:style style:name="P38" style:family="paragraph" style:parent-style-name="Text_20_body">
      <style:paragraph-properties fo:margin-left="0cm" fo:margin-right="0cm" fo:margin-top="0cm" fo:margin-bottom="0cm" loext:contextual-spacing="false" fo:text-indent="0cm" style:auto-text-indent="false"/>
      <style:text-properties fo:color="#000000" style:font-name="arial" fo:font-size="12pt"/>
    </style:style>
    <style:style style:name="P39" style:family="paragraph" style:parent-style-name="Text_20_body">
      <style:paragraph-properties fo:margin-top="0cm" fo:margin-bottom="0cm" loext:contextual-spacing="false"/>
    </style:style>
    <style:style style:name="P40" style:family="paragraph" style:parent-style-name="Text_20_body" style:list-style-name="L13">
      <style:paragraph-properties fo:margin-top="0cm" fo:margin-bottom="0cm" loext:contextual-spacing="false"/>
      <style:text-properties style:font-name="Times newroman" fo:font-size="14pt" officeooo:paragraph-rsid="000bdf54" style:font-size-asian="14pt" style:font-size-complex="14pt"/>
    </style:style>
    <style:style style:name="P41" style:family="paragraph" style:parent-style-name="Text_20_body">
      <style:paragraph-properties fo:margin-top="0cm" fo:margin-bottom="0cm" loext:contextual-spacing="false"/>
      <style:text-properties style:font-name="Times newroman" fo:font-size="14pt" officeooo:paragraph-rsid="000bdf54" style:font-size-asian="14pt" style:font-size-complex="14pt"/>
    </style:style>
    <style:style style:name="P42" style:family="paragraph" style:parent-style-name="Text_20_body" style:list-style-name="L12">
      <style:paragraph-properties fo:margin-top="0cm" fo:margin-bottom="0cm" loext:contextual-spacing="false"/>
      <style:text-properties officeooo:paragraph-rsid="000bdf54"/>
    </style:style>
    <style:style style:name="P43" style:family="paragraph" style:parent-style-name="Text_20_body" style:list-style-name="L14">
      <style:paragraph-properties fo:margin-top="0cm" fo:margin-bottom="0cm" loext:contextual-spacing="false"/>
      <style:text-properties officeooo:paragraph-rsid="000bdf54"/>
    </style:style>
    <style:style style:name="P44" style:family="paragraph" style:parent-style-name="Text_20_body" style:list-style-name="L15">
      <style:paragraph-properties fo:margin-top="0cm" fo:margin-bottom="0cm" loext:contextual-spacing="false"/>
      <style:text-properties officeooo:paragraph-rsid="000bdf54"/>
    </style:style>
    <style:style style:name="P45" style:family="paragraph" style:parent-style-name="Text_20_body">
      <style:paragraph-properties fo:margin-top="0cm" fo:margin-bottom="0.499cm" loext:contextual-spacing="false"/>
      <style:text-properties style:font-name="Times newroman" fo:font-size="14pt" officeooo:rsid="0007e99a" officeooo:paragraph-rsid="000bdf54" style:font-size-asian="14pt" style:font-size-complex="14pt"/>
    </style:style>
    <style:style style:name="P46" style:family="paragraph" style:parent-style-name="Standard">
      <style:text-properties fo:font-weight="bold"/>
    </style:style>
    <style:style style:name="P47" style:family="paragraph" style:parent-style-name="Standard">
      <style:text-properties fo:font-weight="bold" officeooo:rsid="000ae3d5" officeooo:paragraph-rsid="000ae3d5" style:font-weight-asian="bold" style:font-weight-complex="bold"/>
    </style:style>
    <style:style style:name="P48" style:family="paragraph" style:parent-style-name="Standard">
      <style:text-properties style:font-name="sans-serif" fo:font-size="15pt"/>
    </style:style>
    <style:style style:name="P49" style:family="paragraph" style:parent-style-name="Standard">
      <style:text-properties style:font-name="Times newroman" fo:font-size="14pt" fo:font-weight="normal" officeooo:rsid="000e6040" officeooo:paragraph-rsid="000bdf54" style:font-size-asian="14pt" style:font-weight-asian="normal" style:font-size-complex="14pt" style:font-weight-complex="normal"/>
    </style:style>
    <style:style style:name="P50" style:family="paragraph" style:parent-style-name="Standard">
      <style:text-properties style:font-name="Times newroman" fo:font-size="14pt" fo:font-weight="normal" officeooo:rsid="000d7673" officeooo:paragraph-rsid="000bdf54" style:font-size-asian="14pt" style:font-weight-asian="normal" style:font-size-complex="14pt" style:font-weight-complex="normal"/>
    </style:style>
    <style:style style:name="P51" style:family="paragraph" style:parent-style-name="Standard">
      <style:text-properties style:font-name="Times newroman" fo:font-size="14pt" fo:font-weight="normal" officeooo:rsid="0007e99a" officeooo:paragraph-rsid="000bdf54" style:font-size-asian="14pt" style:font-weight-asian="normal" style:font-size-complex="14pt" style:font-weight-complex="normal"/>
    </style:style>
    <style:style style:name="P52" style:family="paragraph" style:parent-style-name="Standard">
      <style:text-properties style:font-name="Times newroman" fo:font-size="14pt" fo:font-weight="normal" officeooo:rsid="0012f487" officeooo:paragraph-rsid="000bdf54" style:font-size-asian="14pt" style:font-weight-asian="normal" style:font-size-complex="14pt" style:font-weight-complex="normal"/>
    </style:style>
    <style:style style:name="P53" style:family="paragraph" style:parent-style-name="Standard">
      <style:text-properties style:font-name="Times newroman" fo:font-size="14pt" fo:font-weight="normal" officeooo:rsid="000ca785" officeooo:paragraph-rsid="000bdf54" style:font-size-asian="14pt" style:font-weight-asian="normal" style:font-size-complex="14pt" style:font-weight-complex="normal"/>
    </style:style>
    <style:style style:name="P54" style:family="paragraph" style:parent-style-name="Standard">
      <style:text-properties style:font-name="Times newroman" fo:font-size="14pt" fo:font-weight="normal" officeooo:rsid="000d2f83" officeooo:paragraph-rsid="000bdf54" style:font-size-asian="14pt" style:font-weight-asian="normal" style:font-size-complex="14pt" style:font-weight-complex="normal"/>
    </style:style>
    <style:style style:name="P55" style:family="paragraph" style:parent-style-name="Standard">
      <style:text-properties style:font-name="Times newroman" fo:font-size="14pt" style:text-underline-style="solid" style:text-underline-width="auto" style:text-underline-color="font-color" officeooo:rsid="0007e99a" officeooo:paragraph-rsid="000bdf54" style:font-size-asian="14pt" style:font-size-complex="14pt"/>
    </style:style>
    <style:style style:name="P56" style:family="paragraph" style:parent-style-name="Standard">
      <style:text-properties style:font-name="Times newroman" fo:font-size="14pt" style:text-underline-style="solid" style:text-underline-width="auto" style:text-underline-color="font-color" officeooo:rsid="0009c2b5" officeooo:paragraph-rsid="000bdf54" style:font-size-asian="14pt" style:font-size-complex="14pt"/>
    </style:style>
    <style:style style:name="P57" style:family="paragraph" style:parent-style-name="Standard">
      <style:text-properties style:font-name="Times newroman" fo:font-size="14pt" style:text-underline-style="solid" style:text-underline-width="auto" style:text-underline-color="font-color" officeooo:rsid="000b947d" officeooo:paragraph-rsid="000bdf54" style:font-size-asian="14pt" style:font-size-complex="14pt"/>
    </style:style>
    <style:style style:name="P58" style:family="paragraph" style:parent-style-name="Standard">
      <style:text-properties style:font-name="Times newroman" fo:font-size="14pt" style:text-underline-style="solid" style:text-underline-width="auto" style:text-underline-color="font-color" fo:font-weight="normal" officeooo:rsid="000ca785" officeooo:paragraph-rsid="000bdf54" style:font-size-asian="14pt" style:font-weight-asian="normal" style:font-size-complex="14pt" style:font-weight-complex="normal"/>
    </style:style>
    <style:style style:name="P59" style:family="paragraph" style:parent-style-name="Standard">
      <style:text-properties style:font-name="Times newroman" fo:font-size="14pt" style:text-underline-style="solid" style:text-underline-width="auto" style:text-underline-color="font-color" fo:font-weight="normal" officeooo:rsid="000e6040" officeooo:paragraph-rsid="000bdf54" style:font-size-asian="14pt" style:font-weight-asian="normal" style:font-size-complex="14pt" style:font-weight-complex="normal"/>
    </style:style>
    <style:style style:name="P60" style:family="paragraph" style:parent-style-name="Standard">
      <style:text-properties style:font-name="Times newroman" fo:font-size="14pt" style:text-underline-style="solid" style:text-underline-width="auto" style:text-underline-color="font-color" fo:font-weight="normal" officeooo:rsid="000d2f83" officeooo:paragraph-rsid="000bdf54" style:font-size-asian="14pt" style:font-weight-asian="normal" style:font-size-complex="14pt" style:font-weight-complex="normal"/>
    </style:style>
    <style:style style:name="P61" style:family="paragraph" style:parent-style-name="Standard">
      <style:text-properties style:font-name="Times newroman" fo:font-size="14pt" officeooo:rsid="0007e99a" officeooo:paragraph-rsid="000bdf54" style:font-size-asian="14pt" style:font-size-complex="14pt"/>
    </style:style>
    <style:style style:name="P62" style:family="paragraph" style:parent-style-name="Standard">
      <style:text-properties officeooo:rsid="0007e99a" officeooo:paragraph-rsid="000bdf54"/>
    </style:style>
    <style:style style:name="P63" style:family="paragraph" style:parent-style-name="Standard">
      <style:text-properties fo:font-size="12pt" fo:font-weight="normal" officeooo:rsid="000ca785" officeooo:paragraph-rsid="000bdf54" style:font-size-asian="12pt" style:font-weight-asian="normal" style:font-size-complex="12pt" style:font-weight-complex="normal"/>
    </style:style>
    <style:style style:name="P64" style:family="paragraph" style:parent-style-name="Standard">
      <style:text-properties fo:font-size="12pt" fo:font-weight="normal" officeooo:rsid="000d7673" officeooo:paragraph-rsid="000bdf54" style:font-size-asian="12pt" style:font-weight-asian="normal" style:font-size-complex="12pt" style:font-weight-complex="normal"/>
    </style:style>
    <style:style style:name="P65" style:family="paragraph" style:parent-style-name="Standard">
      <style:text-properties officeooo:paragraph-rsid="000e6dc3"/>
    </style:style>
    <style:style style:name="P66" style:family="paragraph" style:parent-style-name="Standard">
      <style:text-properties officeooo:rsid="00131a66" officeooo:paragraph-rsid="000e6dc3"/>
    </style:style>
    <style:style style:name="P67" style:family="paragraph" style:parent-style-name="Standard">
      <style:text-properties officeooo:rsid="00144f50" officeooo:paragraph-rsid="000e6dc3"/>
    </style:style>
    <style:style style:name="P68" style:family="paragraph" style:parent-style-name="Standard">
      <style:text-properties officeooo:rsid="0014b570" officeooo:paragraph-rsid="000e6dc3"/>
    </style:style>
    <style:style style:name="P69" style:family="paragraph" style:parent-style-name="Standard">
      <style:text-properties officeooo:rsid="000e6dc3" officeooo:paragraph-rsid="000e6dc3"/>
    </style:style>
    <style:style style:name="P70" style:family="paragraph" style:parent-style-name="Standard">
      <style:paragraph-properties fo:margin-top="0cm" fo:margin-bottom="0.499cm" loext:contextual-spacing="false"/>
    </style:style>
    <style:style style:name="P71" style:family="paragraph" style:parent-style-name="Standard">
      <style:paragraph-properties fo:margin-left="0cm" fo:margin-right="0cm" fo:text-indent="0cm" style:auto-text-indent="false"/>
    </style:style>
    <style:style style:name="P72" style:family="paragraph" style:parent-style-name="Standard">
      <style:paragraph-properties fo:margin-left="0cm" fo:margin-right="0cm" fo:text-indent="0cm" style:auto-text-indent="false"/>
      <style:text-properties fo:font-variant="normal" fo:text-transform="none" fo:color="#000000" style:font-name="arial1" fo:font-size="12pt" fo:letter-spacing="normal" fo:font-style="normal" fo:font-weight="normal" fo:background-color="#ffffff"/>
    </style:style>
    <style:style style:name="P73" style:family="paragraph" style:parent-style-name="Table_20_Heading">
      <style:paragraph-properties fo:text-align="start" style:justify-single-word="false"/>
      <style:text-properties style:font-name="Times newroman" fo:font-size="14pt" officeooo:paragraph-rsid="000bdf54" style:font-size-asian="14pt" style:font-size-complex="14pt"/>
    </style:style>
    <style:style style:name="P74" style:family="paragraph" style:parent-style-name="Table_20_Heading">
      <style:paragraph-properties fo:margin-top="0cm" fo:margin-bottom="0.499cm" loext:contextual-spacing="false" fo:text-align="start" style:justify-single-word="false"/>
      <style:text-properties style:font-name="Times newroman" fo:font-size="14pt" officeooo:paragraph-rsid="000bdf54" style:font-size-asian="14pt" style:font-size-complex="14pt"/>
    </style:style>
    <style:style style:name="P75" style:family="paragraph" style:parent-style-name="Table_20_Heading">
      <style:paragraph-properties fo:margin-top="0cm" fo:margin-bottom="0.499cm" loext:contextual-spacing="false" fo:text-align="start" style:justify-single-word="false"/>
      <style:text-properties style:font-name="Times newroman" officeooo:paragraph-rsid="000bdf54"/>
    </style:style>
    <style:style style:name="P76" style:family="paragraph" style:parent-style-name="Quotations">
      <style:text-properties officeooo:paragraph-rsid="000bdf54"/>
    </style:style>
    <style:style style:name="P77" style:family="paragraph" style:parent-style-name="Heading_20_2">
      <style:text-properties style:font-name="Times newroman" fo:font-size="14pt" officeooo:paragraph-rsid="000bdf54" style:font-size-asian="14pt" style:font-size-complex="14pt"/>
    </style:style>
    <style:style style:name="P78" style:family="paragraph" style:parent-style-name="Heading_20_3">
      <style:text-properties style:font-name="Times newroman" fo:font-size="14pt" fo:font-weight="normal" officeooo:rsid="000d7673" officeooo:paragraph-rsid="000bdf54" style:font-size-asian="14pt" style:font-weight-asian="normal" style:font-size-complex="14pt" style:font-weight-complex="normal"/>
    </style:style>
    <style:style style:name="P79" style:family="paragraph" style:parent-style-name="Heading_20_3">
      <style:text-properties style:font-name="Times newroman" fo:font-size="14pt" officeooo:paragraph-rsid="000bdf54" style:font-size-asian="14pt" style:font-size-complex="14pt"/>
    </style:style>
    <style:style style:name="P80" style:family="paragraph" style:parent-style-name="Heading_20_3">
      <style:text-properties officeooo:paragraph-rsid="000bdf54"/>
    </style:style>
    <style:style style:name="P81" style:family="paragraph" style:parent-style-name="Heading_20_1">
      <style:text-properties style:font-name="Times newroman" fo:font-size="14pt" style:text-underline-style="solid" style:text-underline-width="auto" style:text-underline-color="font-color" fo:font-weight="normal" officeooo:rsid="0007e99a" officeooo:paragraph-rsid="000bdf54" style:font-size-asian="14pt" style:font-weight-asian="normal" style:font-size-complex="14pt" style:font-weight-complex="normal"/>
    </style:style>
    <style:style style:name="P82" style:family="paragraph" style:parent-style-name="Heading_20_1">
      <style:text-properties style:font-name="Times newroman" fo:font-size="14pt" style:text-underline-style="solid" style:text-underline-width="auto" style:text-underline-color="font-color" fo:font-weight="bold" officeooo:rsid="000d2f83" officeooo:paragraph-rsid="000bdf54" style:font-size-asian="14pt" style:font-weight-asian="bold" style:font-size-complex="14pt" style:font-weight-complex="bold"/>
    </style:style>
    <style:style style:name="P83" style:family="paragraph" style:parent-style-name="Heading_20_1">
      <style:text-properties style:font-name="Times newroman" fo:font-size="14pt" fo:font-weight="bold" officeooo:rsid="000d2f83" officeooo:paragraph-rsid="000bdf54" style:font-size-asian="14pt" style:font-weight-asian="bold" style:font-size-complex="14pt" style:font-weight-complex="bold"/>
    </style:style>
    <style:style style:name="P84" style:family="paragraph" style:parent-style-name="Heading_20_1">
      <style:text-properties officeooo:paragraph-rsid="000bdf54"/>
    </style:style>
    <style:style style:name="T1" style:family="text">
      <style:text-properties fo:font-size="14pt" style:font-size-asian="14pt" style:font-size-complex="14pt"/>
    </style:style>
    <style:style style:name="T2" style:family="text">
      <style:text-properties fo:font-weight="bold"/>
    </style:style>
    <style:style style:name="T3" style:family="text">
      <style:text-properties fo:font-weight="bold" officeooo:rsid="000b947d"/>
    </style:style>
    <style:style style:name="T4" style:family="text">
      <style:text-properties style:font-name="arial" fo:font-size="12pt"/>
    </style:style>
    <style:style style:name="T5" style:family="text">
      <style:text-properties style:font-name="Times newroman"/>
    </style:style>
    <style:style style:name="T6" style:family="text">
      <style:text-properties style:font-name="Times newroman" fo:font-size="14pt" style:font-size-asian="14pt" style:font-size-complex="14pt"/>
    </style:style>
    <style:style style:name="T7" style:family="text">
      <style:text-properties style:font-name="Times newroman" fo:font-size="14pt" fo:font-style="italic" style:font-size-asian="14pt" style:font-size-complex="14pt"/>
    </style:style>
    <style:style style:name="T8" style:family="text">
      <style:text-properties style:font-name="Times newroman" fo:font-size="14pt" fo:font-weight="normal" style:font-size-asian="14pt" style:font-weight-asian="normal" style:font-size-complex="14pt" style:font-weight-complex="normal"/>
    </style:style>
    <style:style style:name="T9" style:family="text">
      <style:text-properties style:font-name="Times newroman" fo:font-size="14pt" fo:font-weight="normal" officeooo:rsid="000e6040" style:font-size-asian="14pt" style:font-weight-asian="normal" style:font-size-complex="14pt" style:font-weight-complex="normal"/>
    </style:style>
    <style:style style:name="T10" style:family="text">
      <style:text-properties style:font-name="Times newroman" fo:font-size="14pt" fo:font-weight="normal" officeooo:rsid="000e6dc3" style:font-size-asian="14pt" style:font-weight-asian="normal" style:font-size-complex="14pt" style:font-weight-complex="normal"/>
    </style:style>
    <style:style style:name="T11" style:family="text">
      <style:text-properties style:font-name="Times newroman" fo:font-size="14pt" fo:font-weight="normal" officeooo:rsid="00131a66" style:font-size-asian="14pt" style:font-weight-asian="normal" style:font-size-complex="14pt" style:font-weight-complex="normal"/>
    </style:style>
    <style:style style:name="T12" style:family="text">
      <style:text-properties style:font-name="Times newroman" fo:font-size="14pt" fo:font-weight="normal" officeooo:rsid="001652da" style:font-size-asian="14pt" style:font-weight-asian="normal" style:font-size-complex="14pt" style:font-weight-complex="normal"/>
    </style:style>
    <style:style style:name="T13" style:family="text">
      <style:text-properties style:font-name="Times newroman" fo:font-size="14pt" fo:font-weight="bold" officeooo:rsid="000e6dc3" style:font-size-asian="14pt" style:font-weight-asian="bold" style:font-size-complex="14pt" style:font-weight-complex="bold"/>
    </style:style>
    <style:style style:name="T14" style:family="text">
      <style:text-properties style:font-name="Times newroman" fo:font-weight="bold"/>
    </style:style>
    <style:style style:name="T15" style:family="text">
      <style:text-properties officeooo:rsid="000e54fa"/>
    </style:style>
    <style:style style:name="T16" style:family="text">
      <style:text-properties officeooo:rsid="00149ddc"/>
    </style:style>
    <style:style style:name="T17" style:family="text">
      <style:text-properties officeooo:rsid="001558ad"/>
    </style:style>
    <style:style style:name="T18" style:family="text">
      <style:text-properties officeooo:rsid="001672d5"/>
    </style:style>
    <style:style style:name="T19" style:family="text">
      <style:text-properties officeooo:rsid="00091c58"/>
    </style:style>
    <style:style style:name="T20" style:family="text">
      <style:text-properties fo:font-style="italic"/>
    </style:style>
    <style:style style:name="T21" style:family="text">
      <style:text-properties officeooo:rsid="000b947d"/>
    </style:style>
    <style:style style:name="T22" style:family="text">
      <style:text-properties fo:color="#000000" style:font-name="arial1" fo:font-size="12pt"/>
    </style:style>
    <style:style style:name="T23" style:family="text">
      <style:text-properties officeooo:rsid="0014b570"/>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 text:c="57"/><text:span text:style-name="T1">Interview Quasions</text:span></text:p>
      <text:p text:style-name="P47"><text:span text:style-name="T1"/></text:p>
      <text:p text:style-name="P47"><text:span text:style-name="T1">These are the questions asked in sony interview.</text:span></text:p>
      <text:p text:style-name="Standard">............................................................................</text:p>
      <text:p text:style-name="Standard"/>
      <text:p text:style-name="Standard">1.Tell me brief introduction about yourself<text:line-break/>2.What are the steps you follow to compile the kernel for your board?<text:line-break/>3.What are the tools required to build the kernel images?<text:line-break/>4.If default config is not available than how you configure your kernel?<text:line-break/>5.What are the modification you did for kernel?<text:line-break/>6.What is device tree and what is the use of it?<text:line-break/>7.What is probe function and what exactly it contains?<text:line-break/>8.When probe invokes?<text:line-break/>9.Have you done bsp porting?<text:line-break/>10.If i have a custom new board and kernel doesn't have bsp for this new board than <text:line-break/>What are the steps you follow to port bsp and what modification you have to do in kernel?<text:line-break/><text:line-break/>11.Do you know the board configuration and machine configuration file for your target board?<text:line-break/>12.What is major &amp; minor number?<text:line-break/>13.Can we have same major number for more than one device file?<text:line-break/>14.If you developed a driver and want to compile with kernel than what you do?<text:line-break/>15.How to add &amp; where you add the driver into the kernel?<text:line-break/>16.If i want to make a new option in makemenuconfig to choose the driver entry point built in <text:line-break/>or module than which file you need to modify?<text:line-break/>17.How i2c protocol works?<text:line-break/>18.What are the i2c API you used in your project?<text:line-break/>19.How you read the data from rtc?<text:line-break/>20.Explain I2c framework in linux kernel.<text:line-break/>21.Diff between mutex and spinlock?<text:line-break/>22.What will happen if i used spinlock in single processor system.<text:line-break/>23.How spinlock works?<text:line-break/>24.If one proceess acquired spinlock and again another process want to acquire same spinlock <text:line-break/>than what happens with another process?<text:line-break/>25.Which one is better to use in interrupt handler spinlock or mutex?<text:line-break/>26.what is volatile keyword and what are the practical use of volatile?<text:line-break/>27.Can a variable be both volatile and const?<text:line-break/>28.How to check your os is 32bit or 64bit?<text:line-break/>29.What is structure padding and packing?<text:line-break/>30.How to find the size of structure without using sizeof?</text:p>
      <text:p text:style-name="P47"><text:span text:style-name="T1"/></text:p>
      <text:p text:style-name="P47"><text:span text:style-name="T1"><text:tab/><text:tab/>semaphore <text:tab/><text:tab/><text:tab/><text:tab/><text:tab/>mutex</text:span></text:p>
      <text:p text:style-name="P47"><text:span text:style-name="T1"/></text:p>
      <text:p text:style-name="P47"><text:span text:style-name="T1"/></text:p>
      <text:p text:style-name="P47"><text:span text:style-name="T1">basic<text:tab/><text:tab/>signalling<text:tab/><text:tab/><text:tab/><text:tab/><text:tab/>locking</text:span></text:p>
      <text:p text:style-name="P47"><text:span text:style-name="T1"/></text:p>
      <text:p text:style-name="P47"><text:span text:style-name="T1">existance<text:tab/>integervalue<text:tab/><text:tab/><text:tab/><text:tab/><text:tab/>object</text:span></text:p>
      <text:p text:style-name="P47"><text:span text:style-name="T1"/></text:p>
      <text:p text:style-name="P47"><text:span text:style-name="T1">func<text:tab/><text:tab/>it access multiple program threads<text:tab/><text:tab/>multiple threads in a process not simultaneous</text:span></text:p>
      <text:p text:style-name="P47"><text:span text:style-name="T1"><text:tab/><text:tab/>to access finite instance of resources</text:span></text:p>
      <text:p text:style-name="P47"><text:soft-page-break/><text:span text:style-name="T1"/></text:p>
      <text:p text:style-name="P47"><text:span text:style-name="T1">ownership<text:tab/>any process aquire and relse the resources<text:tab/>same mutex objct to relaese and lock</text:span></text:p>
      <text:p text:style-name="P47"><text:span text:style-name="T1"/></text:p>
      <text:p text:style-name="P47"><text:span text:style-name="T1">categarised<text:tab/>count and binary<text:tab/><text:tab/><text:tab/><text:tab/>not categartised</text:span></text:p>
      <text:p text:style-name="P47"><text:span text:style-name="T1"/></text:p>
      <text:p text:style-name="P47"><text:span text:style-name="T1">operations <text:s/><text:tab/>wait()-&gt;dec<text:tab/><text:tab/><text:tab/><text:tab/><text:tab/>count value</text:span></text:p>
      <text:p text:style-name="P47"><text:span text:style-name="T1"><text:tab/><text:tab/>post()-&gt;inc</text:span></text:p>
      <text:p text:style-name="P47"><text:span text:style-name="T1"/></text:p>
      <text:p text:style-name="P47"><text:span text:style-name="T1">used<text:tab/><text:tab/>can be used for process nd threds<text:tab/><text:tab/>only threads</text:span></text:p>
      <text:p text:style-name="P47"><text:span text:style-name="T1"/></text:p>
      <text:p text:style-name="P47"><text:span text:style-name="T1"/></text:p>
      <text:p text:style-name="P47"><text:span text:style-name="T1"/></text:p>
      <text:p text:style-name="P47"><text:span text:style-name="T1">*********************************************************************</text:span></text:p>
      <text:p text:style-name="P47"><text:span text:style-name="T1">process <text:s text:c="30"/>threads</text:span></text:p>
      <text:p text:style-name="P47"><text:span text:style-name="T1">1.more memeory<text:tab/><text:tab/><text:tab/><text:tab/>-&gt;less memeory(only stcak)</text:span></text:p>
      <text:p text:style-name="P47"><text:span text:style-name="T1">2.sharing info slow<text:tab/><text:tab/><text:tab/>-&gt;fast</text:span></text:p>
      <text:p text:style-name="P47"><text:span text:style-name="T1">3.contxt swticthing(ipc)<text:tab/><text:tab/><text:tab/>-&gt;fast(updating issues)</text:span></text:p>
      <text:p text:style-name="P47"><text:span text:style-name="T1">4.bug in one process cannot<text:tab/><text:tab/>-&gt;effcted</text:span></text:p>
      <text:p text:style-name="P47"><text:span text:style-name="T1">effct other</text:span></text:p>
      <text:p text:style-name="P47"><text:span text:style-name="T1">5.more cpu time<text:tab/><text:tab/><text:tab/><text:tab/>-&gt;less cpu</text:span></text:p>
      <text:p text:style-name="P47"><text:span text:style-name="T1"/></text:p>
      <text:p text:style-name="P47"><text:span text:style-name="T1">******************************************************************</text:span></text:p>
      <text:p text:style-name="P47"><text:span text:style-name="T1">pipe<text:tab/><text:tab/><text:tab/>fifo<text:tab/><text:tab/><text:tab/><text:tab/><text:tab/>msq queues</text:span></text:p>
      <text:p text:style-name="P47"><text:span text:style-name="T1"/></text:p>
      <text:p text:style-name="P47"><text:span text:style-name="T1">1.related proesss<text:tab/>unrealted</text:span></text:p>
      <text:p text:style-name="P47"><text:span text:style-name="T1">2.file system<text:tab/><text:tab/>kernel</text:span></text:p>
      <text:p text:style-name="P47"><text:span text:style-name="T1">3.shutown lost data<text:tab/>data stored<text:tab/><text:tab/><text:tab/><text:tab/>fulld uplex</text:span></text:p>
      <text:p text:style-name="P47"><text:span text:style-name="T1">4.read nd write<text:tab/><text:tab/>open,read.<text:tab/><text:tab/><text:tab/><text:tab/>msgrcv,msgsnd</text:span></text:p>
      <text:p text:style-name="P47"><text:span text:style-name="T1">5.<text:tab/><text:tab/><text:tab/>stream based<text:tab/><text:tab/><text:tab/><text:tab/>packet based<text:tab/></text:span></text:p>
      <text:p text:style-name="P47"><text:span text:style-name="T1">6<text:tab/><text:tab/><text:tab/>word by word<text:tab/><text:tab/><text:tab/><text:tab/>total string</text:span></text:p>
      <text:p text:style-name="P47"><text:span text:style-name="T1"><text:tab/><text:tab/><text:tab/>half duplex</text:span></text:p>
      <text:p text:style-name="P47"><text:span text:style-name="T1"/></text:p>
      <text:p text:style-name="P47"><text:span text:style-name="T1">*******************************************************************************</text:span></text:p>
      <text:p text:style-name="P47"><text:span text:style-name="T1">basic i/o calls<text:tab/><text:tab/><text:tab/><text:tab/><text:tab/>standars</text:span></text:p>
      <text:p text:style-name="P47"><text:span text:style-name="T1">1.universal calls<text:tab/><text:tab/><text:tab/><text:tab/>buffered calls</text:span></text:p>
      <text:p text:style-name="P47"><text:span text:style-name="T1">2.operates on fd<text:tab/><text:tab/><text:tab/><text:tab/>opetres on file pointers</text:span></text:p>
      <text:p text:style-name="P47"><text:span text:style-name="T1">3.used to snd request to kernel.<text:tab/><text:tab/>used basic i/o calls internall</text:span></text:p>
      <text:p text:style-name="P47"><text:span text:style-name="T1">4.opertes on normal fies,device files etc<text:tab/>normal file</text:span></text:p>
      <text:p text:style-name="P47"><text:span text:style-name="T1"/></text:p>
      <text:p text:style-name="P47"><text:span text:style-name="T1">********************************************************************************</text:span></text:p>
      <text:p text:style-name="P47"><text:span text:style-name="T1">fork<text:tab/><text:tab/><text:tab/><text:tab/><text:tab/><text:tab/>vfork</text:span></text:p>
      <text:p text:style-name="P47"><text:soft-page-break/><text:span text:style-name="T1">1.only reads data<text:tab/><text:tab/><text:tab/><text:tab/>read and writes</text:span></text:p>
      <text:p text:style-name="P47"><text:span text:style-name="T1">2.no wite on copy tech<text:tab/><text:tab/><text:tab/><text:tab/>write on copy tech used</text:span></text:p>
      <text:p text:style-name="P47"><text:span text:style-name="T1">3.two user and two pcbs<text:tab/><text:tab/><text:tab/><text:tab/>two user and one pcb</text:span></text:p>
      <text:p text:style-name="P47"><text:span text:style-name="T1">*****************************************************************************</text:span></text:p>
      <text:p text:style-name="P47"><text:span text:style-name="T1"/></text:p>
      <text:p text:style-name="P47"><text:span text:style-name="T1"/></text:p>
      <text:p text:style-name="P47"><text:span text:style-name="T1"/></text:p>
      <text:p text:style-name="P47"><text:span text:style-name="T1"/></text:p>
      <text:p text:style-name="P47"><text:span text:style-name="T1"><text:tab/>i2c <text:s text:c="36"/>spi</text:span></text:p>
      <text:p text:style-name="P47"><text:span text:style-name="T1"><text:tab/>ack<text:tab/><text:tab/><text:tab/><text:tab/><text:tab/>no ack</text:span></text:p>
      <text:p text:style-name="P47"><text:span text:style-name="T1"><text:tab/>fullduplex<text:tab/><text:tab/><text:tab/><text:tab/>half duplex</text:span></text:p>
      <text:p text:style-name="P47"><text:span text:style-name="T1"><text:tab/>less speed 5 mbps<text:tab/><text:tab/><text:tab/>more speed 10 mbps</text:span></text:p>
      <text:p text:style-name="P47"><text:span text:style-name="T1"><text:tab/>less hardware<text:tab/><text:tab/><text:tab/><text:tab/>more</text:span></text:p>
      <text:p text:style-name="P47"><text:span text:style-name="T1"><text:tab/>multi master and multislave<text:tab/><text:tab/>singnle master and multi slave</text:span></text:p>
      <text:p text:style-name="P47"><text:span text:style-name="T1"><text:tab/>no of bits limited(8)<text:tab/><text:tab/><text:tab/>no limit </text:span></text:p>
      <text:p text:style-name="P47"><text:span text:style-name="T1"/></text:p>
      <text:p text:style-name="P47"><text:span text:style-name="T1"/></text:p>
      <text:p text:style-name="P47"><text:span text:style-name="T1">*****************************************************************************************</text:span></text:p>
      <text:p text:style-name="P47"><text:span text:style-name="T1"/></text:p>
      <text:p text:style-name="P47"><text:span text:style-name="T1">storage classes:</text:span></text:p>
      <text:p text:style-name="P47"><text:span text:style-name="T1"/></text:p>
      <text:p text:style-name="P47"><text:span text:style-name="T1"><text:tab/><text:tab/>varibales<text:tab/>segmnt <text:tab/><text:tab/>lifetim <text:tab/>krywork <text:tab/>inival<text:tab/><text:tab/>scope</text:span></text:p>
      <text:p text:style-name="P47"><text:span text:style-name="T1">auto <text:tab/><text:tab/>local<text:tab/><text:tab/>stack<text:tab/><text:tab/>func invo and<text:tab/>auto <text:tab/><text:tab/>garbage<text:tab/><text:tab/>func</text:span></text:p>
      <text:p text:style-name="P47"><text:span text:style-name="T1"/></text:p>
      <text:p text:style-name="P47"><text:span text:style-name="T1"/></text:p>
      <text:p text:style-name="P47"><text:span text:style-name="T1"/></text:p>
      <text:p text:style-name="P47"><text:span text:style-name="T1"/></text:p>
      <text:p text:style-name="P47"><text:span text:style-name="T1">global<text:tab/><text:tab/>global<text:tab/><text:tab/>bss,data<text:tab/>thruh fuc<text:tab/>--<text:tab/><text:tab/>zeros<text:tab/><text:tab/>program</text:span></text:p>
      <text:p text:style-name="P47"><text:span text:style-name="T1"/></text:p>
      <text:p text:style-name="P47"><text:span text:style-name="T1">ststic<text:tab/><text:tab/>loclnd glbl<text:tab/>dats bss stack<text:tab/>" <text:s/>"<text:tab/><text:tab/>static <text:tab/><text:tab/>zeros<text:tab/><text:tab/>file</text:span></text:p>
      <text:p text:style-name="P47"><text:span text:style-name="T1"/></text:p>
      <text:p text:style-name="P47"><text:span text:style-name="T1">register<text:tab/>cpu<text:tab/><text:tab/><text:tab/><text:tab/><text:tab/><text:tab/>register<text:tab/>--<text:tab/><text:tab/> block</text:span></text:p>
      <text:p text:style-name="P47"><text:span text:style-name="T1"/></text:p>
      <text:p text:style-name="P47"><text:span text:style-name="T1"/></text:p>
      <text:p text:style-name="P47"><text:span text:style-name="T1"/></text:p>
      <text:p text:style-name="P47"><text:span text:style-name="T1">*******************************************************************************************</text:span></text:p>
      <text:p text:style-name="P47"><text:span text:style-name="T1">txt,data,bss ,heap and stck</text:span></text:p>
      <text:p text:style-name="P47"><text:span text:style-name="T1">txt:insructiond for mul fuvc</text:span></text:p>
      <text:p text:style-name="P47"><text:span text:style-name="T1">dats:global initialed</text:span></text:p>
      <text:p text:style-name="P47"><text:soft-page-break/><text:span text:style-name="T1">bss:uninitialesed</text:span></text:p>
      <text:p text:style-name="P47"><text:span text:style-name="T1">heap:dma(calloc,malloc and relloc)</text:span></text:p>
      <text:p text:style-name="P47"><text:span text:style-name="T1">stack:loacl var,linkage info,function argumnts</text:span></text:p>
      <text:p text:style-name="P47"><text:span text:style-name="T1"/></text:p>
      <text:p text:style-name="P47"><text:span text:style-name="T1"/></text:p>
      <text:p text:style-name="P47"><text:span text:style-name="T1">****************************************************************************</text:span></text:p>
      <text:p text:style-name="P47"><text:span text:style-name="T1"/></text:p>
      <text:p text:style-name="P47"><text:span text:style-name="T1"/></text:p>
      <text:p text:style-name="P47"><text:span text:style-name="T1">user<text:tab/><text:tab/><text:tab/><text:tab/><text:tab/>kernel</text:span></text:p>
      <text:p text:style-name="P47"><text:span text:style-name="T1">main<text:tab/><text:tab/><text:tab/><text:tab/><text:tab/>multiple</text:span></text:p>
      <text:p text:style-name="P47"><text:span text:style-name="T1">function execution stop<text:tab/><text:tab/><text:tab/>wait for h/w,external or driver</text:span></text:p>
      <text:p text:style-name="P47"><text:span text:style-name="T1">predefined printf<text:tab/><text:tab/><text:tab/>varlog/sys/log</text:span></text:p>
      <text:p text:style-name="P47"><text:span text:style-name="T1"/></text:p>
      <text:p text:style-name="P47"><text:span text:style-name="T1">************************************************************</text:span></text:p>
      <text:p text:style-name="P47"><text:span text:style-name="T1">macros: <text:s text:c="28"/>inline:</text:span></text:p>
      <text:p text:style-name="P47"><text:span text:style-name="T1">1.substituion of defination <text:s text:c="10"/>1.it is a defination</text:span></text:p>
      <text:p text:style-name="P47"><text:span text:style-name="T1">2.interpretation performed in <text:s text:c="8"/>2.preprocessor stage</text:span></text:p>
      <text:p text:style-name="P47"><text:span text:style-name="T1">compler</text:span></text:p>
      <text:p text:style-name="P47"><text:span text:style-name="T1">3.scope rule<text:tab/><text:tab/> <text:tab/> <text:s text:c="5"/>3.no scope rule</text:span></text:p>
      <text:p text:style-name="P47"><text:span text:style-name="T1">4.limited to given symbolic names <text:s text:c="4"/>4.values</text:span></text:p>
      <text:p text:style-name="P47"><text:span text:style-name="T1">to types only</text:span></text:p>
      <text:p text:style-name="P47"><text:span text:style-name="T1">********************************************************</text:span></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makemenu config-&gt;tke i/p from kconfig and reate .config</text:span></text:p>
      <text:p text:style-name="P47"><text:span text:style-name="T1">make-&gt;* creates kernrl</text:span></text:p>
      <text:p text:style-name="P47"><text:span text:style-name="T1">make module-&gt;mosule cretes</text:span></text:p>
      <text:p text:style-name="P47"><text:span text:style-name="T1">make install-&gt;grub updation and new kernel /boot</text:span></text:p>
      <text:p text:style-name="P47"><text:span text:style-name="T1">make module_install-&gt;path */lib/kernla name</text:span></text:p>
      <text:p text:style-name="P47"><text:span text:style-name="T1"/></text:p>
      <text:p text:style-name="P47"><text:span text:style-name="T1">*********************************************************************</text:span></text:p>
      <text:p text:style-name="P47"><text:span text:style-name="T1">pipes</text:span></text:p>
      <text:p text:style-name="P47"><text:span text:style-name="T1">fifos</text:span></text:p>
      <text:p text:style-name="P47"><text:span text:style-name="T1">msgques</text:span></text:p>
      <text:p text:style-name="P47"><text:span text:style-name="T1">semaphors</text:span></text:p>
      <text:p text:style-name="P47"><text:span text:style-name="T1">shared memeory</text:span></text:p>
      <text:p text:style-name="P47"><text:span text:style-name="T1">virtual memory</text:span></text:p>
      <text:p text:style-name="P47"><text:span text:style-name="T1">fork vfork</text:span></text:p>
      <text:p text:style-name="P47"><text:span text:style-name="T1"/></text:p>
      <text:p text:style-name="P47"><text:span text:style-name="T1"><text:tab/><text:tab/><text:tab/><text:tab/><text:tab/></text:span></text:p>
      <text:p text:style-name="P47"><text:soft-page-break/><text:span text:style-name="T1">pipes:</text:span></text:p>
      <text:p text:style-name="P47"><text:span text:style-name="T1"><text:tab/><text:tab/><text:tab/>read[0]<text:tab/><text:tab/><text:tab/><text:tab/>write[0]</text:span></text:p>
      <text:p text:style-name="P47"><text:span text:style-name="T1"><text:tab/><text:tab/><text:tab/><text:tab/>-------------------------&gt;</text:span></text:p>
      <text:p text:style-name="P47"><text:span text:style-name="T1"><text:tab/><text:tab/><text:tab/>write[1]<text:tab/><text:tab/><text:tab/>read[1]</text:span></text:p>
      <text:p text:style-name="P47"><text:span text:style-name="T1"/></text:p>
      <text:p text:style-name="P47"><text:span text:style-name="T1">half duplex:</text:span></text:p>
      <text:p text:style-name="P47"><text:span text:style-name="T1"/></text:p>
      <text:p text:style-name="P47"><text:span text:style-name="T1">int fds[2];</text:span></text:p>
      <text:p text:style-name="P47"><text:span text:style-name="T1">pipe(fds);</text:span></text:p>
      <text:p text:style-name="P47"><text:span text:style-name="T1">id=fork();</text:span></text:p>
      <text:p text:style-name="P47"><text:span text:style-name="T1">if{id==0}</text:span></text:p>
      <text:p text:style-name="P47"><text:span text:style-name="T1">{</text:span></text:p>
      <text:p text:style-name="P47"><text:span text:style-name="T1"><text:tab/>close fds[0];</text:span></text:p>
      <text:p text:style-name="P47"><text:span text:style-name="T1"><text:tab/>write(fds[1],buf,strlen(buf));</text:span></text:p>
      <text:p text:style-name="P47"><text:span text:style-name="T1"><text:tab/>scanf("%s",buf);</text:span></text:p>
      <text:p text:style-name="P47"><text:span text:style-name="T1">}</text:span></text:p>
      <text:p text:style-name="P47"><text:span text:style-name="T1">else</text:span></text:p>
      <text:p text:style-name="P47"><text:span text:style-name="T1">{</text:span></text:p>
      <text:p text:style-name="P47"><text:span text:style-name="T1"><text:tab/>close fds[1];</text:span></text:p>
      <text:p text:style-name="P47"><text:span text:style-name="T1"><text:tab/>read(fd[0],buf,20)</text:span></text:p>
      <text:p text:style-name="P47"><text:span text:style-name="T1"><text:tab/>printf("%s",buf);</text:span></text:p>
      <text:p text:style-name="P47"><text:span text:style-name="T1"/></text:p>
      <text:p text:style-name="P47"><text:span text:style-name="T1">}</text:span></text:p>
      <text:p text:style-name="P47"><text:span text:style-name="T1"/></text:p>
      <text:p text:style-name="P47"><text:span text:style-name="T1"/></text:p>
      <text:p text:style-name="P47"><text:span text:style-name="T1">*********************************</text:span></text:p>
      <text:p text:style-name="P47"><text:span text:style-name="T1">named pipes:</text:span></text:p>
      <text:p text:style-name="P47"><text:span text:style-name="T1"><text:tab/><text:tab/><text:tab/>client---------&gt;srvfifo--------&gt;server---&gt;</text:span></text:p>
      <text:p text:style-name="P47"><text:span text:style-name="T1"/></text:p>
      <text:p text:style-name="P47"><text:span text:style-name="T1"><text:tab/><text:tab/><text:tab/>client&lt;---------clififo&lt;--------server(toogle)&lt;----</text:span></text:p>
      <text:p text:style-name="P47"><text:span text:style-name="T1"/></text:p>
      <text:p text:style-name="P47"><text:span text:style-name="T1"/></text:p>
      <text:p text:style-name="P47"><text:span text:style-name="T1">srvfd=open("srvfifo",O_creat|0642);<text:tab/><text:tab/><text:tab/>srvfd=open("clififo",0642);</text:span></text:p>
      <text:p text:style-name="P47"><text:span text:style-name="T1">if(fd&lt;0)<text:tab/><text:tab/><text:tab/><text:tab/><text:tab/><text:tab/>write(srvfd,buf,strlenbuf);</text:span></text:p>
      <text:p text:style-name="P47"><text:span text:style-name="T1"><text:tab/>error;<text:tab/><text:tab/><text:tab/><text:tab/><text:tab/><text:tab/>scanf("%s",buf);</text:span></text:p>
      <text:p text:style-name="P47"><text:span text:style-name="T1">mkfifo("srvfifo",0642);</text:span></text:p>
      <text:p text:style-name="P47"><text:span text:style-name="T1">read(srvfd,buf,20);</text:span></text:p>
      <text:p text:style-name="P47"><text:span text:style-name="T1">toogle:</text:span></text:p>
      <text:p text:style-name="P47"><text:span text:style-name="T1"><text:tab/><text:tab/><text:tab/><text:tab/><text:tab/><text:tab/><text:tab/><text:tab/>mkfifo("clififo",0642</text:span></text:p>
      <text:p text:style-name="P47"><text:span text:style-name="T1"><text:tab/><text:tab/><text:tab/><text:tab/><text:tab/><text:tab/><text:tab/><text:tab/>srvfd=open("clififo",O_RDONLY);</text:span></text:p>
      <text:p text:style-name="P47"><text:span text:style-name="T1">clifd=open("clififo",O_WRONLY);</text:span></text:p>
      <text:p text:style-name="P47"><text:span text:style-name="T1">printf("%s\n",srvbuf);</text:span></text:p>
      <text:p text:style-name="P47"><text:span text:style-name="T1">if(clifd&gt;0)</text:span></text:p>
      <text:p text:style-name="P47"><text:soft-page-break/><text:span text:style-name="T1">{</text:span></text:p>
      <text:p text:style-name="P47"><text:span text:style-name="T1"><text:tab/>printf("opended suucessfully\n");</text:span></text:p>
      <text:p text:style-name="P47"><text:span text:style-name="T1"><text:tab/></text:span></text:p>
      <text:p text:style-name="P47"><text:span text:style-name="T1">}</text:span></text:p>
      <text:p text:style-name="P47"><text:span text:style-name="T1">write(clifd,srvbuf,srvfd);</text:span></text:p>
      <text:p text:style-name="P47"><text:span text:style-name="T1">printf("sending response")</text:span></text:p>
      <text:p text:style-name="P47"><text:span text:style-name="T1"/></text:p>
      <text:p text:style-name="P47"><text:span text:style-name="T1"><text:tab/><text:tab/><text:tab/><text:tab/><text:tab/><text:tab/><text:tab/><text:tab/>read(clifd,srvbuf,20);</text:span></text:p>
      <text:p text:style-name="P47"><text:span text:style-name="T1"><text:tab/><text:tab/><text:tab/><text:tab/><text:tab/><text:tab/><text:tab/><text:tab/>printf("%s\n",srvbuf);</text:span></text:p>
      <text:p text:style-name="P47"><text:span text:style-name="T1"><text:tab/><text:tab/><text:tab/><text:tab/><text:tab/><text:tab/><text:tab/><text:tab/>printf("response of serer\n");</text:span></text:p>
      <text:p text:style-name="P47"><text:span text:style-name="T1"/></text:p>
      <text:p text:style-name="P47"><text:span text:style-name="T1"/></text:p>
      <text:p text:style-name="P47"><text:span text:style-name="T1"/></text:p>
      <text:p text:style-name="P47"><text:span text:style-name="T1"/></text:p>
      <text:p text:style-name="P47"><text:span text:style-name="T1">********************************************************</text:span></text:p>
      <text:p text:style-name="P47"><text:span text:style-name="T1"/></text:p>
      <text:p text:style-name="P47"><text:span text:style-name="T1">msq queue:</text:span></text:p>
      <text:p text:style-name="P47"><text:span text:style-name="T1"/></text:p>
      <text:p text:style-name="P47"><text:span text:style-name="T1">assoactiated wit key</text:span></text:p>
      <text:p text:style-name="P47"><text:span text:style-name="T1"/></text:p>
      <text:p text:style-name="P47"><text:span text:style-name="T1">main()</text:span></text:p>
      <text:p text:style-name="P47"><text:span text:style-name="T1">{</text:span></text:p>
      <text:p text:style-name="P47"><text:span text:style-name="T1">int msgid;</text:span></text:p>
      <text:p text:style-name="P47"><text:span text:style-name="T1">char rxmsg[20],txmsg[20];</text:span></text:p>
      <text:p text:style-name="P47"><text:span text:style-name="T1">msgid=msgget(KEY,0642|IPC_CREAT);</text:span></text:p>
      <text:p text:style-name="P47"><text:span text:style-name="T1">if(msgid&lt;0)</text:span></text:p>
      <text:p text:style-name="P47"><text:span text:style-name="T1">{</text:span></text:p>
      <text:p text:style-name="P47"><text:span text:style-name="T1"/></text:p>
      <text:p text:style-name="P47"><text:span text:style-name="T1">printf("no msgqueue\n");</text:span></text:p>
      <text:p text:style-name="P47"><text:span text:style-name="T1">return 1;</text:span></text:p>
      <text:p text:style-name="P47"><text:span text:style-name="T1">}</text:span></text:p>
      <text:p text:style-name="P47"><text:span text:style-name="T1">else</text:span></text:p>
      <text:p text:style-name="P47"><text:span text:style-name="T1">{</text:span></text:p>
      <text:p text:style-name="P47"><text:span text:style-name="T1"/></text:p>
      <text:p text:style-name="P47"><text:span text:style-name="T1">printf("opened msgqueue %d\n",msgid);</text:span></text:p>
      <text:p text:style-name="P47"><text:span text:style-name="T1">}</text:span></text:p>
      <text:p text:style-name="P47"><text:span text:style-name="T1">msgrcv(msgid,rxmsg,20,SRV_MSG_TYPE,NULL);</text:span></text:p>
      <text:p text:style-name="P47"><text:span text:style-name="T1">memcpy(txmsg,rxmsg+4,4+strlen(txmsg+4)+1);</text:span></text:p>
      <text:p text:style-name="P47"><text:span text:style-name="T1">msgsnd(msgid,txmsg,4+strlen(txmsg+4)+1,NULL);</text:span></text:p>
      <text:p text:style-name="P47"><text:span text:style-name="T1"/></text:p>
      <text:p text:style-name="P47"><text:span text:style-name="T1">}</text:span></text:p>
      <text:p text:style-name="P47"><text:span text:style-name="T1"/></text:p>
      <text:p text:style-name="P47"><text:span text:style-name="T1">****</text:span></text:p>
      <text:p text:style-name="P47"><text:span text:style-name="T1">cli</text:span></text:p>
      <text:p text:style-name="P47"><text:span text:style-name="T1">main()</text:span></text:p>
      <text:p text:style-name="P47"><text:soft-page-break/><text:span text:style-name="T1">{</text:span></text:p>
      <text:p text:style-name="P47"><text:span text:style-name="T1"/></text:p>
      <text:p text:style-name="P47"><text:span text:style-name="T1">int msgid,*msghdr;</text:span></text:p>
      <text:p text:style-name="P47"><text:span text:style-name="T1">char rxmsg[20],txmsg[20];</text:span></text:p>
      <text:p text:style-name="P47"><text:span text:style-name="T1">msgid=msgget(KEY,0);</text:span></text:p>
      <text:p text:style-name="P47"><text:span text:style-name="T1">msgsnd(msgid,txmsg,8+strlen(txmsg+8),NULL);;</text:span></text:p>
      <text:p text:style-name="P47"><text:span text:style-name="T1">msghdr[0]=SRV_MSG_TYPE;</text:span></text:p>
      <text:p text:style-name="P47"><text:span text:style-name="T1">msghdr[1]=getpid();</text:span></text:p>
      <text:p text:style-name="P47"><text:span text:style-name="T1">scanf("%s",txmsg);</text:span></text:p>
      <text:p text:style-name="P47"><text:span text:style-name="T1">msgsnd(msgid,txmsg,8+strlen(txmsg+8),NULL);</text:span></text:p>
      <text:p text:style-name="P47"><text:span text:style-name="T1">msgrcv(msgid,rxmsg,20,getpid,NULL);</text:span></text:p>
      <text:p text:style-name="P47"><text:span text:style-name="T1">printf("%s",rxmsg+4);</text:span></text:p>
      <text:p text:style-name="P47"><text:span text:style-name="T1"/></text:p>
      <text:p text:style-name="P47"><text:span text:style-name="T1"/></text:p>
      <text:p text:style-name="P47"><text:span text:style-name="T1"/></text:p>
      <text:p text:style-name="P47"><text:span text:style-name="T1"/></text:p>
      <text:p text:style-name="P47"><text:span text:style-name="T1">}</text:span></text:p>
      <text:p text:style-name="P47"><text:span text:style-name="T1">**************************************************************</text:span></text:p>
      <text:p text:style-name="P47"><text:span text:style-name="T1"/></text:p>
      <text:p text:style-name="P47"><text:span text:style-name="T1"/></text:p>
      <text:p text:style-name="P47"><text:span text:style-name="T1"/></text:p>
      <text:p text:style-name="P47"><text:span text:style-name="T1">semaphores:</text:span></text:p>
      <text:p text:style-name="P47"><text:span text:style-name="T1">server::</text:span></text:p>
      <text:p text:style-name="P47"><text:span text:style-name="T1">#include&lt;stdio.h&gt;</text:span></text:p>
      <text:p text:style-name="P47"><text:span text:style-name="T1">#include&lt;fcntl.h&gt;</text:span></text:p>
      <text:p text:style-name="P47"><text:span text:style-name="T1">#include&lt;unistd.h&gt;</text:span></text:p>
      <text:p text:style-name="P47"><text:span text:style-name="T1">#include &lt;sys/ipc.h&gt;</text:span></text:p>
      <text:p text:style-name="P47"><text:span text:style-name="T1">#include &lt;sys/shm.h&gt;</text:span></text:p>
      <text:p text:style-name="P47"><text:span text:style-name="T1">#include &lt;sys/types.h&gt;</text:span></text:p>
      <text:p text:style-name="P47"><text:span text:style-name="T1">#include &lt;sys/sem.h&gt;</text:span></text:p>
      <text:p text:style-name="P47"><text:span text:style-name="T1"/></text:p>
      <text:p text:style-name="P47"><text:span text:style-name="T1">#define KEY 192112</text:span></text:p>
      <text:p text:style-name="P47"><text:span text:style-name="T1">void togglecase(char *addr);</text:span></text:p>
      <text:p text:style-name="P47"><text:span text:style-name="T1">main()</text:span></text:p>
      <text:p text:style-name="P47"><text:span text:style-name="T1">{</text:span></text:p>
      <text:p text:style-name="P47"><text:span text:style-name="T1"><text:tab/>int semid,shmid;</text:span></text:p>
      <text:p text:style-name="P47"><text:span text:style-name="T1"><text:tab/>struct sembuf *smop;</text:span></text:p>
      <text:p text:style-name="P47"><text:span text:style-name="T1"><text:tab/></text:span></text:p>
      <text:p text:style-name="P47"><text:span text:style-name="T1"><text:tab/>char *addr;</text:span></text:p>
      <text:p text:style-name="P47"><text:span text:style-name="T1"><text:tab/>shmid=shmget(KEY,512,IPC_CREAT|0660);</text:span></text:p>
      <text:p text:style-name="P47"><text:span text:style-name="T1"><text:tab/>addr=shmat(shmid,NULL,0);</text:span></text:p>
      <text:p text:style-name="P47"><text:span text:style-name="T1"><text:tab/>semid=semget(KEY,1,IPC_CREAT|0660);</text:span></text:p>
      <text:p text:style-name="P47"><text:span text:style-name="T1"><text:tab/>semctl(semid,0,SETVAL,0);</text:span></text:p>
      <text:p text:style-name="P47"><text:span text:style-name="T1"><text:tab/>semctl(semid,1,SETVAL,0);</text:span></text:p>
      <text:p text:style-name="P47"><text:span text:style-name="T1"><text:tab/>smop[0].sem_num=0;</text:span></text:p>
      <text:p text:style-name="P47"><text:soft-page-break/><text:span text:style-name="T1"><text:tab/>smop[0].sem_op=-1;</text:span></text:p>
      <text:p text:style-name="P47"><text:span text:style-name="T1"><text:tab/>//smop[0].sem_flags=0;</text:span></text:p>
      <text:p text:style-name="P47"><text:span text:style-name="T1"><text:tab/>semop(semid,&amp;smop,1);</text:span></text:p>
      <text:p text:style-name="P47"><text:span text:style-name="T1"><text:tab/>printf("%s",addr);</text:span></text:p>
      <text:p text:style-name="P47"><text:span text:style-name="T1"><text:tab/>togglecase(addr+256);</text:span></text:p>
      <text:p text:style-name="P47"><text:span text:style-name="T1"><text:tab/>smop[1].sem_num=1;</text:span></text:p>
      <text:p text:style-name="P47"><text:span text:style-name="T1"><text:tab/>smop[1].sem_op=1;</text:span></text:p>
      <text:p text:style-name="P47"><text:span text:style-name="T1"><text:tab/>//[1].sem_flag=0;</text:span></text:p>
      <text:p text:style-name="P47"><text:span text:style-name="T1"><text:tab/>semop(semid,&amp;smop,1);</text:span></text:p>
      <text:p text:style-name="P47"><text:span text:style-name="T1"/></text:p>
      <text:p text:style-name="P47"><text:span text:style-name="T1">}</text:span></text:p>
      <text:p text:style-name="P47"><text:span text:style-name="T1">void togglecase(char *addr)</text:span></text:p>
      <text:p text:style-name="P47"><text:span text:style-name="T1">{</text:span></text:p>
      <text:p text:style-name="P47"><text:span text:style-name="T1"/></text:p>
      <text:p text:style-name="P47"><text:span text:style-name="T1"><text:tab/>int i;</text:span></text:p>
      <text:p text:style-name="P47"><text:span text:style-name="T1"><text:tab/>for(i=0;i&lt;strlen(addr);i++)</text:span></text:p>
      <text:p text:style-name="P47"><text:span text:style-name="T1"><text:tab/>{</text:span></text:p>
      <text:p text:style-name="P47"><text:span text:style-name="T1"><text:tab/><text:tab/>if(isupper(addr[i]))</text:span></text:p>
      <text:p text:style-name="P47"><text:span text:style-name="T1"><text:tab/><text:tab/><text:tab/>addr[i]=tolower(addr[i]);</text:span></text:p>
      <text:p text:style-name="P47"><text:span text:style-name="T1"><text:tab/><text:tab/>else</text:span></text:p>
      <text:p text:style-name="P47"><text:span text:style-name="T1"><text:tab/><text:tab/>addr[i]=toupper(addr[i]);</text:span></text:p>
      <text:p text:style-name="P47"><text:span text:style-name="T1"/></text:p>
      <text:p text:style-name="P47"><text:span text:style-name="T1"/></text:p>
      <text:p text:style-name="P47"><text:span text:style-name="T1"><text:tab/>}</text:span></text:p>
      <text:p text:style-name="P47"><text:span text:style-name="T1"/></text:p>
      <text:p text:style-name="P47"><text:span text:style-name="T1"/></text:p>
      <text:p text:style-name="P47"><text:span text:style-name="T1">}</text:span></text:p>
      <text:p text:style-name="P47"><text:span text:style-name="T1"><text:tab/><text:tab/><text:tab/><text:tab/><text:tab/><text:tab/></text:span></text:p>
      <text:p text:style-name="P47"><text:span text:style-name="T1"/></text:p>
      <text:p text:style-name="P47"><text:span text:style-name="T1">***********</text:span></text:p>
      <text:p text:style-name="P47"><text:span text:style-name="T1">#include&lt;stdio.h&gt;</text:span></text:p>
      <text:p text:style-name="P47"><text:span text:style-name="T1">#include&lt;fcntl.h&gt;</text:span></text:p>
      <text:p text:style-name="P47"><text:span text:style-name="T1">#include&lt;unistd.h&gt;</text:span></text:p>
      <text:p text:style-name="P47"><text:span text:style-name="T1">#include &lt;sys/ipc.h&gt;</text:span></text:p>
      <text:p text:style-name="P47"><text:span text:style-name="T1">#include &lt;sys/shm.h&gt;</text:span></text:p>
      <text:p text:style-name="P47"><text:span text:style-name="T1">#include &lt;sys/types.h&gt;</text:span></text:p>
      <text:p text:style-name="P47"><text:span text:style-name="T1">#include &lt;sys/sem.h&gt;</text:span></text:p>
      <text:p text:style-name="P47"><text:span text:style-name="T1"/></text:p>
      <text:p text:style-name="P47"><text:span text:style-name="T1">#define KEY 192112</text:span></text:p>
      <text:p text:style-name="P47"><text:span text:style-name="T1">main()</text:span></text:p>
      <text:p text:style-name="P47"><text:span text:style-name="T1">{</text:span></text:p>
      <text:p text:style-name="P47"><text:span text:style-name="T1"><text:tab/>int semid,shmid;</text:span></text:p>
      <text:p text:style-name="P47"><text:span text:style-name="T1"><text:tab/>struct sembuf *smop;</text:span></text:p>
      <text:p text:style-name="P47"><text:span text:style-name="T1"><text:tab/>char *addr;</text:span></text:p>
      <text:p text:style-name="P47"><text:span text:style-name="T1"><text:tab/>shmid=shmget(KEY,512,0);</text:span></text:p>
      <text:p text:style-name="P47"><text:soft-page-break/><text:span text:style-name="T1"><text:tab/>addr=shmat(shmid,NULL,0);</text:span></text:p>
      <text:p text:style-name="P47"><text:span text:style-name="T1"><text:tab/>semid=semget(KEY,2,0);</text:span></text:p>
      <text:p text:style-name="P47"><text:span text:style-name="T1"><text:tab/>scanf("%s",addr);</text:span></text:p>
      <text:p text:style-name="P47"><text:span text:style-name="T1"><text:tab/></text:span></text:p>
      <text:p text:style-name="P47"><text:span text:style-name="T1"><text:tab/>smop[0].sem_num=0;</text:span></text:p>
      <text:p text:style-name="P47"><text:span text:style-name="T1"><text:tab/>smop[0].sem_op=+1;</text:span></text:p>
      <text:p text:style-name="P47"><text:span text:style-name="T1"><text:tab/>//[0].sem_flags=1;</text:span></text:p>
      <text:p text:style-name="P47"><text:span text:style-name="T1"><text:tab/>semop(semid,&amp;smop[0],1);</text:span></text:p>
      <text:p text:style-name="P47"><text:span text:style-name="T1"><text:tab/>smop[1].sem_num=1;</text:span></text:p>
      <text:p text:style-name="P47"><text:span text:style-name="T1"><text:tab/>smop[1].sem_op=-1;</text:span></text:p>
      <text:p text:style-name="P47"><text:span text:style-name="T1"><text:tab/>//smop[1].sem_flag=1;</text:span></text:p>
      <text:p text:style-name="P47"><text:span text:style-name="T1"><text:tab/>semop(semid,&amp;smop,1);</text:span></text:p>
      <text:p text:style-name="P47"><text:span text:style-name="T1"><text:tab/>printf("%s",addr+256);</text:span></text:p>
      <text:p text:style-name="P47"><text:span text:style-name="T1">}</text:span></text:p>
      <text:p text:style-name="P47"><text:span text:style-name="T1"/></text:p>
      <text:p text:style-name="P47"><text:span text:style-name="T1"/></text:p>
      <text:p text:style-name="P47"><text:span text:style-name="T1"/></text:p>
      <text:p text:style-name="P47"><text:span text:style-name="T1">**********************************</text:span></text:p>
      <text:p text:style-name="P47"><text:span text:style-name="T1"/></text:p>
      <text:p text:style-name="P47"><text:span text:style-name="T1">#include&lt;stdio.h&gt;</text:span></text:p>
      <text:p text:style-name="P47"><text:span text:style-name="T1">#include&lt;pthread.h&gt;</text:span></text:p>
      <text:p text:style-name="P47"><text:span text:style-name="T1">pthread_mutex_t mtx;</text:span></text:p>
      <text:p text:style-name="P47"><text:span text:style-name="T1"/></text:p>
      <text:p text:style-name="P47"><text:span text:style-name="T1">void threadfun1(void *args);</text:span></text:p>
      <text:p text:style-name="P47"><text:span text:style-name="T1">void threadfun2(void *args);</text:span></text:p>
      <text:p text:style-name="P47"><text:span text:style-name="T1">int glob=0;</text:span></text:p>
      <text:p text:style-name="P47"><text:span text:style-name="T1">main()</text:span></text:p>
      <text:p text:style-name="P47"><text:span text:style-name="T1">{</text:span></text:p>
      <text:p text:style-name="P47"><text:span text:style-name="T1">int res;</text:span></text:p>
      <text:p text:style-name="P47"><text:span text:style-name="T1">int loop=1000;</text:span></text:p>
      <text:p text:style-name="P47"><text:span text:style-name="T1">pthread_t tid1,tid2;</text:span></text:p>
      <text:p text:style-name="P47"><text:span text:style-name="T1">pthread_create(&amp;tid1,NULL,threadfun1,&amp;loop);</text:span></text:p>
      <text:p text:style-name="P47"><text:span text:style-name="T1">pthread_create(&amp;tid2,NULL,threadfun2,&amp;loop);</text:span></text:p>
      <text:p text:style-name="P47"><text:span text:style-name="T1">pthread_create(&amp;tid1,NULL,threadfun1,&amp;loop);</text:span></text:p>
      <text:p text:style-name="P47"><text:span text:style-name="T1">pthread_create(&amp;tid2,NULL,threadfun2,&amp;loop);</text:span></text:p>
      <text:p text:style-name="P47"><text:span text:style-name="T1">pthread_join(tid1,&amp;res);</text:span></text:p>
      <text:p text:style-name="P47"><text:span text:style-name="T1">pthread_join(tid2,&amp;res);</text:span></text:p>
      <text:p text:style-name="P47"><text:span text:style-name="T1">pthread_join(tid1,&amp;res);</text:span></text:p>
      <text:p text:style-name="P47"><text:span text:style-name="T1">pthread_join(tid2,&amp;res);</text:span></text:p>
      <text:p text:style-name="P47"><text:span text:style-name="T1">printf("%d",glob);</text:span></text:p>
      <text:p text:style-name="P47"><text:span text:style-name="T1">}</text:span></text:p>
      <text:p text:style-name="P47"><text:span text:style-name="T1"/></text:p>
      <text:p text:style-name="P47"><text:span text:style-name="T1">void threadfun1(void *args)</text:span></text:p>
      <text:p text:style-name="P47"><text:span text:style-name="T1">{</text:span></text:p>
      <text:p text:style-name="P47"><text:span text:style-name="T1"><text:tab/>int i,loop,loc;</text:span></text:p>
      <text:p text:style-name="P47"><text:soft-page-break/><text:span text:style-name="T1"><text:tab/>loop=(*(int *)args);</text:span></text:p>
      <text:p text:style-name="P47"><text:span text:style-name="T1"><text:tab/>pthread_mutex_lock(&amp;mtx);</text:span></text:p>
      <text:p text:style-name="P47"><text:span text:style-name="T1"><text:tab/>for(i=0;i&lt;loop;i++)</text:span></text:p>
      <text:p text:style-name="P47"><text:span text:style-name="T1"><text:tab/>{</text:span></text:p>
      <text:p text:style-name="P47"><text:span text:style-name="T1"/></text:p>
      <text:p text:style-name="P47"><text:span text:style-name="T1"><text:tab/><text:tab/>loc=glob;</text:span></text:p>
      <text:p text:style-name="P47"><text:span text:style-name="T1"><text:tab/><text:tab/>loc++;</text:span></text:p>
      <text:p text:style-name="P47"><text:span text:style-name="T1"><text:tab/><text:tab/>glob=loc;</text:span></text:p>
      <text:p text:style-name="P47"><text:span text:style-name="T1"/></text:p>
      <text:p text:style-name="P47"><text:span text:style-name="T1"><text:tab/>}</text:span></text:p>
      <text:p text:style-name="P47"><text:span text:style-name="T1">pthread_mutex_unlock(&amp;mtx);</text:span></text:p>
      <text:p text:style-name="P47"><text:span text:style-name="T1">}</text:span></text:p>
      <text:p text:style-name="P47"><text:span text:style-name="T1"/></text:p>
      <text:p text:style-name="P47"><text:span text:style-name="T1">void threadfun2(void *args)</text:span></text:p>
      <text:p text:style-name="P47"><text:span text:style-name="T1">{</text:span></text:p>
      <text:p text:style-name="P47"><text:span text:style-name="T1"><text:tab/>int i,loop,loc;</text:span></text:p>
      <text:p text:style-name="P47"><text:span text:style-name="T1"><text:tab/>loop=(*(int *)args);</text:span></text:p>
      <text:p text:style-name="P47"><text:span text:style-name="T1"><text:tab/>pthread_mutex_lock(&amp;mtx);</text:span></text:p>
      <text:p text:style-name="P47"><text:span text:style-name="T1"><text:tab/><text:tab/></text:span></text:p>
      <text:p text:style-name="P47"><text:span text:style-name="T1"><text:tab/>for(i=0;i&lt;loop;i++)</text:span></text:p>
      <text:p text:style-name="P47"><text:span text:style-name="T1"><text:tab/>{</text:span></text:p>
      <text:p text:style-name="P47"><text:span text:style-name="T1"/></text:p>
      <text:p text:style-name="P47"><text:span text:style-name="T1"><text:tab/><text:tab/>loc=glob;</text:span></text:p>
      <text:p text:style-name="P47"><text:span text:style-name="T1"><text:tab/><text:tab/>loc++;</text:span></text:p>
      <text:p text:style-name="P47"><text:span text:style-name="T1"><text:tab/><text:tab/>glob=loc;</text:span></text:p>
      <text:p text:style-name="P47"><text:span text:style-name="T1"/></text:p>
      <text:p text:style-name="P47"><text:span text:style-name="T1"><text:tab/>}</text:span></text:p>
      <text:p text:style-name="P47"><text:span text:style-name="T1"><text:tab/>pthread_mutex_unlock(&amp;mtx);</text:span></text:p>
      <text:p text:style-name="P47"><text:span text:style-name="T1"><text:tab/></text:span></text:p>
      <text:p text:style-name="P47"><text:span text:style-name="T1">}</text:span></text:p>
      <text:p text:style-name="P47"><text:span text:style-name="T1">**********************************</text:span></text:p>
      <text:p text:style-name="P47"><text:span text:style-name="T1"/></text:p>
      <text:p text:style-name="P47"><text:span text:style-name="T1"/></text:p>
      <text:p text:style-name="P47"><text:span text:style-name="T1"/></text:p>
      <text:p text:style-name="P47"><text:span text:style-name="T1">signal:</text:span></text:p>
      <text:p text:style-name="P47"><text:span text:style-name="T1"/></text:p>
      <text:p text:style-name="P47"><text:span text:style-name="T1"/></text:p>
      <text:p text:style-name="P47"><text:span text:style-name="T1">/*signals are software interrupts,some of the senarios signals are use:</text:span></text:p>
      <text:p text:style-name="P47"><text:span text:style-name="T1">1.combination multiple keywords</text:span></text:p>
      <text:p text:style-name="P47"><text:span text:style-name="T1">2.kernel gwnerate signal and sens to process.</text:span></text:p>
      <text:p text:style-name="P47"><text:span text:style-name="T1">3.process send signal to another process.</text:span></text:p>
      <text:p text:style-name="P47"><text:span text:style-name="T1">4.kenl genates signal for some events..</text:span></text:p>
      <text:p text:style-name="P47"><text:span text:style-name="T1">kill-l--&gt;to see signal info 64 signal</text:span></text:p>
      <text:p text:style-name="P47"><text:span text:style-name="T1"/></text:p>
      <text:p text:style-name="P47"><text:span text:style-name="T1">signal and sigaction we are gng to generaete siganl,</text:span></text:p>
      <text:p text:style-name="P47"><text:soft-page-break/><text:span text:style-name="T1">*signal and sigaction(befre gng to signal depostion table it check wether signal <text:s/>mask is block are not)</text:span></text:p>
      <text:p text:style-name="P47"><text:span text:style-name="T1"/></text:p>
      <text:p text:style-name="P47"><text:span text:style-name="T1">ps-ef--&gt;we will get pid,</text:span></text:p>
      <text:p text:style-name="P47"><text:span text:style-name="T1">ps-es-&gt;staus info</text:span></text:p>
      <text:p text:style-name="P47"><text:span text:style-name="T1">cd /proc/pid/cat status.</text:span></text:p>
      <text:p text:style-name="P47"><text:span text:style-name="T1"/></text:p>
      <text:p text:style-name="P47"><text:span text:style-name="T1">*signal mask</text:span></text:p>
      <text:p text:style-name="P47"><text:span text:style-name="T1">*pending signal info</text:span></text:p>
      <text:p text:style-name="P47"><text:span text:style-name="T1"/></text:p>
      <text:p text:style-name="P47"><text:span text:style-name="T1">*/</text:span></text:p>
      <text:p text:style-name="P47"><text:span text:style-name="T1">#include&lt;stdio.h&gt;</text:span></text:p>
      <text:p text:style-name="P47"><text:span text:style-name="T1">#include&lt;unistd.h&gt;</text:span></text:p>
      <text:p text:style-name="P47"><text:span text:style-name="T1">#include&lt;signal.h&gt;</text:span></text:p>
      <text:p text:style-name="P47"><text:span text:style-name="T1">mysighandler(int signal)</text:span></text:p>
      <text:p text:style-name="P47"><text:span text:style-name="T1">{</text:span></text:p>
      <text:p text:style-name="P47"><text:span text:style-name="T1"><text:tab/>printf("handdler\n");</text:span></text:p>
      <text:p text:style-name="P47"><text:span text:style-name="T1"><text:tab/>sleep(10);</text:span></text:p>
      <text:p text:style-name="P47"><text:span text:style-name="T1">}</text:span></text:p>
      <text:p text:style-name="P47"><text:span text:style-name="T1">main()</text:span></text:p>
      <text:p text:style-name="P47"><text:span text:style-name="T1">{</text:span></text:p>
      <text:p text:style-name="P47"><text:span text:style-name="T1"/></text:p>
      <text:p text:style-name="P47"><text:span text:style-name="T1"><text:tab/>signal(2,mysighandler);</text:span></text:p>
      <text:p text:style-name="P47"><text:span text:style-name="T1"><text:tab/>while(1)</text:span></text:p>
      <text:p text:style-name="P47"><text:span text:style-name="T1"><text:tab/>{</text:span></text:p>
      <text:p text:style-name="P47"><text:span text:style-name="T1"><text:tab/><text:tab/>printf("signal\n");</text:span></text:p>
      <text:p text:style-name="P47"><text:span text:style-name="T1"><text:tab/><text:tab/>sleep(5);</text:span></text:p>
      <text:p text:style-name="P47"><text:span text:style-name="T1"/></text:p>
      <text:p text:style-name="P47"><text:span text:style-name="T1"><text:tab/>}</text:span></text:p>
      <text:p text:style-name="P47"><text:span text:style-name="T1"/></text:p>
      <text:p text:style-name="P47"><text:span text:style-name="T1"/></text:p>
      <text:p text:style-name="P47"><text:span text:style-name="T1"/></text:p>
      <text:p text:style-name="P47"><text:span text:style-name="T1">};</text:span></text:p>
      <text:p text:style-name="P47"><text:span text:style-name="T1"/></text:p>
      <text:p text:style-name="P47"><text:span text:style-name="T1"/></text:p>
      <text:p text:style-name="P47"><text:span text:style-name="T1">sigaction:</text:span></text:p>
      <text:p text:style-name="P47"><text:span text:style-name="T1"/></text:p>
      <text:p text:style-name="P47"><text:span text:style-name="T1"/></text:p>
      <text:p text:style-name="P47"><text:span text:style-name="T1">#include&lt;stdio.h&gt;</text:span></text:p>
      <text:p text:style-name="P47"><text:span text:style-name="T1">#include&lt;signal.h&gt;</text:span></text:p>
      <text:p text:style-name="P47"><text:span text:style-name="T1">#include&lt;unistd.h&gt;</text:span></text:p>
      <text:p text:style-name="P47"><text:span text:style-name="T1">mysighandler(int signal)</text:span></text:p>
      <text:p text:style-name="P47"><text:span text:style-name="T1">{</text:span></text:p>
      <text:p text:style-name="P47"><text:span text:style-name="T1"><text:tab/>printf("handler\n");</text:span></text:p>
      <text:p text:style-name="P47"><text:span text:style-name="T1"><text:tab/>sleep(10);</text:span></text:p>
      <text:p text:style-name="P47"><text:soft-page-break/><text:span text:style-name="T1">}</text:span></text:p>
      <text:p text:style-name="P47"><text:span text:style-name="T1"/></text:p>
      <text:p text:style-name="P47"><text:span text:style-name="T1">main()</text:span></text:p>
      <text:p text:style-name="P47"><text:span text:style-name="T1">{</text:span></text:p>
      <text:p text:style-name="P47"><text:span text:style-name="T1"><text:tab/>struct sigaction act;</text:span></text:p>
      <text:p text:style-name="P47"><text:span text:style-name="T1"><text:tab/>act.sa_handler=mysighandler;</text:span></text:p>
      <text:p text:style-name="P47"><text:span text:style-name="T1"><text:tab/>act.sa_flags=0;</text:span></text:p>
      <text:p text:style-name="P47"><text:span text:style-name="T1"><text:tab/>sigemptyset(&amp;act.sa_mask);</text:span></text:p>
      <text:p text:style-name="P47"><text:span text:style-name="T1"><text:tab/></text:span></text:p>
      <text:p text:style-name="P47"><text:span text:style-name="T1"><text:tab/>sigaddset(&amp;act.sa_mask,3);</text:span></text:p>
      <text:p text:style-name="P47"><text:span text:style-name="T1"><text:tab/>sigaction(2,&amp;act,NULL);</text:span></text:p>
      <text:p text:style-name="P47"><text:span text:style-name="T1"><text:tab/>while(1)</text:span></text:p>
      <text:p text:style-name="P47"><text:span text:style-name="T1"><text:tab/>{</text:span></text:p>
      <text:p text:style-name="P47"><text:span text:style-name="T1"><text:tab/><text:tab/>printf("signal\n");</text:span></text:p>
      <text:p text:style-name="P47"><text:span text:style-name="T1"><text:tab/><text:tab/>sleep(5);</text:span></text:p>
      <text:p text:style-name="P47"><text:span text:style-name="T1"/></text:p>
      <text:p text:style-name="P47"><text:span text:style-name="T1"/></text:p>
      <text:p text:style-name="P47"><text:span text:style-name="T1"><text:tab/>}</text:span></text:p>
      <text:p text:style-name="P47"><text:span text:style-name="T1"/></text:p>
      <text:p text:style-name="P47"><text:span text:style-name="T1"/></text:p>
      <text:p text:style-name="P47"><text:span text:style-name="T1"/></text:p>
      <text:p text:style-name="P47"><text:span text:style-name="T1"/></text:p>
      <text:p text:style-name="P47"><text:span text:style-name="T1">}</text:span></text:p>
      <text:p text:style-name="P47"><text:span text:style-name="T1">******************************************</text:span></text:p>
      <text:p text:style-name="P47"><text:span text:style-name="T1"/></text:p>
      <text:p text:style-name="P47"><text:span text:style-name="T1"/></text:p>
      <text:p text:style-name="P47"><text:span text:style-name="T1">ARM MODES:</text:span></text:p>
      <text:p text:style-name="P47"><text:span text:style-name="T1"/></text:p>
      <text:p text:style-name="P47"><text:span text:style-name="T1"/></text:p>
      <text:p text:style-name="P47"><text:span text:style-name="T1">USER,SYSTEM FIQ,IRQ.SUPERVISOR,ABORT,UNDEFINED</text:span></text:p>
      <text:p text:style-name="P47"><text:span text:style-name="T1"/></text:p>
      <text:p text:style-name="P47"><text:span text:style-name="T1"/></text:p>
      <text:p text:style-name="P47"><text:span text:style-name="T1"/></text:p>
      <text:p text:style-name="P47"><text:span text:style-name="T1"/></text:p>
      <text:p text:style-name="P47"><text:span text:style-name="T1">USER RO-R12 AND RA15 ARE GENAREAL PURPOSE</text:span></text:p>
      <text:p text:style-name="P47"><text:span text:style-name="T1">SPCR REGISTER-&gt;</text:span></text:p>
      <text:p text:style-name="P47"><text:span text:style-name="T1"/></text:p>
      <text:p text:style-name="P47"><text:span text:style-name="T1">CPSR---&gt;SPCR--&gt;LINK REGISTER--&gt;</text:span></text:p>
      <text:p text:style-name="P47"><text:span text:style-name="T1">CPSR&lt;----LINK REISTER&lt;-----SPSR</text:span></text:p>
      <text:p text:style-name="P47"><text:span text:style-name="T1"/></text:p>
      <text:p text:style-name="P47"><text:span text:style-name="T1">32 <text:s text:c="2"/>31 <text:s/>30 <text:s/>29 <text:s/>28 <text:s text:c="10"/>7 <text:s/>6 <text:s/>5 <text:s/>4 <text:s text:c="2"/>3 <text:s text:c="2"/>2 <text:s text:c="4"/>1 <text:s text:c="2"/>0</text:span></text:p>
      <text:p text:style-name="P47"><text:span text:style-name="T1">n <text:s text:c="3"/>z <text:s text:c="3"/>c <text:s text:c="2"/>v <text:s/>q <text:s text:c="11"/>I <text:s/>F <text:s/>T <text:s/>m4 <text:s/>m3 <text:s/>m2 <text:s text:c="2"/>m1 <text:s text:c="2"/>m0</text:span></text:p>
      <text:p text:style-name="P47"><text:span text:style-name="T1"/></text:p>
      <text:p text:style-name="P47"><text:span text:style-name="T1">RESET------------&gt;0X00000000</text:span></text:p>
      <text:p text:style-name="P47"><text:span text:style-name="T1">UNDEF------------&gt;0X00000004</text:span></text:p>
      <text:p text:style-name="P47"><text:soft-page-break/><text:span text:style-name="T1">S/W IT------------&gt;0X0000008</text:span></text:p>
      <text:p text:style-name="P47"><text:span text:style-name="T1">PREFET ABORT------&gt;0X000000C</text:span></text:p>
      <text:p text:style-name="P47"><text:span text:style-name="T1">DATA ABORT--------&gt;0X0000010</text:span></text:p>
      <text:p text:style-name="P47"><text:span text:style-name="T1">RESERVED----------&gt;0X0000014</text:span></text:p>
      <text:p text:style-name="P47"><text:span text:style-name="T1">IRQ---------------&gt;0X0000018</text:span></text:p>
      <text:p text:style-name="P47"><text:span text:style-name="T1">FIRQ--------------&gt;0X000001C</text:span></text:p>
      <text:p text:style-name="P47"><text:span text:style-name="T1"/></text:p>
      <text:p text:style-name="P47"><text:span text:style-name="T1">**************************************</text:span></text:p>
      <text:p text:style-name="P47"><text:span text:style-name="T1"/></text:p>
      <text:p text:style-name="P47"><text:span text:style-name="T1"/></text:p>
      <text:p text:style-name="P47"><text:span text:style-name="T1"/></text:p>
      <text:p text:style-name="P47"><text:span text:style-name="T1">i2c protocal:</text:span></text:p>
      <text:p text:style-name="P47"><text:span text:style-name="T1"/></text:p>
      <text:p text:style-name="P47"><text:span text:style-name="T1"/></text:p>
      <text:p text:style-name="P47"><text:span text:style-name="T1"/></text:p>
      <text:p text:style-name="P47"><text:span text:style-name="T1">start--&gt;scl high and sdl should be high to low</text:span></text:p>
      <text:p text:style-name="P47"><text:span text:style-name="T1">stop---&gt;scl high and sdl should be low to high</text:span></text:p>
      <text:p text:style-name="P47"><text:span text:style-name="T1">maser starts clock and send bacse address to slave .depend on slave base address it goes to slave and salve sends the acknowledgement</text:span></text:p>
      <text:p text:style-name="P47"><text:span text:style-name="T1">rd/wd data a has done</text:span></text:p>
      <text:p text:style-name="P47"><text:span text:style-name="T1"/></text:p>
      <text:p text:style-name="P47"><text:span text:style-name="T1"/></text:p>
      <text:p text:style-name="P47"><text:span text:style-name="T1"/></text:p>
      <text:p text:style-name="P47"><text:span text:style-name="T1">spi protocal:</text:span></text:p>
      <text:p text:style-name="P47"><text:span text:style-name="T1">master staet clock mosi to miso</text:span></text:p>
      <text:p text:style-name="P47"><text:span text:style-name="T1">salveselect/chip selcet sect the slave tx and rx of data is done</text:span></text:p>
      <text:p text:style-name="P47"><text:span text:style-name="T1">**********************</text:span></text:p>
      <text:p text:style-name="P47"><text:span text:style-name="T1"/></text:p>
      <text:p text:style-name="P47"><text:span text:style-name="T1"/></text:p>
      <text:p text:style-name="P47"><text:span text:style-name="T1"/></text:p>
      <text:p text:style-name="P47"><text:span text:style-name="T1">Q. Why do we need two bootloaders viz. primary and secondary?</text:span></text:p>
      <text:p text:style-name="P47"><text:span text:style-name="T1">ANS:</text:span></text:p>
      <text:p text:style-name="P47"><text:span text:style-name="T1">When the system starts the BootROM has no idea about the external RAM. It can only access the Internal RAM of the the CPU. So the BootROM loads the primary bootloader from the boot media (flash memory) into the internal RAM. The main job of the primary bootloader is to detect the external RAM and load the secondary bootloader into it. After this, the secondary bootloader starts its execution.</text:span></text:p>
      <text:p text:style-name="P47"><text:span text:style-name="T1"/></text:p>
      <text:p text:style-name="P47"><text:span text:style-name="T1">-*********************************</text:span></text:p>
      <text:p text:style-name="P47"><text:span text:style-name="T1"/></text:p>
      <text:p text:style-name="P47"><text:span text:style-name="T1">2. When bootloader is finished it's job where is the first location and what is the first process that gets executed in Linux kernel?Abs:</text:span></text:p>
      <text:p text:style-name="P47"><text:span text:style-name="T1">Ans:</text:span></text:p>
      <text:p text:style-name="P47"><text:span text:style-name="T1"/></text:p>
      <text:p text:style-name="P47"><text:soft-page-break/><text:span text:style-name="T1">1.BIOS(basic i/p and o/p and runs MBR)</text:span></text:p>
      <text:p text:style-name="P47"><text:span text:style-name="T1">2.MBR(master boot record and runs grub)</text:span></text:p>
      <text:p text:style-name="P47"><text:span text:style-name="T1">3.GRUB(grub initialisation)</text:span></text:p>
      <text:p text:style-name="P47"><text:span text:style-name="T1">4.KERNEL(kernel execution and runs init)</text:span></text:p>
      <text:p text:style-name="P47"><text:span text:style-name="T1">5.INIT(initilisatiom)</text:span></text:p>
      <text:p text:style-name="P47"><text:span text:style-name="T1">6.RUN LEVEL</text:span></text:p>
      <text:p text:style-name="P47"><text:span text:style-name="T1"/></text:p>
      <text:p text:style-name="P47"><text:span text:style-name="T1">**************************</text:span></text:p>
      <text:p text:style-name="P47"><text:span text:style-name="T1"/></text:p>
      <text:p text:style-name="P47"><text:span text:style-name="T1">How to Pass Command Line Arguments to a Kernel Module?</text:span></text:p>
      <text:p text:style-name="P47"><text:span text:style-name="T1"/></text:p>
      <text:p text:style-name="P47"><text:span text:style-name="T1">modulr_param(name of var,data,peermissions)</text:span></text:p>
      <text:p text:style-name="P47"><text:span text:style-name="T1"/></text:p>
      <text:p text:style-name="P47"><text:span text:style-name="T1"/></text:p>
      <text:p text:style-name="P47"><text:span text:style-name="T1">***************************</text:span></text:p>
      <text:p text:style-name="P47"><text:span text:style-name="T1">top halves and botton halves are used for </text:span></text:p>
      <text:p text:style-name="P47"><text:span text:style-name="T1">-&gt;reduce the time between interrupt execution</text:span></text:p>
      <text:p text:style-name="P47"><text:span text:style-name="T1">-&gt;dont want to keep interuupt line busy</text:span></text:p>
      <text:p text:style-name="P47"><text:span text:style-name="T1">Tophalves:</text:span></text:p>
      <text:p text:style-name="P47"><text:span text:style-name="T1"/></text:p>
      <text:p text:style-name="P47"><text:span text:style-name="T1">1.check the interrupt pending or not</text:span></text:p>
      <text:p text:style-name="P47"><text:span text:style-name="T1">2.tpy of interrupt</text:span></text:p>
      <text:p text:style-name="P47"><text:span text:style-name="T1"/></text:p>
      <text:p text:style-name="P47"><text:span text:style-name="T1">bottom halves:</text:span></text:p>
      <text:p text:style-name="P47"><text:span text:style-name="T1">execution of interuuor</text:span></text:p>
      <text:p text:style-name="P47"><text:span text:style-name="T1"/></text:p>
      <text:p text:style-name="P47"><text:span text:style-name="T1"/></text:p>
      <text:p text:style-name="P47"><text:span text:style-name="T1">1.tasklets</text:span></text:p>
      <text:p text:style-name="P47"><text:span text:style-name="T1">2.softirq</text:span></text:p>
      <text:p text:style-name="P47"><text:span text:style-name="T1">3.worki queues</text:span></text:p>
      <text:p text:style-name="P47"><text:span text:style-name="T1"/></text:p>
      <text:p text:style-name="P47"><text:span text:style-name="T1"/></text:p>
      <text:p text:style-name="P47"><text:span text:style-name="T1"/></text:p>
      <text:p text:style-name="P47"><text:span text:style-name="T1">tasklets:</text:span></text:p>
      <text:p text:style-name="P47"><text:span text:style-name="T1">create dynamically</text:span></text:p>
      <text:p text:style-name="P47"><text:span text:style-name="T1">1.interrupt mechanish</text:span></text:p>
      <text:p text:style-name="P47"><text:span text:style-name="T1">2.scheduled</text:span></text:p>
      <text:p text:style-name="P47"><text:span text:style-name="T1">3.no sleep.</text:span></text:p>
      <text:p text:style-name="P47"><text:span text:style-name="T1">4.easy to use and simple to interface.</text:span></text:p>
      <text:p text:style-name="P47"><text:span text:style-name="T1">5.work time is not critical</text:span></text:p>
      <text:p text:style-name="P47"><text:span text:style-name="T1"/></text:p>
      <text:p text:style-name="P47"><text:span text:style-name="T1"/></text:p>
      <text:p text:style-name="P47"><text:span text:style-name="T1">workques:</text:span></text:p>
      <text:p text:style-name="P47"><text:span text:style-name="T1">1.process context</text:span></text:p>
      <text:p text:style-name="P47"><text:span text:style-name="T1">2.sleep</text:span></text:p>
      <text:p text:style-name="P47"><text:soft-page-break/><text:span text:style-name="T1">3.schedfuled</text:span></text:p>
      <text:p text:style-name="P47"><text:span text:style-name="T1">4.run simulataneous on diff cpu cores</text:span></text:p>
      <text:p text:style-name="P47"><text:span text:style-name="T1"/></text:p>
      <text:p text:style-name="P47"><text:span text:style-name="T1"/></text:p>
      <text:p text:style-name="P47"><text:span text:style-name="T1">softirq:</text:span></text:p>
      <text:p text:style-name="P47"><text:span text:style-name="T1">1.interrupt context</text:span></text:p>
      <text:p text:style-name="P47"><text:span text:style-name="T1">2.no sleep</text:span></text:p>
      <text:p text:style-name="P47"><text:span text:style-name="T1">3.notscheduled</text:span></text:p>
      <text:p text:style-name="P47"><text:span text:style-name="T1">4.run on diff cpu cores</text:span></text:p>
      <text:p text:style-name="P47"><text:span text:style-name="T1"/></text:p>
      <text:p text:style-name="P47"><text:span text:style-name="T1">***********************************************</text:span></text:p>
      <text:p text:style-name="P47"><text:span text:style-name="T1">system booting process:</text:span></text:p>
      <text:p text:style-name="P47"><text:span text:style-name="T1">1.bios</text:span></text:p>
      <text:p text:style-name="P47"><text:span text:style-name="T1">2.mrb</text:span></text:p>
      <text:p text:style-name="P47"><text:span text:style-name="T1">3.grub</text:span></text:p>
      <text:p text:style-name="P47"><text:span text:style-name="T1">4.kernel</text:span></text:p>
      <text:p text:style-name="P47"><text:span text:style-name="T1">5.init</text:span></text:p>
      <text:p text:style-name="P47"><text:span text:style-name="T1">6.run time</text:span></text:p>
      <text:p text:style-name="P47"><text:span text:style-name="T1"/></text:p>
      <text:p text:style-name="P47"><text:span text:style-name="T1">board booting process</text:span></text:p>
      <text:p text:style-name="P47"><text:span text:style-name="T1">1.Boot rom(basic periheral initilisation cpu,memory,clk)</text:span></text:p>
      <text:p text:style-name="P47"><text:span text:style-name="T1">2.xloader(path sd card boothloadr,mol)</text:span></text:p>
      <text:p text:style-name="P47"><text:span text:style-name="T1">3.uboot(kernal panics,console)</text:span></text:p>
      <text:p text:style-name="P47"><text:span text:style-name="T1">4.kernel(rootfs)</text:span></text:p>
      <text:p text:style-name="P47"><text:span text:style-name="T1">*********************************</text:span></text:p>
      <text:p text:style-name="P47"><text:span text:style-name="T1"/></text:p>
      <text:p text:style-name="P47"><text:span text:style-name="T1"/></text:p>
      <text:p text:style-name="P47"><text:span text:style-name="T1">Qualcomm:</text:span></text:p>
      <text:p text:style-name="P47"><text:span text:style-name="T1"/></text:p>
      <text:p text:style-name="P1"><text:span text:style-name="T1">1. About Static <text:s/>and Register variables (usages in depth).</text:span></text:p>
      <text:p text:style-name="Preformatted_20_Text">2. Why we cannot declare register varibales in globally.</text:p>
      <text:p text:style-name="Preformatted_20_Text">3. char var = 128 ; printf("%d", var);</text:p>
      <text:p text:style-name="Preformatted_20_Text">4. char *str = "hello <text:s text:c="2"/>world <text:s text:c="2"/>global <text:s text:c="4"/>edge <text:s text:c="6"/>"</text:p>
      <text:p text:style-name="Preformatted_20_Text"><text:s text:c="3"/>remove the spaces after the last word then return string.</text:p>
      <text:p text:style-name="Preformatted_20_Text"><text:s text:c="3"/>function declaration should be like this----&gt;function(const char *);</text:p>
      <text:p text:style-name="Preformatted_20_Text">5. Process Vs Thread (why seperate stack for Thread).</text:p>
      <text:p text:style-name="Preformatted_20_Text">6. Preemption(in depth).</text:p>
      <text:p text:style-name="Preformatted_20_Text">7. Deadlock.</text:p>
      <text:p text:style-name="Preformatted_20_Text">8. Racecondition.</text:p>
      <text:p text:style-name="Preformatted_20_Text">9. Semaphore Vs Mutex (Explanation with programming).</text:p>
      <text:p text:style-name="Preformatted_20_Text">10.Priority Inversion.</text:p>
      <text:p text:style-name="Preformatted_20_Text">11.About ISRs</text:p>
      <text:p text:style-name="P3">12.Spinlocks</text:p>
      <text:p text:style-name="P4">Aris:</text:p>
      <text:p text:style-name="P3">C,Linux,IPC Questions:<text:line-break/>=============<text:line-break/>1.What is Priority Inheritance?<text:line-break/><text:soft-page-break/>2.Write your own strcat()?<text:line-break/>3.Write the power function[x power y]?<text:line-break/>4.What is volatile keyword ? Where do we use<text:line-break/>5.What is register ? declaration ?Why is it used?<text:line-break/>6.What is constant variable ? Why do we use?<text:line-break/>7.Write the code for getting the no. of bites set count in a number?<text:line-break/>8.Where is static and constant variables get stored ?<text:line-break/>9.Implement string palindrome without using string reverse?<text:line-break/>10.What is Dangling pointer? Explain few scenarios<text:line-break/>11.What is Segmentation fault? Scenarios for it?<text:line-break/>12.How to allocate memory to a ptr without deleting the existing <text:line-break/>memory?Write the syntax for the same?<text:line-break/>13.What is null pointer? Why do we use it?<text:line-break/>14.What is wild,void pointer? Where do we use void type pointer<text:line-break/>15.Explain static and dynamic linking libraries?<text:line-break/>16.What is the difference b/w Thread and Process<text:line-break/>17.What are the different types of IPC's available?<text:line-break/>18.Explain Each IPC in detail?<text:line-break/>19.What is the difference b/w Message Queue and Pipe?<text:line-break/>20.What are the Synchronization Techniques available? Explain Each in <text:line-break/>detail<text:line-break/>21.What is semaphore? How many types of semaphores are available?<text:line-break/>22.Difference Questionsb/w counting and binary semaphore?<text:line-break/>23.Difference b/w Binary Semaphore and mutex?<text:line-break/>24.A Binary semaphore with condition variables,Can it behave like mutex?<text:line-break/>25.Reverse the given string using stack ?<text:line-break/>26.What are bit fields?Why do we use it?Explain in detail with examples<text:line-break/>27.What is core dump? How do you use gdb?Explain gdb in detail<text:line-break/>28.How to do gdb for multi-threaded application<text:line-break/>29.What is Zombie process?<text:line-break/>30.What is Orphan process?<text:line-break/>31.What is Half duplex and duplex?<text:line-break/>32.Difference b/w stream and message oriented?<text:line-break/><text:line-break/>DS related Questions:<text:line-break/>=====================<text:line-break/>1.Explain how do you implement stack using queues?<text:line-break/>2.Explain how do you implement Queue using Stacks?<text:line-break/>3.Reverse single linked list Recursively<text:line-break/>4.Delete nodes in unsorted linked list?<text:line-break/>5.Implement stack and queue using linked list?<text:line-break/>6.Given a Single pointer to a node of Single linked list,How to do you <text:line-break/>delete that node?<text:line-break/>7.Find the middle node using only pointer<text:line-break/>8.How to find circular loop in Single linked list?<text:line-break/><text:line-break/>C++ Questions:<text:line-break/>===============<text:line-break/>1.Explain few design patterns with real time examples?<text:line-break/>2.What is Singleton class? Explain with code<text:line-break/>3.What is Abstract class? Explain with code<text:line-break/>4.What is observer pattern? Explain with code<text:line-break/>5.What is virtual function? Why do we use?<text:line-break/>6.What is pure virtual function ?Will it have body? Why do we use?<text:line-break/>7.What is Abstract class? Why do we use?<text:line-break/>8.What is virtual constructor and virtual destructor?<text:line-break/>9.Explain vptr and vtble using virtual function?<text:line-break/>10.How many vtbles n vptrs are created for a Base n its Derived class?<text:line-break/>11.Where does vptr initialization takes place?When does vtable get <text:line-break/>created[compile time/Run time]?<text:line-break/>12.What does vtble contain?<text:line-break/>13.What is object slicing?Where does it occur?<text:line-break/>14.Implement constructor,copy constructor and assignment operator for a <text:line-break/>class with single pointer,constant variable?<text:line-break/><text:soft-page-break/>15.What is Initializer list?Why do we use it?<text:line-break/><text:line-break/>  FYI: Apart from this above technical questions,They ask many questions <text:line-break/>on the previous projects which we did in the past in detail<text:line-break/></text:p>
      <text:p text:style-name="P47"><text:span text:style-name="T1"/></text:p>
      <text:p text:style-name="P47"><text:span text:style-name="T1">#include&lt;stdio.h&gt;<text:line-break/>int (*funp)(char *,...);<text:line-break/><text:line-break/>void str_fun(char *p,char *q,int len)<text:line-break/>{<text:line-break/>    int i=len-1,j;<text:line-break/>while(*p++);<text:line-break/><text:line-break/>printf("after concatination :%s\n",*p); <text:line-break/>//    for(j=0;q[j]!='\0';j++)<text:line-break/>    for(;q!='\0';q++)<text:line-break/>    {<text:line-break/>//        p[i++]=*q;<text:line-break/>        *p++=*q;<text:line-break/>    }<text:line-break/>    p[i]='\0';<text:line-break/><text:line-break/>printf("after concatination :%s\n",*p); <text:line-break/>    return; <text:line-break/>}<text:line-break/><text:line-break/>int main()<text:line-break/>{<text:line-break/><text:line-break/>    char s1[20],s2[20];<text:line-break/>    printf("enter the string one:");<text:line-break/>    scanf("%[^\n]",s1);<text:line-break/><text:line-break/>    printf("\nenter the string TWO:");<text:line-break/>    scanf("%s",s2);<text:line-break/><text:line-break/>int len=sizeof(s1)/sizeof(s1[0]);<text:line-break/><text:line-break/><text:line-break/>    funp=str_fun;<text:line-break/>    funp(s1,s2, len);<text:line-break/>printf("after concatination :%s\n",s1); <text:line-break/><text:line-break/>    return 0;<text:line-break/></text:span><text:soft-page-break/><text:span text:style-name="T1"><text:line-break/>}</text:span></text:p>
      <text:p text:style-name="P47"><text:span text:style-name="T1"/></text:p>
      <text:p text:style-name="P47"><text:span text:style-name="T1">#include&lt;iostream&gt;<text:line-break/>using namespace std;</text:span></text:p>
      <text:p text:style-name="P35"/>
      <text:p text:style-name="Text_20_body">class circle // specify a class<text:line-break/>{<text:line-break/>private:<text:line-break/>double radius; // class data member<text:line-break/>public:<text:line-break/>void setRadius(double r);<text:line-break/>double getArea(); // member fun</text:p>
      <text:p text:style-name="P35"/>
      <text:p text:style-name="Text_20_body"><text:line-break/>}</text:p>
      <text:p text:style-name="P35"/>
      <text:p text:style-name="Text_20_body">void circle :: setRadius(double r)<text:line-break/>{<text:line-break/>radius = r;<text:line-break/>}</text:p>
      <text:p text:style-name="P35"/>
      <text:p text:style-name="Text_20_body"><text:line-break/>double circle :: getArea()<text:line-break/>{</text:p>
      <text:p text:style-name="P35"/>
      <text:p text:style-name="P39">return 3.14*radius*radius;<text:line-break/>}<text:line-break/>int main()<text:line-break/>{<text:line-break/>circle c1; // define object of class circle<text:line-break/>c1.setRadius(2.5);<text:line-break/>cout &lt;&lt; c1.getArea(); //display area of circle object<text:line-break/>return 0;<text:line-break/>}</text:p>
      <text:p text:style-name="P47"><text:span text:style-name="T1"/></text:p>
      <text:p text:style-name="P47"><text:span text:style-name="T1"/></text:p>
      <text:p text:style-name="P47"><text:span text:style-name="T1"/></text:p>
      <text:section text:style-name="Sect1" text:name="outerContainer">
        <text:section text:style-name="Sect1" text:name="sidebarContainer">
          <text:p text:style-name="Standard"/>
          <text:section text:style-name="Sect1" text:name="toolbarSidebar">
            <text:p text:style-name="Standard"/>
          </text:section>
        </text:section>
      </text:section>
      <text:section text:style-name="Sect1" text:name="Section1">
        <text:p text:style-name="Standard"><text:bookmark text:name="sidebarContainer"/></text:p>
        <text:section text:style-name="Sect1" text:name="sidebarContent">
          <text:p text:style-name="Standard"/>
          <text:section text:style-name="Sect1" text:name="thumbnailView">
            <text:p text:style-name="Standard"/>
            <text:section text:style-name="Sect1" text:name="thumbnailContainer1">
              <text:p text:style-name="Standard"><text:soft-page-break/></text:p>
            </text:section>
          </text:section>
        </text:section>
      </text:section>
      <text:section text:style-name="Sect1" text:name="mainContainer">
        <text:p text:style-name="Standard"/>
        <text:section text:style-name="Sect1" text:name="toolbarContainer">
          <text:p text:style-name="Standard"/>
          <text:section text:style-name="Sect1" text:name="toolbarViewer">
            <text:p text:style-name="Standard"/>
            <text:section text:style-name="Sect1" text:name="toolbarViewerLeft">
              <text:p text:style-name="Standard"/>
            </text:section>
          </text:section>
        </text:section>
      </text:section>
      <text:section text:style-name="Sect1" text:name="toolbarViewerRight">
        <text:p text:style-name="Standard"/>
      </text:section>
      <text:section text:style-name="Sect1" text:name="toolbarViewerMiddle">
        <text:p text:style-name="Standard"/>
      </text:section>
      <text:section text:style-name="Sect1" text:name="Section2">
        <text:p text:style-name="Standard"><text:bookmark text:name="toolbarContainer"/></text:p>
      </text:section>
      <text:section text:style-name="Sect1" text:name="viewerContainer">
        <text:p text:style-name="Standard"/>
        <text:section text:style-name="Sect1" text:name="viewer">
          <text:p text:style-name="Standard"/>
          <text:section text:style-name="Sect1" text:name="pageContainer1">
            <text:p text:style-name="Standard"/>
          </text:section>
        </text:section>
      </text:section>
      <text:p text:style-name="P48"><text:span text:style-name="T1">Qualcomm online test questions </text:span></text:p>
      <text:p text:style-name="P48">Aptitude and logical resoning topic </text:p>
      <text:p text:style-name="P48">Example questions </text:p>
      <text:p text:style-name="P48">Q1.</text:p>
      <text:p text:style-name="P48">Q 2 to 5 : linked questions (3 questions )</text:p>
      <text:p text:style-name="P48">Q6. dirctions </text:p>
      <text:p text:style-name="P48">Q7. a man travls </text:p>
      <text:p text:style-name="P48">north side</text:p>
      <text:p text:style-name="P48">36km and take </text:p>
      <text:p text:style-name="P48">right</text:p>
      <text:p text:style-name="P48">and traval for 24km and he take </text:p>
      <text:p text:style-name="P48">left</text:p>
      <text:p text:style-name="P48">for 12km </text:p>
      <text:p text:style-name="P48">then he travals towords </text:p>
      <text:p text:style-name="P48">right</text:p>
      <text:p text:style-name="P48">18km and again he traval towords </text:p>
      <text:p text:style-name="P48">southside</text:p>
      <text:p text:style-name="P48">24km.</text:p>
      <text:p text:style-name="P48">Q8. how many are correct </text:p>
      <text:p text:style-name="P48">55514111145 != 55511411145</text:p>
      <text:p text:style-name="P48">55544111451 &lt; 55451114515</text:p>
      <text:p text:style-name="P48">54541115415 &gt; 54541145415</text:p>
      <text:p text:style-name="P48">Q9. NATION : ANTINO :: HUNGRY : ?</text:p>
      <text:p text:style-name="P48">Q10. he Fourth Amendment to the Constitution protects citizens against unreasonable searches and </text:p>
      <text:p text:style-name="P48">seizures. No search of a person's home or personal effects may be conducted without a </text:p>
      <text:p text:style-name="P48">written search warrant issued on probable cause. This means that a neutral judge must </text:p>
      <text:p text:style-name="P48">approve the factual basis justifying a search before it can be conducted.</text:p>
      <text:p text:style-name="P48">In the above phargraph how many time “o” will be appeared immediate followed by “a”.</text:p>
      <text:p text:style-name="P48"><text:soft-page-break/>C , CPP , OS topics</text:p>
      <text:p text:style-name="P48">- threads , kernel threads</text:p>
      <text:p text:style-name="P48">- proccess and resources related questions ( max questions)</text:p>
      <text:p text:style-name="P48">- pointers</text:p>
      <text:p text:style-name="P48">- Operator Precedence questions (max questions)</text:p>
      <text:p text:style-name="P48">- inheritance , polymorphism questions</text:p>
      <text:section text:style-name="Sect1" text:name="Section3">
        <text:p text:style-name="Standard"><text:bookmark text:name="outerContainer"/></text:p>
        <text:section text:style-name="Sect1" text:name="Section4">
          <text:p text:style-name="Standard"><text:bookmark text:name="mainContainer"/></text:p>
        </text:section>
      </text:section>
      <text:p text:style-name="P47"><text:span text:style-name="T1"/></text:p>
      <text:p text:style-name="P47"><text:span text:style-name="T1">c </text:span></text:p>
      <text:p text:style-name="P36"/>
      <text:p text:style-name="P36"><text:bookmark text:name="OBJ_PREFIX_DWT1445_com_zimbra_url"/><text:a xlink:type="simple" xlink:href="http://skillgun.com/c/interview-questions-and-answers" office:target-frame-name="_blank" xlink:show="new" text:style-name="Internet_20_link" text:visited-style-name="Visited_20_Internet_20_Link">http://skillgun.com/c/interview-questions-and-answers</text:a></text:p>
      <text:p text:style-name="P36"/>
      <text:p text:style-name="P36">series of Linux device drivers</text:p>
      <text:p text:style-name="P36"/>
      <text:p text:style-name="P36"><text:bookmark text:name="OBJ_PREFIX_DWT1446_com_zimbra_url"/><text:a xlink:type="simple" xlink:href="http://opensourceforu.com/tag/linux-device-drivers-series/" office:target-frame-name="_blank" xlink:show="new" text:style-name="Internet_20_link" text:visited-style-name="Visited_20_Internet_20_Link">http://opensourceforu.com/tag/linux-device-drivers-series/</text:a></text:p>
      <text:p text:style-name="P36"/>
      <text:p text:style-name="P36">I2C protocol</text:p>
      <text:p text:style-name="P36"/>
      <text:p text:style-name="P36"><text:bookmark text:name="OBJ_PREFIX_DWT1447_com_zimbra_url"/><text:a xlink:type="simple" xlink:href="http://i2c.info/i2c-bus-specification" office:target-frame-name="_blank" xlink:show="new" text:style-name="Internet_20_link" text:visited-style-name="Visited_20_Internet_20_Link">http://i2c.info/i2c-bus-specification</text:a></text:p>
      <text:p text:style-name="P36"/>
      <text:p text:style-name="P36">1.adb debugging tool</text:p>
      <text:p text:style-name="P36"/>
      <text:p text:style-name="P36"><text:bookmark text:name="OBJ_PREFIX_DWT1448_com_zimbra_url"/><text:a xlink:type="simple" xlink:href="https://developer.android.com/studio/command-line/adb.html" office:target-frame-name="_blank" xlink:show="new" text:style-name="Internet_20_link" text:visited-style-name="Visited_20_Internet_20_Link">https://developer.android.com/studio/command-line/adb.html</text:a></text:p>
      <text:p text:style-name="P36"/>
      <text:p text:style-name="P36">2.Linux device driver /linux kernel</text:p>
      <text:p text:style-name="P36"><text:bookmark text:name="OBJ_PREFIX_DWT1449_com_zimbra_url"/><text:a xlink:type="simple" xlink:href="http://learnlinuxconcepts.blogspot.in/2014/03/why-kernel-code-running-in-interrupt.html" office:target-frame-name="_blank" xlink:show="new" text:style-name="Internet_20_link" text:visited-style-name="Visited_20_Internet_20_Link">http://learnlinuxconcepts.blogspot.in/2014/03/why-kernel-code-running-in-interrupt.html</text:a></text:p>
      <text:p text:style-name="P36"/>
      <text:p text:style-name="P47"><text:span text:style-name="T1">PFB, some more interview questions (from ARRIS) fyi...</text:span></text:p>
      <text:p text:style-name="P70"/>
      <text:p text:style-name="P38">....................................................................................................</text:p>
      <text:p text:style-name="P38">Who is the Author of c language? </text:p>
      <text:p text:style-name="P38">In PC where c program stored &amp; Run?</text:p>
      <text:p text:style-name="P38">ASCII full form?</text:p>
      <text:p text:style-name="P38">Diff btw sdram and dram?</text:p>
      <text:p text:style-name="P38">Types of ROM?</text:p>
      <text:p text:style-name="P38">What is Round robin scheduling?</text:p>
      <text:p text:style-name="P38">Which is the default scheduling algorithm in PC?</text:p>
      <text:p text:style-name="P38">What happened when PC start (Boot process )?</text:p>
      <text:p text:style-name="P38">About i2c.... Spi and i2c Diff?</text:p>
      <text:p text:style-name="P38">What is meant by Volatile and non-volatile memory?</text:p>
      <text:p text:style-name="P38">C language is interpreter or compile based Lang?</text:p>
      <text:p text:style-name="P38">What are Storage classes?</text:p>
      <text:p text:style-name="P38">Compilation steps of c prog?</text:p>
      <text:p text:style-name="P37"> <text:span text:style-name="T4">User and kernel specs Diff?</text:span></text:p>
      <text:p text:style-name="P38">What is volatile and const qualifiers? </text:p>
      <text:p text:style-name="P38"><text:soft-page-break/>C prog to swap a number without temp. </text:p>
      <text:p text:style-name="P38">In Single link list add at begin and delete last node.</text:p>
      <text:p text:style-name="P37"> <text:span text:style-name="T4">Implement atox. </text:span></text:p>
      <text:p text:style-name="P38">What is Dynamic memory allocation?</text:p>
      <text:p text:style-name="P38">Diff betw malloc and calloc?</text:p>
      <text:p text:style-name="P38">How interrupt works?</text:p>
      <text:p text:style-name="P37"> <text:span text:style-name="T4">How to handle interrupt? </text:span></text:p>
      <text:p text:style-name="P38">What is the Use of gpio pins?</text:p>
      <text:p text:style-name="P38">What r process states?</text:p>
      <text:p text:style-name="P38">Process and thread Diff.</text:p>
      <text:p text:style-name="P38">Mutex &amp; semaphore Diff.</text:p>
      <text:p text:style-name="P38">What is shared memory and message queue?</text:p>
      <text:p text:style-name="P37">  <text:span text:style-name="T4">Diff betw Tcp &amp; udp? </text:span></text:p>
      <text:p text:style-name="P38">What is meant by connection less and connection oriented ?</text:p>
      <text:p text:style-name="P37"> <text:span text:style-name="T4">Diff betw polling and interrupt give one Example of polling?</text:span></text:p>
      <text:p text:style-name="P38">Soft and hard rtos Diff?</text:p>
      <text:p text:style-name="P38">Monolithic and micro kernel Diff?</text:p>
      <text:p text:style-name="P38">What is Initramfs, initrd,rootfs and ramfs?</text:p>
      <text:p text:style-name="P38">what is inline function?</text:p>
      <text:p text:style-name="P38">Main purpose of inline fn?</text:p>
      <text:p text:style-name="P38">what are the steps to bring-up the board?</text:p>
      <text:p text:style-name="P47"><text:span text:style-name="T1"/></text:p>
      <text:p text:style-name="P47"><text:span text:style-name="T1"/></text:p>
      <text:p text:style-name="P55">Q.Define datatype ?</text:p>
      <text:p text:style-name="P61"><text:tab/>In the <text:span text:style-name="T2">C</text:span> programming language, <text:span text:style-name="T2">data types</text:span> are declarations for memory locations or variables that determine the characteristics of the <text:span text:style-name="T2">data</text:span> that may be stored and the methods (operations) of processing that are permitted involving them.</text:p>
      <text:p text:style-name="P61"/>
      <text:p text:style-name="P62"><text:span text:style-name="T6">Data types simply refers to the type and size of data associated with </text:span><text:a xlink:type="simple" xlink:href="https://www.programiz.com/c-programming/c-variables-constants" text:style-name="Internet_20_link" text:visited-style-name="Visited_20_Internet_20_Link"><text:span text:style-name="T6">variables</text:span></text:a><text:span text:style-name="T6"> and </text:span><text:a xlink:type="simple" xlink:href="https://www.programiz.com/c-programming/c-functions" text:style-name="Internet_20_link" text:visited-style-name="Visited_20_Internet_20_Link"><text:span text:style-name="T6">functions</text:span></text:a><text:span text:style-name="T6">.</text:span></text:p>
      <text:p text:style-name="P61"/>
      <text:p text:style-name="P55">Q. define typedef ?</text:p>
      <text:p text:style-name="P62"><text:span text:style-name="Emphasis"><text:span text:style-name="T6"><text:tab/>typedef</text:span></text:span><text:span text:style-name="T6"> is a keyword used in </text:span><text:span text:style-name="Emphasis"><text:span text:style-name="T6">C</text:span></text:span><text:span text:style-name="T6"> language to assign alternative names to existing types.</text:span></text:p>
      <text:p text:style-name="P26"/>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4">Type Name</text:p>
            </table:table-cell>
            <table:table-cell table:style-name="Table1.B1" office:value-type="string">
              <text:p text:style-name="P74">32–bit Size</text:p>
            </table:table-cell>
            <table:table-cell table:style-name="Table1.C1" office:value-type="string">
              <text:p text:style-name="P74">64–bit Size</text:p>
            </table:table-cell>
          </table:table-row>
        </table:table-header-rows>
        <table:table-row>
          <table:table-cell table:style-name="Table1.A2" office:value-type="string">
            <text:p text:style-name="P11"><text:span text:style-name="Teletype"><text:span text:style-name="T6">char</text:span></text:span><text:span text:style-name="T6"> </text:span></text:p>
          </table:table-cell>
          <table:table-cell table:style-name="Table1.B2" office:value-type="string">
            <text:p text:style-name="P12">1 byte</text:p>
          </table:table-cell>
          <table:table-cell table:style-name="Table1.C2" office:value-type="string">
            <text:p text:style-name="P12">1 byte</text:p>
          </table:table-cell>
        </table:table-row>
        <table:table-row>
          <table:table-cell table:style-name="Table1.A2" office:value-type="string">
            <text:p text:style-name="P11"><text:span text:style-name="Teletype"><text:span text:style-name="T6">short</text:span></text:span><text:span text:style-name="T6"> </text:span></text:p>
          </table:table-cell>
          <table:table-cell table:style-name="Table1.B2" office:value-type="string">
            <text:p text:style-name="P12">2 bytes</text:p>
          </table:table-cell>
          <table:table-cell table:style-name="Table1.C2" office:value-type="string">
            <text:p text:style-name="P12">2 bytes</text:p>
          </table:table-cell>
        </table:table-row>
        <text:soft-page-break/>
        <table:table-row>
          <table:table-cell table:style-name="Table1.A2" office:value-type="string">
            <text:p text:style-name="P11"><text:span text:style-name="Teletype"><text:span text:style-name="T6">int</text:span></text:span><text:span text:style-name="T6"> </text:span></text:p>
          </table:table-cell>
          <table:table-cell table:style-name="Table1.B2" office:value-type="string">
            <text:p text:style-name="P12">4 bytes</text:p>
          </table:table-cell>
          <table:table-cell table:style-name="Table1.C2" office:value-type="string">
            <text:p text:style-name="P12">4 bytes</text:p>
          </table:table-cell>
        </table:table-row>
        <table:table-row>
          <table:table-cell table:style-name="Table1.A2" office:value-type="string">
            <text:p text:style-name="P11"><text:span text:style-name="Teletype"><text:span text:style-name="T6">long</text:span></text:span><text:span text:style-name="T6"> </text:span></text:p>
          </table:table-cell>
          <table:table-cell table:style-name="Table1.B2" office:value-type="string">
            <text:p text:style-name="P12">4 bytes</text:p>
          </table:table-cell>
          <table:table-cell table:style-name="Table1.C2" office:value-type="string">
            <text:p text:style-name="P12">8 bytes</text:p>
          </table:table-cell>
        </table:table-row>
        <table:table-row>
          <table:table-cell table:style-name="Table1.A6" office:value-type="string">
            <text:p text:style-name="P11"><text:span text:style-name="Teletype"><text:span text:style-name="T6">long long</text:span></text:span><text:span text:style-name="T6"> </text:span></text:p>
          </table:table-cell>
          <table:table-cell table:style-name="Table1.B6" office:value-type="string">
            <text:p text:style-name="P12">8 bytes</text:p>
          </table:table-cell>
          <table:table-cell table:style-name="Table1.C6" office:value-type="string">
            <text:p text:style-name="P12">8 bytes</text:p>
          </table:table-cell>
        </table:table-row>
      </table:table>
      <text:p text:style-name="P22"/>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5">Type Nam<text:span text:style-name="T15">e</text:span></text:p>
            </table:table-cell>
            <table:table-cell table:style-name="Table2.B1" office:value-type="string">
              <text:p text:style-name="P75">32–bit Size</text:p>
            </table:table-cell>
            <table:table-cell table:style-name="Table2.C1" office:value-type="string">
              <text:p text:style-name="P75">64–bit Size</text:p>
            </table:table-cell>
          </table:table-row>
        </table:table-header-rows>
        <table:table-row table:style-name="Table2.2">
          <table:table-cell table:style-name="Table2.A2" office:value-type="string">
            <text:p text:style-name="P11"><text:span text:style-name="Teletype"><text:span text:style-name="T5">float</text:span></text:span><text:span text:style-name="T5"> </text:span></text:p>
          </table:table-cell>
          <table:table-cell table:style-name="Table2.B2" office:value-type="string">
            <text:p text:style-name="P14">4 bytes</text:p>
          </table:table-cell>
          <table:table-cell table:style-name="Table2.C2" office:value-type="string">
            <text:p text:style-name="P14">4 bytes</text:p>
          </table:table-cell>
        </table:table-row>
        <table:table-row>
          <table:table-cell table:style-name="Table2.A2" office:value-type="string">
            <text:p text:style-name="P11"><text:span text:style-name="Teletype"><text:span text:style-name="T5">double</text:span></text:span><text:span text:style-name="T5"> </text:span></text:p>
          </table:table-cell>
          <table:table-cell table:style-name="Table2.B2" office:value-type="string">
            <text:p text:style-name="P14">8 bytes</text:p>
          </table:table-cell>
          <table:table-cell table:style-name="Table2.C2" office:value-type="string">
            <text:p text:style-name="P14">8 bytes</text:p>
          </table:table-cell>
        </table:table-row>
        <table:table-row>
          <table:table-cell table:style-name="Table2.A4" office:value-type="string">
            <text:p text:style-name="P11"><text:span text:style-name="Teletype"><text:span text:style-name="T5">long double</text:span></text:span><text:span text:style-name="T5"> </text:span></text:p>
          </table:table-cell>
          <table:table-cell table:style-name="Table2.B4" office:value-type="string">
            <text:p text:style-name="P14">16 bytes</text:p>
          </table:table-cell>
          <table:table-cell table:style-name="Table2.C4" office:value-type="string">
            <text:p text:style-name="P14">16 bytes</text:p>
          </table:table-cell>
        </table:table-row>
      </table:table>
      <text:p text:style-name="P50"/>
      <text:h text:style-name="P78" text:outline-level="3">13) What is array in C?</text:h>
      <text:p text:style-name="P34">Array is a group of similar types of elements. It has contiguous memory location. It makes the code optimized, easy to traverse and easy to sort. <text:a xlink:type="simple" xlink:href="https://www.javatpoint.com/c-array" text:style-name="Internet_20_link" text:visited-style-name="Visited_20_Internet_20_Link">More details...</text:a></text:p>
      <text:h text:style-name="P80" text:outline-level="3">14) What is pointer in C?</text:h>
      <text:p text:style-name="P34">A pointer is a variable that refers to the address of a value. It makes the code optimized and makes the performance fast.</text:p>
      <text:h text:style-name="P80" text:outline-level="3">17) What is far pointer in C?</text:h>
      <text:p text:style-name="P34">A pointer which can access all the 16 segments (whole residence memory) of RAM is known as far pointer. </text:p>
      <text:h text:style-name="P80" text:outline-level="3">18) What is dangling pointer in C?</text:h>
      <text:p text:style-name="P34">If a pointer is pointing any memory location but meanwhile another pointer deletes the memory occupied by first pointer while first pointer still points to that memory location, first pointer will be known as dangling pointer. This problem is known as dangling pointer problem.</text:p>
      <text:h text:style-name="P80" text:outline-level="3"><text:soft-page-break/>19) What is pointer to pointer in C?</text:h>
      <text:p text:style-name="P34">In case of pointer to pointer concept, one pointer refers to the address of another pointer. <text:a xlink:type="simple" xlink:href="https://www.javatpoint.com/c-pointer-to-pointer" text:style-name="Internet_20_link" text:visited-style-name="Visited_20_Internet_20_Link">More details...</text:a></text:p>
      <text:h text:style-name="P80" text:outline-level="3">20) What is static memory allocation?</text:h>
      <text:p text:style-name="P34">In case of static memory allocation, memory is allocated at compile time and memory can't be increased while executing the program. It is used in array. <text:a xlink:type="simple" xlink:href="https://www.javatpoint.com/dynamic-memory-allocation-in-c" text:style-name="Internet_20_link" text:visited-style-name="Visited_20_Internet_20_Link">More details...</text:a></text:p>
      <text:h text:style-name="P80" text:outline-level="3">21) What is dynamic memory allocation?</text:h>
      <text:p text:style-name="P34">In case of dynamic memory allocation, memory is allocated at run time and memory can be increased while executing the program. It is used in linked list. <text:a xlink:type="simple" xlink:href="https://www.javatpoint.com/dynamic-memory-allocation-in-c" text:style-name="Internet_20_link" text:visited-style-name="Visited_20_Internet_20_Link">More details...</text:a></text:p>
      <text:p text:style-name="P34"/>
      <text:p text:style-name="P20"><text:s/></text:p>
      <text:h text:style-name="P84" text:outline-level="1"/>
      <text:h text:style-name="P80" text:outline-level="3"/>
      <text:h text:style-name="P80" text:outline-level="3">9) What is the use of static variable in C?</text:h>
      <text:p text:style-name="P20">A variable which is declared as static is known as static variable. The static variable retains its value between multiple function calls.</text:p>
      <text:list xml:id="list1858414220307411651" text:style-name="L1">
        <text:list-item>
          <text:p text:style-name="P6">Void function1(){</text:p>
        </text:list-item>
        <text:list-item>
          <text:p text:style-name="P6">intx=10;//local variable</text:p>
        </text:list-item>
        <text:list-item>
          <text:p text:style-name="P6">static int y=10;//static variable </text:p>
        </text:list-item>
        <text:list-item>
          <text:p text:style-name="P6">x=x+1;</text:p>
        </text:list-item>
        <text:list-item>
          <text:p text:style-name="P6">y=y+1;</text:p>
        </text:list-item>
        <text:list-item>
          <text:p text:style-name="P6">printf("%d\n",x);//will always print 11 </text:p>
        </text:list-item>
        <text:list-item>
          <text:p text:style-name="P6">printf("%d\n",y);//will always increment value, it will print 11, 12, 13 and so on</text:p>
        </text:list-item>
        <text:list-item>
          <text:p text:style-name="P16">}</text:p>
        </text:list-item>
      </text:list>
      <text:p text:style-name="P10"/>
      <text:h text:style-name="P80" text:outline-level="3"><text:span text:style-name="T16">Q.</text:span>What is the use of function in C?</text:h>
      <text:p text:style-name="P20">A function in C language provides modularity. It can be called many times. It saves code and we can reuse the same code many times. <text:a xlink:type="simple" xlink:href="https://www.javatpoint.com/functions-in-c" text:style-name="Internet_20_link" text:visited-style-name="Visited_20_Internet_20_Link">More details...</text:a></text:p>
      <text:h text:style-name="P80" text:outline-level="3"><text:span text:style-name="T16">Q.</text:span>What is the difference between call by value and call by reference in C?</text:h>
      <text:p text:style-name="P20">We can pass value to function by one of the two ways: call by value or call by reference. In case of call by value, a copy of value is passed to the function, so original value is not modified. But in case of call by reference, an address of value of passed to the function, so original value is modified. <text:a xlink:type="simple" xlink:href="https://www.javatpoint.com/call-by-value-and-call-by-reference-in-c" text:style-name="Internet_20_link" text:visited-style-name="Visited_20_Internet_20_Link">More details...</text:a></text:p>
      <text:h text:style-name="P80" text:outline-level="3"><text:soft-page-break/><text:span text:style-name="T16">Q.</text:span> What is array in C?</text:h>
      <text:p text:style-name="P20">Array is a group of similar types of elements. It has contiguous memory location. It makes the code optimized, easy to traverse and easy to sort. <text:a xlink:type="simple" xlink:href="https://www.javatpoint.com/c-array" text:style-name="Internet_20_link" text:visited-style-name="Visited_20_Internet_20_Link">More details...</text:a></text:p>
      <text:h text:style-name="P80" text:outline-level="3"><text:span text:style-name="T16">Q.</text:span> What is pointer in C?</text:h>
      <text:p text:style-name="P20">A pointer is a variable that refers to the address of a value. It makes the code optimized and makes the performance fast. <text:a xlink:type="simple" xlink:href="https://www.javatpoint.com/c-pointers" text:style-name="Internet_20_link" text:visited-style-name="Visited_20_Internet_20_Link">More details...</text:a></text:p>
      <text:h text:style-name="P80" text:outline-level="3"><text:span text:style-name="T16">Q.</text:span> What are the usage of pointer in C?</text:h>
      <text:list xml:id="list2873701434251739199" text:style-name="L9">
        <text:list-item>
          <text:p text:style-name="P8">Accessing array elements </text:p>
        </text:list-item>
        <text:list-item>
          <text:p text:style-name="P8">Dynamic memory allocation </text:p>
        </text:list-item>
        <text:list-item>
          <text:p text:style-name="P8">Call by Reference </text:p>
        </text:list-item>
        <text:list-item>
          <text:p text:style-name="P17">Data Structures like tree, graph, linked list etc. </text:p>
        </text:list-item>
      </text:list>
      <text:h text:style-name="P80" text:outline-level="3"><text:span text:style-name="T16">Q.</text:span> What is NULL pointer in C?</text:h>
      <text:p text:style-name="P20">A pointer that doesn't refer to any address of a value but NULL, is known as NULL pointer. For example:</text:p>
      <text:list xml:id="list967309063066409674" text:style-name="L10">
        <text:list-item>
          <text:p text:style-name="P18">int *p=NULL;</text:p>
        </text:list-item>
      </text:list>
      <text:h text:style-name="P80" text:outline-level="3"><text:span text:style-name="T16">Q.</text:span> What is far pointer in C?</text:h>
      <text:p text:style-name="P20">A pointer which can access all the 16 segments (whole residence memory) of RAM is known as far pointer. </text:p>
      <text:h text:style-name="P80" text:outline-level="3"><text:span text:style-name="T16">Q.</text:span> What is dangling pointer in C?</text:h>
      <text:p text:style-name="P20">If a pointer is pointing any memory location but meanwhile another pointer deletes the memory occupied by first pointer while first pointer still points to that memory location, first pointer will be known as dangling pointer. This problem is known as dangling pointer problem.</text:p>
      <text:h text:style-name="P80" text:outline-level="3"><text:span text:style-name="T16">Q.</text:span> What is pointer to pointer in C?</text:h>
      <text:p text:style-name="P20">In case of pointer to pointer concept, one pointer refers to the address of another pointer. <text:a xlink:type="simple" xlink:href="https://www.javatpoint.com/c-pointer-to-pointer" text:style-name="Internet_20_link" text:visited-style-name="Visited_20_Internet_20_Link">More details...</text:a></text:p>
      <text:h text:style-name="P80" text:outline-level="3"><text:span text:style-name="T16">Q.</text:span> What is static memory allocation?</text:h>
      <text:p text:style-name="P20">In case of static memory allocation, memory is allocated at compile time and memory can't be increased while executing the program. It is used in array. <text:a xlink:type="simple" xlink:href="https://www.javatpoint.com/dynamic-memory-allocation-in-c" text:style-name="Internet_20_link" text:visited-style-name="Visited_20_Internet_20_Link">More details...</text:a></text:p>
      <text:h text:style-name="P80" text:outline-level="3"><text:span text:style-name="T16">Q.</text:span> What is dynamic memory allocation?</text:h>
      <text:p text:style-name="P20">In case of dynamic memory allocation, memory is allocated at run time and memory can be increased while executing the program. It is used in linked list. <text:a xlink:type="simple" xlink:href="https://www.javatpoint.com/dynamic-memory-allocation-in-c" text:style-name="Internet_20_link" text:visited-style-name="Visited_20_Internet_20_Link">More details...</text:a></text:p>
      <text:h text:style-name="P80" text:outline-level="3"><text:soft-page-break/><text:span text:style-name="T16">Q.</text:span>What functions are used for dynamic memory allocation in C language?</text:h>
      <text:list xml:id="list4266865528358040956" text:style-name="L11">
        <text:list-item>
          <text:p text:style-name="P9">malloc() </text:p>
        </text:list-item>
        <text:list-item>
          <text:p text:style-name="P9">calloc() </text:p>
        </text:list-item>
        <text:list-item>
          <text:p text:style-name="P9">realloc() </text:p>
        </text:list-item>
        <text:list-item>
          <text:p text:style-name="P19">free() </text:p>
        </text:list-item>
      </text:list>
      <text:p text:style-name="P20"><text:a xlink:type="simple" xlink:href="https://www.javatpoint.com/dynamic-memory-allocation-in-c" text:style-name="Internet_20_link" text:visited-style-name="Visited_20_Internet_20_Link">More details...</text:a></text:p>
      <text:h text:style-name="P80" text:outline-level="3"><text:span text:style-name="T16">Q.</text:span> What is the difference between malloc() and calloc()?</text:h>
      <text:p text:style-name="P20"><text:span text:style-name="Strong_20_Emphasis">malloc()</text:span>: The malloc() function allocates single block of requested memory. It has garbage value initially.</text:p>
      <text:p text:style-name="P20"><text:span text:style-name="Strong_20_Emphasis">calloc()</text:span>: The calloc() function allocates multiple block of requested memory. It initially initializes all bytes to zero.</text:p>
      <text:p text:style-name="P20"><text:a xlink:type="simple" xlink:href="https://www.javatpoint.com/dynamic-memory-allocation-in-c" text:style-name="Internet_20_link" text:visited-style-name="Visited_20_Internet_20_Link">More details...</text:a></text:p>
      <text:h text:style-name="P80" text:outline-level="3"><text:span text:style-name="T16">Q.</text:span> What is structure?</text:h>
      <text:p text:style-name="P20">Structure is a user-defined data type that allows to store multiple types of data in a single unit. It occupies the sum of memory of all members. <text:a xlink:type="simple" xlink:href="https://www.javatpoint.com/structure-in-c" text:style-name="Internet_20_link" text:visited-style-name="Visited_20_Internet_20_Link">More details...</text:a></text:p>
      <text:h text:style-name="P80" text:outline-level="3"><text:span text:style-name="T16">Q.</text:span> What is union?</text:h>
      <text:p text:style-name="P20">Like Structure, union is a user-defined data type that allows to store multiple types of data in a single unit. But it doesn't occupies the sum of memory of all members. It occupies the memory of largest member only. <text:a xlink:type="simple" xlink:href="https://www.javatpoint.com/c-union" text:style-name="Internet_20_link" text:visited-style-name="Visited_20_Internet_20_Link">More details...</text:a></text:p>
      <text:p text:style-name="P34"/>
      <text:h text:style-name="P80" text:outline-level="3"><text:span text:style-name="T17">Q.</text:span>What is the purpose of sprintf() function?</text:h>
      <text:p text:style-name="P34">It is used to print the formatted output into char array.</text:p>
      <text:h text:style-name="P80" text:outline-level="3"><text:span text:style-name="T17">Q.</text:span> Can we compile a program without main() function?</text:h>
      <text:p text:style-name="P34">Yes, we can compile but it can't be executed.</text:p>
      <text:p text:style-name="P34">But, if we use #define, we can compile and run C program without using main() function. For example:</text:p>
      <text:list xml:id="list3883130392649852183" text:style-name="L12">
        <text:list-item>
          <text:p text:style-name="P42">#include&lt;stdio.h&gt;</text:p>
        </text:list-item>
        <text:list-item>
          <text:p text:style-name="P42">#define start main</text:p>
        </text:list-item>
        <text:list-item>
          <text:p text:style-name="P42">void start(){</text:p>
        </text:list-item>
        <text:list-item>
          <text:p text:style-name="P42">printf("Hello");</text:p>
        </text:list-item>
        <text:list-item>
          <text:p text:style-name="P31">}</text:p>
        </text:list-item>
      </text:list>
      <text:p text:style-name="P34"/>
      <text:h text:style-name="P80" text:outline-level="3"><text:soft-page-break/><text:span text:style-name="T18">Q.</text:span>What is Linux Kernel?</text:h>
      <text:p text:style-name="P34">Linux Kernel is low level system software. It is used to manage the hardware resources for the users. It provides an interface for user-level interaction</text:p>
      <text:p text:style-name="P34"/>
      <text:p text:style-name="P55">Q.Difference b/w <text:s/>OS and kernel.?</text:p>
      <text:p text:style-name="P23"><text:tab/>The kernel is the part of the operating system. The operating system is the software package that communicates directly to the hardware and our application. The kernel is the lowest level of the operating system. The kernel is the main part of the operating system and is responsible for translating the command into something that can be understood by the computer. The main functions of the kernel are:</text:p>
      <text:list xml:id="list1293328311434521986" text:style-name="L13">
        <text:list-item>
          <text:p text:style-name="P40">memory management </text:p>
        </text:list-item>
        <text:list-item>
          <text:p text:style-name="P40">network management </text:p>
        </text:list-item>
        <text:list-item>
          <text:p text:style-name="P40">device driver </text:p>
        </text:list-item>
        <text:list-item>
          <text:p text:style-name="P40">file management </text:p>
        </text:list-item>
        <text:list-item>
          <text:p text:style-name="P25">process management </text:p>
        </text:list-item>
      </text:list>
      <text:h text:style-name="P79" text:outline-level="3"><text:span text:style-name="T18">Q. </text:span>What is Swap Space?</text:h>
      <text:p text:style-name="P34">Swap space is used to specify a space which is used by Linux to hold some concurrent running program temporarily. It is used when RAM does not have enough space to hold all programs that are executing.</text:p>
      <text:p text:style-name="P26"/>
      <text:p text:style-name="P26"/>
      <text:p text:style-name="P26"/>
      <text:p text:style-name="P55"><text:span text:style-name="T19">Q.</text:span>What is the difference between BIOS and Firmware?</text:p>
      <text:p text:style-name="P23"/>
      <text:p text:style-name="P29"><text:a xlink:type="simple" xlink:href="http://en.wikipedia.org/wiki/BIOS" text:style-name="Internet_20_link" text:visited-style-name="Visited_20_Internet_20_Link"><text:span text:style-name="T6">BIOS</text:span></text:a><text:span text:style-name="T6"> is an acronym for Basic Input/Output System and also known as System BIOS, ROM BIOS, or PC BIOS. It is a type of Firmware used during the booting process (power-on/start up) on IBM PC compatible computers. BIOS Firmware is built into PCs, and it is the first software they run when powered on. The name itself originates from the Basic Input/Output System used in the CP/M operating system in 1975.</text:span></text:p>
      <text:p text:style-name="P34"><text:a xlink:type="simple" xlink:href="http://en.wikipedia.org/wiki/Firmware" text:style-name="Internet_20_link" text:visited-style-name="Visited_20_Internet_20_Link"><text:span text:style-name="T6">Firmware</text:span></text:a><text:span text:style-name="T6"> is a combination of persistent memory, program code, and the data stored in it. Typical examples of devices containing Firmware are embedded systems such as traffic lights, consumer appliances, digital watches, computers, computer peripherals, mobile phones, and digital cameras. The Firmware contained in these devices provides the control program for the device</text:span></text:p>
      <text:h text:style-name="P81" text:outline-level="1"><text:soft-page-break/><text:span text:style-name="T19">Q. what is </text:span>IRQ - interrupt request line?</text:h>
      <text:p text:style-name="P51"/>
      <text:p text:style-name="P62"><text:span text:style-name="T6"><text:tab/>Abbreviation of </text:span><text:span text:style-name="Strong_20_Emphasis"><text:span text:style-name="T6">i</text:span></text:span><text:span text:style-name="Emphasis"><text:span text:style-name="T6">nterrupt </text:span></text:span><text:span text:style-name="Strong_20_Emphasis"><text:span text:style-name="T6">r</text:span></text:span><text:span text:style-name="Emphasis"><text:span text:style-name="T6">e</text:span></text:span><text:span text:style-name="Strong_20_Emphasis"><text:span text:style-name="T6">q</text:span></text:span><text:span text:style-name="Emphasis"><text:span text:style-name="T6">uest line,</text:span></text:span><text:span text:style-name="T6"> and pronounced </text:span><text:span text:style-name="Emphasis"><text:span text:style-name="T6">I-R-Q. </text:span></text:span><text:span text:style-name="T6">IRQs are </text:span><text:a xlink:type="simple" xlink:href="http://www.webopedia.com/TERM/H/hardware.html" text:style-name="Internet_20_link" text:visited-style-name="Visited_20_Internet_20_Link"><text:span text:style-name="T6">hardware</text:span></text:a><text:span text:style-name="T6"> lines over which </text:span><text:a xlink:type="simple" xlink:href="http://www.webopedia.com/TERM/D/device.html" text:style-name="Internet_20_link" text:visited-style-name="Visited_20_Internet_20_Link"><text:span text:style-name="T6">devices</text:span></text:a><text:span text:style-name="T6"> can send </text:span><text:a xlink:type="simple" xlink:href="http://www.webopedia.com/TERM/I/interrupt.html" text:style-name="Internet_20_link" text:visited-style-name="Visited_20_Internet_20_Link"><text:span text:style-name="T6">interrupt</text:span></text:a><text:span text:style-name="T6"> signals to the </text:span><text:a xlink:type="simple" xlink:href="http://www.webopedia.com/TERM/M/microprocessor.html" text:style-name="Internet_20_link" text:visited-style-name="Visited_20_Internet_20_Link"><text:span text:style-name="T6">microprocessor</text:span></text:a><text:span text:style-name="T6">.</text:span></text:p>
      <text:p text:style-name="P61"/>
      <text:p text:style-name="P56">Q.what is ARM Architecture ?</text:p>
      <text:p text:style-name="P62"><text:span text:style-name="T6"><text:tab/>An ARM processor is one of a family of </text:span><text:a xlink:type="simple" xlink:href="http://whatis.techtarget.com/definition/CPU-central-processing-unit" text:style-name="Internet_20_link" text:visited-style-name="Visited_20_Internet_20_Link"><text:span text:style-name="T6">CPUs</text:span></text:a><text:span text:style-name="T6"> based on the </text:span><text:a xlink:type="simple" xlink:href="http://search400.techtarget.com/definition/RISC" text:style-name="Internet_20_link" text:visited-style-name="Visited_20_Internet_20_Link"><text:span text:style-name="T6">RISC</text:span></text:a><text:span text:style-name="T6"> (reduced instruction set computer) architecture developed by Advanced RISC Machines (ARM).</text:span></text:p>
      <text:p text:style-name="P61"/>
      <text:p text:style-name="P61"/>
      <text:p text:style-name="P61"/>
      <text:p text:style-name="P61"/>
      <text:p text:style-name="P61"/>
      <text:p text:style-name="P57">Q.what is difference between Executable fiel and Object file?</text:p>
      <text:p text:style-name="P23"/>
      <text:p text:style-name="P15"/>
      <text:p text:style-name="P20"><text:span text:style-name="T7">Object code</text:span><text:span text:style-name="T6"> is the output of a </text:span><text:a xlink:type="simple" xlink:href="http://www.linfo.org/compiler.html" text:style-name="Internet_20_link" text:visited-style-name="Visited_20_Internet_20_Link"><text:span text:style-name="T7">compiler</text:span></text:a><text:span text:style-name="T6"> after it processes </text:span><text:a xlink:type="simple" xlink:href="http://www.linfo.org/sourcecode.html" text:style-name="Internet_20_link" text:visited-style-name="Visited_20_Internet_20_Link"><text:span text:style-name="T7">source code</text:span></text:a><text:span text:style-name="T6">. </text:span></text:p>
      <text:p text:style-name="P20"><text:span text:style-name="T6">Source code is the version of a </text:span><text:a xlink:type="simple" xlink:href="http://www.linfo.org/program.html" text:style-name="Internet_20_link" text:visited-style-name="Visited_20_Internet_20_Link"><text:span text:style-name="T6">computer program</text:span></text:a><text:span text:style-name="T6"> as it is originally </text:span><text:span text:style-name="T7">written</text:span><text:span text:style-name="T6"> (i.e., typed into a computer) by a human in a programming language. A compiler is a specialized program that converts source code into object code. </text:span></text:p>
      <text:p text:style-name="P13">The object code is usually a <text:span text:style-name="T20">machine code</text:span>, also called a <text:span text:style-name="T20">machine language</text:span>, which can be understood directly by a specific type of CPU (central processing unit), such as x86 (i.e., Intel-compatible) or PowerPC.</text:p>
      <text:p text:style-name="P45">A machine code file can be immediately <text:span text:style-name="T20">executable</text:span> (i.e., runnable as a program), or it might require <text:span text:style-name="T20">linking</text:span> with other object code files (e.g. <text:span text:style-name="T20">libraries</text:span>) to produce a complete <text:a xlink:type="simple" xlink:href="http://www.linfo.org/executable.html" text:style-name="Internet_20_link" text:visited-style-name="Visited_20_Internet_20_Link">executable program</text:a>. </text:p>
      <text:p text:style-name="P26">An object code file can contain not only the object code, but also relocation information that the <text:span text:style-name="T20">linker</text:span> uses to assemble multiple object files to form an executable program. It can also contain other information, such as program symbols (names of variables and functions) and <text:span text:style-name="T20">debugging</text:span> (i.e., removing errors) information </text:p>
      <text:p text:style-name="P13"/>
      <text:p text:style-name="P23"/>
      <text:p text:style-name="P23"/>
      <text:p text:style-name="P23"/>
      <text:p text:style-name="P23"><text:soft-page-break/><text:span text:style-name="T3">(1)</text:span><text:span text:style-name="T2">Executable file </text:span>is simply understand by machine .</text:p>
      <text:p text:style-name="P26">This file is used to perform various operations or functions on a computer. An executable files cannot be read by humans .A file in a format that the computer can directly execute . If you transform a source file into an executable file, you need to pass it through a compiler or assembler .</text:p>
      <text:p text:style-name="P26">(<text:span text:style-name="T21">2</text:span><text:span text:style-name="T2">) Object file</text:span> is the intermediate form between executable and source .</text:p>
      <text:p text:style-name="P26">Objective file is the file containing object code, means reload format machine code that is usually not directly executable. This file may also work like a shared library.</text:p>
      <text:p text:style-name="P26">Objective files are three types - <text:line-break/>(1) Relocatable file (2) Executable file (3) Shared object file</text:p>
      <text:h text:style-name="P81" text:outline-level="1"><text:bookmark text:name="AEN354"/><text:span text:style-name="T21">Q.how to </text:span>Passing Command Line Arguments to a Module ?</text:h>
      <text:p text:style-name="P52"><text:s text:c="2"/>satan# insmod hello-5.o mystring="supercalifragilisticexpialidocious" \</text:p>
      <text:p text:style-name="P52"><text:s text:c="4"/>&gt; mybyte=256 myintArray=-1,-1</text:p>
      <text:p text:style-name="P52"><text:s text:c="4"/>mybyte is an 8 bit integer: 0</text:p>
      <text:p text:style-name="P52"><text:s text:c="4"/>myshort is a short integer: 1</text:p>
      <text:p text:style-name="P52"><text:s text:c="4"/>myint is an integer: 20</text:p>
      <text:p text:style-name="P52"><text:s text:c="4"/>mylong is a long integer: 9999</text:p>
      <text:p text:style-name="P51"/>
      <text:p text:style-name="P58">Q.what is Module?</text:p>
      <text:p text:style-name="P63"><text:span text:style-name="T6"><text:tab/>A module is a part of a </text:span><text:a xlink:type="simple" xlink:href="http://www.webopedia.com/TERM/P/program.html" text:style-name="Internet_20_link" text:visited-style-name="Visited_20_Internet_20_Link"><text:span text:style-name="T6">program</text:span></text:a><text:span text:style-name="T6">. Programs are composed of one or more independently developed modules that are not combined until the program is </text:span><text:a xlink:type="simple" xlink:href="http://www.webopedia.com/TERM/L/link.html" text:style-name="Internet_20_link" text:visited-style-name="Visited_20_Internet_20_Link"><text:span text:style-name="T6">linked</text:span></text:a><text:span text:style-name="T6">. A single module can contain one or several </text:span><text:a xlink:type="simple" xlink:href="http://www.webopedia.com/TERM/R/routine.html" text:style-name="Internet_20_link" text:visited-style-name="Visited_20_Internet_20_Link"><text:span text:style-name="T6">routines</text:span></text:a><text:span text:style-name="T6">.</text:span></text:p>
      <text:p text:style-name="P53"/>
      <text:p text:style-name="P59">Q. What is driver ?</text:p>
      <text:p text:style-name="P53"><text:tab/></text:p>
      <text:p text:style-name="P53"><text:tab/>The software that handles or manages a hardware controller is known as a device <text:span text:style-name="T2">driver.</text:span></text:p>
      <text:p text:style-name="P53"/>
      <text:p text:style-name="P53"/>
      <text:p text:style-name="P60">Q.what is CP, ELF,SHL , vmlinux , uname -r ,-a ,-m ? - how CP will work ?</text:p>
      <text:h text:style-name="P82" text:outline-level="1">uname Command</text:h>
      <text:h text:style-name="P77" text:outline-level="2">Purpose </text:h>
      <text:p text:style-name="P26"><text:bookmark text:name="uname__e3ea578538mart"/>Displays the name of the current operating system.</text:p>
      <text:h text:style-name="P77" text:outline-level="2">Syntax</text:h>
      <text:p text:style-name="P34"><text:span text:style-name="Strong_20_Emphasis"><text:span text:style-name="T6">uname</text:span></text:span><text:span text:style-name="T6"> [ </text:span><text:a xlink:type="simple" xlink:href="https://www.ibm.com/support/knowledgecenter/ssw_aix_71/com.ibm.aix.cmds5/uname.htm?view=kc#uname__row-d3e145254" text:style-name="Internet_20_link" text:visited-style-name="Visited_20_Internet_20_Link"><text:span text:style-name="Strong_20_Emphasis"><text:span text:style-name="T6">-a </text:span></text:span></text:a><text:span text:style-name="T6">| </text:span><text:a xlink:type="simple" xlink:href="https://www.ibm.com/support/knowledgecenter/ssw_aix_71/com.ibm.aix.cmds5/uname.htm?view=kc#uname__row-d3e145420" text:style-name="Internet_20_link" text:visited-style-name="Visited_20_Internet_20_Link"><text:span text:style-name="Strong_20_Emphasis"><text:span text:style-name="T6">-x </text:span></text:span></text:a><text:span text:style-name="T6">| </text:span><text:a xlink:type="simple" xlink:href="https://www.ibm.com/support/knowledgecenter/ssw_aix_71/com.ibm.aix.cmds5/uname.htm?view=kc#uname__row-d3e145371" text:style-name="Internet_20_link" text:visited-style-name="Visited_20_Internet_20_Link"><text:span text:style-name="Strong_20_Emphasis"><text:span text:style-name="T6">-S</text:span></text:span></text:a><text:span text:style-name="Strong_20_Emphasis"><text:span text:style-name="T6"> </text:span></text:span><text:span text:style-name="Emphasis"><text:span text:style-name="T6">Name </text:span></text:span><text:span text:style-name="T6">] [</text:span><text:a xlink:type="simple" xlink:href="https://www.ibm.com/support/knowledgecenter/ssw_aix_71/com.ibm.aix.cmds5/uname.htm?view=kc#uname__row-d3e145294" text:style-name="Internet_20_link" text:visited-style-name="Visited_20_Internet_20_Link"><text:span text:style-name="Strong_20_Emphasis"><text:span text:style-name="T6"> -F </text:span></text:span></text:a><text:span text:style-name="T6">] [</text:span><text:a xlink:type="simple" xlink:href="https://www.ibm.com/support/knowledgecenter/ssw_aix_71/com.ibm.aix.cmds5/uname.htm?view=kc#uname__row-d3e145300" text:style-name="Internet_20_link" text:visited-style-name="Visited_20_Internet_20_Link"><text:span text:style-name="Strong_20_Emphasis"><text:span text:style-name="T6"> -f </text:span></text:span></text:a><text:span text:style-name="T6">] [ </text:span><text:a xlink:type="simple" xlink:href="https://www.ibm.com/support/knowledgecenter/ssw_aix_71/com.ibm.aix.cmds5/uname.htm?view=kc#uname__row-d3e145309" text:style-name="Internet_20_link" text:visited-style-name="Visited_20_Internet_20_Link"><text:span text:style-name="Strong_20_Emphasis"><text:span text:style-name="T6">-l </text:span></text:span></text:a><text:span text:style-name="T6">] [ </text:span><text:a xlink:type="simple" xlink:href="https://www.ibm.com/support/knowledgecenter/ssw_aix_71/com.ibm.aix.cmds5/uname.htm?view=kc#uname__row-d3e145316" text:style-name="Internet_20_link" text:visited-style-name="Visited_20_Internet_20_Link"><text:span text:style-name="Strong_20_Emphasis"><text:span text:style-name="T6">-L</text:span></text:span></text:a><text:span text:style-name="T6"> ] [ </text:span><text:a xlink:type="simple" xlink:href="https://www.ibm.com/support/knowledgecenter/ssw_aix_71/com.ibm.aix.cmds5/uname.htm?view=kc#uname__row-d3e145322" text:style-name="Internet_20_link" text:visited-style-name="Visited_20_Internet_20_Link"><text:span text:style-name="Strong_20_Emphasis"><text:span text:style-name="T6">-m </text:span></text:span></text:a><text:span text:style-name="T6">] [ </text:span><text:a xlink:type="simple" xlink:href="https://www.ibm.com/support/knowledgecenter/ssw_aix_71/com.ibm.aix.cmds5/uname.htm?view=kc#uname__row-d3e145335" text:style-name="Internet_20_link" text:visited-style-name="Visited_20_Internet_20_Link"><text:span text:style-name="Strong_20_Emphasis"><text:span text:style-name="T6">-M </text:span></text:span></text:a><text:span text:style-name="T6">] [ </text:span><text:a xlink:type="simple" xlink:href="https://www.ibm.com/support/knowledgecenter/ssw_aix_71/com.ibm.aix.cmds5/uname.htm?view=kc#uname__row-d3e145342" text:style-name="Internet_20_link" text:visited-style-name="Visited_20_Internet_20_Link"><text:span text:style-name="Strong_20_Emphasis"><text:span text:style-name="T6">-n </text:span></text:span></text:a><text:span text:style-name="T6">] [ </text:span><text:a xlink:type="simple" xlink:href="https://www.ibm.com/support/knowledgecenter/ssw_aix_71/com.ibm.aix.cmds5/uname.htm?view=kc#uname__row-d3e145349" text:style-name="Internet_20_link" text:visited-style-name="Visited_20_Internet_20_Link"><text:span text:style-name="Strong_20_Emphasis"><text:span text:style-name="T6">-p </text:span></text:span></text:a><text:span text:style-name="T6">] [ </text:span><text:a xlink:type="simple" xlink:href="https://www.ibm.com/support/knowledgecenter/ssw_aix_71/com.ibm.aix.cmds5/uname.htm?view=kc#uname__row-d3e145356" text:style-name="Internet_20_link" text:visited-style-name="Visited_20_Internet_20_Link"><text:span text:style-name="Strong_20_Emphasis"><text:span text:style-name="T6">-r </text:span></text:span></text:a><text:span text:style-name="T6">] [ </text:span><text:a xlink:type="simple" xlink:href="https://www.ibm.com/support/knowledgecenter/ssw_aix_71/com.ibm.aix.cmds5/uname.htm?view=kc#uname__row-d3e145363" text:style-name="Internet_20_link" text:visited-style-name="Visited_20_Internet_20_Link"><text:span text:style-name="Strong_20_Emphasis"><text:span text:style-name="T6">-s </text:span></text:span></text:a><text:span text:style-name="T6">] [ </text:span><text:a xlink:type="simple" xlink:href="https://www.ibm.com/support/knowledgecenter/ssw_aix_71/com.ibm.aix.cmds5/uname.htm?view=kc#uname__row-d3e145380" text:style-name="Internet_20_link" text:visited-style-name="Visited_20_Internet_20_Link"><text:span text:style-name="Strong_20_Emphasis"><text:span text:style-name="T6">-T</text:span></text:span></text:a><text:span text:style-name="Strong_20_Emphasis"><text:span text:style-name="T6"> </text:span></text:span><text:span text:style-name="Emphasis"><text:span text:style-name="T6">Name </text:span></text:span><text:span text:style-name="T6">] [ </text:span><text:a xlink:type="simple" xlink:href="https://www.ibm.com/support/knowledgecenter/ssw_aix_71/com.ibm.aix.cmds5/uname.htm?view=kc#uname__row-d3e145389" text:style-name="Internet_20_link" text:visited-style-name="Visited_20_Internet_20_Link"><text:span text:style-name="Strong_20_Emphasis"><text:span text:style-name="T6">-u </text:span></text:span></text:a><text:span text:style-name="T6">] [ </text:span><text:a xlink:type="simple" xlink:href="https://www.ibm.com/support/knowledgecenter/ssw_aix_71/com.ibm.aix.cmds5/uname.htm?view=kc#uname__row-d3e145402" text:style-name="Internet_20_link" text:visited-style-name="Visited_20_Internet_20_Link"><text:span text:style-name="Strong_20_Emphasis"><text:span text:style-name="T6">-v </text:span></text:span></text:a><text:span text:style-name="T6">] [ </text:span><text:a xlink:type="simple" xlink:href="https://www.ibm.com/support/knowledgecenter/ssw_aix_71/com.ibm.aix.cmds5/uname.htm?view=kc#uname__row-d3e145409" text:style-name="Internet_20_link" text:visited-style-name="Visited_20_Internet_20_Link"><text:span text:style-name="Strong_20_Emphasis"><text:span text:style-name="T6">-W </text:span></text:span></text:a><text:span text:style-name="T6">]</text:span></text:p>
      <text:h text:style-name="P77" text:outline-level="2"><text:soft-page-break/>Description</text:h>
      <text:p text:style-name="P34"><text:bookmark text:name="uname__e3ea578911mart"/><text:span text:style-name="T6">The </text:span><text:span text:style-name="Strong_20_Emphasis"><text:span text:style-name="T6">uname</text:span></text:span><text:span text:style-name="T6"> command writes to standard output the name of the operating system that you are using. </text:span></text:p>
      <text:p text:style-name="P34"><text:bookmark text:name="uname__e3ea579171mart"/><text:span text:style-name="T6">The machine ID number contains 12 characters in the following digit format: </text:span><text:span text:style-name="Emphasis"><text:span text:style-name="T6">xxyyyyyymmss</text:span></text:span><text:span text:style-name="T6">. The </text:span><text:span text:style-name="Emphasis"><text:span text:style-name="T6">xx</text:span></text:span><text:span text:style-name="T6"> positions indicate the system and is always 00. The </text:span><text:span text:style-name="Emphasis"><text:span text:style-name="T6">yyyyyy</text:span></text:span><text:span text:style-name="T6"> positions contain the unique ID number for the entire system. The </text:span><text:span text:style-name="Emphasis"><text:span text:style-name="T6">mm</text:span></text:span><text:span text:style-name="T6"> position represents the model ID. The </text:span><text:span text:style-name="Emphasis"><text:span text:style-name="T6">ss</text:span></text:span><text:span text:style-name="T6"> position is the submodel number and is always 00. The model ID describes the ID of the CPU Planar, not the model of the System as a whole. </text:span></text:p>
      <text:p text:style-name="P26"><text:bookmark text:name="uname__a39c44c0628janb"/>Most machines share a common model ID of 4C. </text:p>
      <text:p text:style-name="P34"><text:bookmark text:name="uname__e3ea579478mart"/><text:span text:style-name="T6">The machine identifier value returned by the </text:span><text:span text:style-name="Strong_20_Emphasis"><text:span text:style-name="T6">uname</text:span></text:span><text:span text:style-name="T6"> command may change when new operating system software levels are installed. This change affects applications using this value to access licensed programs. To view this identifier, enter the </text:span><text:span text:style-name="Strong_20_Emphasis"><text:span text:style-name="T6">uname -m</text:span></text:span><text:span text:style-name="T6"> command. </text:span></text:p>
      <text:p text:style-name="P26"><text:bookmark text:name="uname__e3ea579574mart"/>Contact the appropriate support organization if your application is affected. </text:p>
      <text:h text:style-name="P77" text:outline-level="2">Flags</text:h>
      <text:p text:style-name="P26"/>
      <table:table table:name="Table3" table:style-name="Table3">
        <table:table-column table:style-name="Table3.A"/>
        <table:table-column table:style-name="Table3.B"/>
        <table:table-header-rows>
          <table:table-row>
            <table:table-cell table:style-name="Table3.A1" office:value-type="string">
              <text:p text:style-name="P73"><text:bookmark text:name="d470835e169"/>Item<text:bookmark text:name="d470835e171"/></text:p>
            </table:table-cell>
            <table:table-cell table:style-name="Table3.A1" office:value-type="string">
              <text:p text:style-name="P73">Description<text:bookmark text:name="uname__row-d3e145254"/></text:p>
            </table:table-cell>
          </table:table-row>
        </table:table-header-rows>
        <table:table-row>
          <table:table-cell table:style-name="Table3.A1" office:value-type="string">
            <text:p text:style-name="P10"><text:span text:style-name="Strong_20_Emphasis"><text:span text:style-name="T6">-a</text:span></text:span><text:span text:style-name="T6"> </text:span></text:p>
          </table:table-cell>
          <table:table-cell table:style-name="Table3.A1" office:value-type="string">
            <text:p text:style-name="P10"><text:span text:style-name="T6">Displays all information specified with the</text:span><text:span text:style-name="Strong_20_Emphasis"><text:span text:style-name="T6"> -m</text:span></text:span><text:span text:style-name="T6">, </text:span><text:span text:style-name="Strong_20_Emphasis"><text:span text:style-name="T6">-n</text:span></text:span><text:span text:style-name="T6">, </text:span><text:span text:style-name="Strong_20_Emphasis"><text:span text:style-name="T6">-r</text:span></text:span><text:span text:style-name="T6">, </text:span><text:span text:style-name="Strong_20_Emphasis"><text:span text:style-name="T6">-s</text:span></text:span><text:span text:style-name="T6">, and </text:span><text:span text:style-name="Strong_20_Emphasis"><text:span text:style-name="T6">-v</text:span></text:span><text:span text:style-name="T6"> flags. Cannot be used with the </text:span><text:span text:style-name="Strong_20_Emphasis"><text:span text:style-name="T6">-x</text:span></text:span><text:span text:style-name="T6"> or </text:span><text:span text:style-name="Strong_20_Emphasis"><text:span text:style-name="T6">-S</text:span></text:span><text:span text:style-name="Emphasis"><text:span text:style-name="T6">Name</text:span></text:span><text:span text:style-name="T6"> flag. If the </text:span><text:span text:style-name="Strong_20_Emphasis"><text:span text:style-name="T6">-x</text:span></text:span><text:span text:style-name="T6"> flag is specified with the </text:span><text:span text:style-name="Strong_20_Emphasis"><text:span text:style-name="T6">-a</text:span></text:span><text:span text:style-name="T6"> flag, the </text:span><text:span text:style-name="Strong_20_Emphasis"><text:span text:style-name="T6">-x</text:span></text:span><text:span text:style-name="T6"> flag overrides it.</text:span><text:bookmark text:name="uname__row-d3e145294"/></text:p>
          </table:table-cell>
        </table:table-row>
        <table:table-row>
          <table:table-cell table:style-name="Table3.A1" office:value-type="string">
            <text:p text:style-name="P10"><text:span text:style-name="Strong_20_Emphasis"><text:span text:style-name="T6">-F</text:span></text:span></text:p>
          </table:table-cell>
          <table:table-cell table:style-name="Table3.A1" office:value-type="string">
            <text:p text:style-name="P7">Displays a system identification string comprised of hexadecimal characters. This identification string is the same for all partitions on a particular system.<text:bookmark text:name="uname__row-d3e145300"/></text:p>
          </table:table-cell>
        </table:table-row>
        <table:table-row>
          <table:table-cell table:style-name="Table3.A1" office:value-type="string">
            <text:p text:style-name="P10"><text:span text:style-name="Strong_20_Emphasis"><text:span text:style-name="T6">-f</text:span></text:span></text:p>
          </table:table-cell>
          <table:table-cell table:style-name="Table3.A1" office:value-type="string">
            <text:p text:style-name="P10"><text:span text:style-name="T6">Similar to the </text:span><text:span text:style-name="Strong_20_Emphasis"><text:span text:style-name="T6">F</text:span></text:span><text:span text:style-name="T6"> flag, except that the partition number is also used in the calculation of this string. The resulting identification string is unique for each partition on a particular system.</text:span><text:bookmark text:name="uname__row-d3e145309"/></text:p>
          </table:table-cell>
        </table:table-row>
        <table:table-row>
          <table:table-cell table:style-name="Table3.A1" office:value-type="string">
            <text:p text:style-name="P10"><text:span text:style-name="Strong_20_Emphasis"><text:span text:style-name="T6">-l</text:span></text:span><text:span text:style-name="T6"> </text:span></text:p>
          </table:table-cell>
          <table:table-cell table:style-name="Table3.A1" office:value-type="string">
            <text:p text:style-name="P7">Displays the LAN network number.<text:bookmark text:name="uname__row-d3e145316"/></text:p>
          </table:table-cell>
        </table:table-row>
        <table:table-row>
          <table:table-cell table:style-name="Table3.A1" office:value-type="string">
            <text:p text:style-name="P10"><text:span text:style-name="Strong_20_Emphasis"><text:span text:style-name="T6">-L</text:span></text:span></text:p>
          </table:table-cell>
          <table:table-cell table:style-name="Table3.A1" office:value-type="string">
            <text:p text:style-name="P7">Displays LPAR number and LPAR name. If LPAR does not exist, -1 is displayed for LPAR number and NULL for LPAR name. If a system is capable of LPAR, but is currently running in Symmetric Multi Processing (SMP) mode, 1 is displayed for LPAR number and NULL for LPAR name.<text:bookmark text:name="uname__row-d3e145322"/></text:p>
          </table:table-cell>
        </table:table-row>
        <table:table-row>
          <table:table-cell table:style-name="Table3.A1" office:value-type="string">
            <text:p text:style-name="P10"><text:span text:style-name="Strong_20_Emphasis"><text:span text:style-name="T6">-m</text:span></text:span><text:span text:style-name="T6"> </text:span></text:p>
          </table:table-cell>
          <table:table-cell table:style-name="Table3.A1" office:value-type="string">
            <text:p text:style-name="P7">Displays the machine ID number of the hardware running the system. </text:p>
            <text:p text:style-name="P7">Note</text:p>
            <text:p text:style-name="P10"><text:soft-page-break/><text:span text:style-name="T6">The </text:span><text:span text:style-name="Strong_20_Emphasis"><text:span text:style-name="T6">-m</text:span></text:span><text:span text:style-name="T6"> flag cannot be used to generate a unique machine identifier for partitions in an LPAR environment.</text:span><text:bookmark text:name="uname__row-d3e145335"/></text:p>
          </table:table-cell>
        </table:table-row>
        <table:table-row>
          <table:table-cell table:style-name="Table3.A1" office:value-type="string">
            <text:p text:style-name="P10"><text:span text:style-name="Strong_20_Emphasis"><text:span text:style-name="T6">-M</text:span></text:span><text:span text:style-name="T6"> </text:span></text:p>
          </table:table-cell>
          <table:table-cell table:style-name="Table3.A1" office:value-type="string">
            <text:p text:style-name="P7">Displays the system model name. If the model name attribute does not exist, a null string is displayed.<text:bookmark text:name="uname__row-d3e145342"/></text:p>
          </table:table-cell>
        </table:table-row>
        <table:table-row>
          <table:table-cell table:style-name="Table3.A1" office:value-type="string">
            <text:p text:style-name="P10"><text:span text:style-name="Strong_20_Emphasis"><text:span text:style-name="T6">-n</text:span></text:span><text:span text:style-name="T6"> </text:span></text:p>
          </table:table-cell>
          <table:table-cell table:style-name="Table3.A1" office:value-type="string">
            <text:p text:style-name="P7">Displays the name of the node. This may be a name the system is known by to a UUCP communications network. <text:bookmark text:name="uname__row-d3e145349"/></text:p>
          </table:table-cell>
        </table:table-row>
        <table:table-row>
          <table:table-cell table:style-name="Table3.A1" office:value-type="string">
            <text:p text:style-name="P10"><text:span text:style-name="Strong_20_Emphasis"><text:span text:style-name="T6">-p</text:span></text:span><text:span text:style-name="T6"> </text:span></text:p>
          </table:table-cell>
          <table:table-cell table:style-name="Table3.A1" office:value-type="string">
            <text:p text:style-name="P7">Displays the architecture of the system processor.<text:bookmark text:name="uname__row-d3e145356"/></text:p>
          </table:table-cell>
        </table:table-row>
        <table:table-row>
          <table:table-cell table:style-name="Table3.A1" office:value-type="string">
            <text:p text:style-name="P10"><text:span text:style-name="Strong_20_Emphasis"><text:span text:style-name="T6">-r</text:span></text:span><text:span text:style-name="T6"> </text:span></text:p>
          </table:table-cell>
          <table:table-cell table:style-name="Table3.A1" office:value-type="string">
            <text:p text:style-name="P7">Displays the release number of the operating system.<text:bookmark text:name="uname__row-d3e145363"/></text:p>
          </table:table-cell>
        </table:table-row>
        <table:table-row>
          <table:table-cell table:style-name="Table3.A1" office:value-type="string">
            <text:p text:style-name="P10"><text:span text:style-name="Strong_20_Emphasis"><text:span text:style-name="T6">-s</text:span></text:span><text:span text:style-name="T6"> </text:span></text:p>
          </table:table-cell>
          <table:table-cell table:style-name="Table3.A1" office:value-type="string">
            <text:p text:style-name="P7">Displays the system name. This flag is on by default.<text:bookmark text:name="uname__row-d3e145371"/></text:p>
          </table:table-cell>
        </table:table-row>
        <table:table-row>
          <table:table-cell table:style-name="Table3.A1" office:value-type="string">
            <text:p text:style-name="P10"><text:span text:style-name="Strong_20_Emphasis"><text:span text:style-name="T6">-S</text:span></text:span><text:span text:style-name="Emphasis"><text:span text:style-name="T6"> Name</text:span></text:span><text:span text:style-name="T6"> </text:span></text:p>
          </table:table-cell>
          <table:table-cell table:style-name="Table3.A1" office:value-type="string">
            <text:p text:style-name="P7">Sets the name of the node. This can be the UUCP communications network name for the system. <text:bookmark text:name="uname__row-d3e145380"/></text:p>
          </table:table-cell>
        </table:table-row>
        <table:table-row>
          <table:table-cell table:style-name="Table3.A1" office:value-type="string">
            <text:p text:style-name="P10"><text:span text:style-name="Strong_20_Emphasis"><text:span text:style-name="T6">-T</text:span></text:span><text:span text:style-name="Emphasis"><text:span text:style-name="T6"> Name</text:span></text:span><text:span text:style-name="T6"> </text:span></text:p>
          </table:table-cell>
          <table:table-cell table:style-name="Table3.A1" office:value-type="string">
            <text:p text:style-name="P7">Sets the system name. This can be the UUCP communications network name for the system.<text:bookmark text:name="uname__row-d3e145389"/></text:p>
          </table:table-cell>
        </table:table-row>
        <table:table-row>
          <table:table-cell table:style-name="Table3.A1" office:value-type="string">
            <text:p text:style-name="P10"><text:span text:style-name="Strong_20_Emphasis"><text:span text:style-name="T6">-u</text:span></text:span><text:span text:style-name="T6"> </text:span></text:p>
          </table:table-cell>
          <table:table-cell table:style-name="Table3.A1" office:value-type="string">
            <text:p text:style-name="P10"><text:span text:style-name="T6">Displays the system ID number. If this attribute is not defined, the output is the same as the output displayed by </text:span><text:span text:style-name="Strong_20_Emphasis"><text:span text:style-name="T6">uname</text:span></text:span><text:span text:style-name="T6"> </text:span><text:span text:style-name="Strong_20_Emphasis"><text:span text:style-name="T6">-m</text:span></text:span><text:span text:style-name="T6">.</text:span><text:bookmark text:name="uname__row-d3e145402"/></text:p>
          </table:table-cell>
        </table:table-row>
        <table:table-row>
          <table:table-cell table:style-name="Table3.A1" office:value-type="string">
            <text:p text:style-name="P10"><text:span text:style-name="Strong_20_Emphasis"><text:span text:style-name="T6">-v</text:span></text:span><text:span text:style-name="T6"> </text:span></text:p>
          </table:table-cell>
          <table:table-cell table:style-name="Table3.A1" office:value-type="string">
            <text:p text:style-name="P7">Displays the operating system version. <text:bookmark text:name="uname__row-d3e145409"/></text:p>
          </table:table-cell>
        </table:table-row>
        <table:table-row>
          <table:table-cell table:style-name="Table3.A1" office:value-type="string">
            <text:p text:style-name="P10"><text:span text:style-name="Strong_20_Emphasis"><text:span text:style-name="T6">-W</text:span></text:span></text:p>
          </table:table-cell>
          <table:table-cell table:style-name="Table3.A1" office:value-type="string">
            <text:p text:style-name="P7">Displays the static workload partition identification number. If the uname command runs in the Global environment, a value of zero is displayed.<text:bookmark text:name="uname__row-d3e145420"/></text:p>
          </table:table-cell>
        </table:table-row>
        <table:table-row>
          <table:table-cell table:style-name="Table3.A1" office:value-type="string">
            <text:p text:style-name="P10"><text:span text:style-name="Strong_20_Emphasis"><text:span text:style-name="T6">-x</text:span></text:span><text:span text:style-name="T6"> </text:span></text:p>
          </table:table-cell>
          <table:table-cell table:style-name="Table3.A1" office:value-type="string">
            <text:p text:style-name="P10"><text:span text:style-name="T6">Displays the information specified with the </text:span><text:a xlink:type="simple" xlink:href="https://www.ibm.com/support/knowledgecenter/ssw_aix_71/com.ibm.aix.cmds5/uname.htm?view=kc#uname__row-d3e145254" text:style-name="Internet_20_link" text:visited-style-name="Visited_20_Internet_20_Link"><text:span text:style-name="Strong_20_Emphasis"><text:span text:style-name="T6">-a</text:span></text:span></text:a><text:span text:style-name="T6"> flag as well as the LAN network number, as specified by the </text:span><text:span text:style-name="Strong_20_Emphasis"><text:span text:style-name="T6">-l</text:span></text:span><text:span text:style-name="T6"> flag.</text:span></text:p>
          </table:table-cell>
        </table:table-row>
      </table:table>
      <text:p text:style-name="P34"><text:bookmark text:name="uname__e3ea57a449mart"/><text:span text:style-name="T6">If you enter a flag that is not valid, the </text:span><text:span text:style-name="Strong_20_Emphasis"><text:span text:style-name="T6">uname</text:span></text:span><text:span text:style-name="T6"> command exits with an error message, an error return status, and no output. </text:span></text:p>
      <text:p text:style-name="P76"><text:span text:style-name="Strong_20_Emphasis"><text:span text:style-name="T6">Note:</text:span></text:span><text:span text:style-name="T6"> The uname command does not preserve the new system name and node name values across system reboot.</text:span></text:p>
      <text:h text:style-name="P77" text:outline-level="2">Exit Status </text:h>
      <text:p text:style-name="P26"><text:bookmark text:name="uname__e3ea57a607mart"/>This command returns the following exit values: </text:p>
      <table:table table:name="Table4" table:style-name="Table4">
        <table:table-column table:style-name="Table4.A"/>
        <table:table-column table:style-name="Table4.B"/>
        <table:table-header-rows>
          <table:table-row>
            <table:table-cell table:style-name="Table4.A1" office:value-type="string">
              <text:p text:style-name="P73"><text:bookmark text:name="d470835e381"/>Item<text:bookmark text:name="d470835e383"/></text:p>
            </table:table-cell>
            <table:table-cell table:style-name="Table4.A1" office:value-type="string">
              <text:p text:style-name="P73">Description<text:bookmark text:name="uname__row-d3e145458"/></text:p>
            </table:table-cell>
          </table:table-row>
        </table:table-header-rows>
        <table:table-row>
          <table:table-cell table:style-name="Table4.A1" office:value-type="string">
            <text:p text:style-name="P10"><text:span text:style-name="Strong_20_Emphasis"><text:span text:style-name="T6">0</text:span></text:span><text:span text:style-name="T6"> </text:span></text:p>
          </table:table-cell>
          <table:table-cell table:style-name="Table4.A1" office:value-type="string">
            <text:p text:style-name="P7">The requested information was successfully written.<text:bookmark text:name="uname__row-d3e145465"/></text:p>
          </table:table-cell>
        </table:table-row>
        <table:table-row>
          <table:table-cell table:style-name="Table4.A1" office:value-type="string">
            <text:p text:style-name="P10"><text:span text:style-name="Strong_20_Emphasis"><text:span text:style-name="T6">&gt;0</text:span></text:span><text:span text:style-name="T6"> </text:span></text:p>
          </table:table-cell>
          <table:table-cell table:style-name="Table4.A1" office:value-type="string">
            <text:p text:style-name="P7">An error occurred.</text:p>
          </table:table-cell>
        </table:table-row>
      </table:table>
      <text:h text:style-name="P77" text:outline-level="2"><text:soft-page-break/>Security</text:h>
      <text:p text:style-name="P41">Attention RBAC users and Trusted AIX users</text:p>
      <text:p text:style-name="P34"><text:span text:style-name="T6">This command can perform privileged operations. Only privileged users can run privileged operations. For more information about authorizations and privileges, see Privileged Command Database in </text:span><text:span text:style-name="Emphasis"><text:span text:style-name="T6">Security</text:span></text:span><text:span text:style-name="T6">. For a list of privileges and the authorizations associated with this command, see the lssecattr command or the getcmdattr subcommand.</text:span></text:p>
      <text:h text:style-name="P77" text:outline-level="2">Example </text:h>
      <text:p text:style-name="P26"><text:bookmark text:name="uname__e3ea57a901mart"/>To display the complete system name and version banner, enter: </text:p>
      <text:p text:style-name="P34"><text:bookmark text:name="uname__a133z925a9"/><text:span text:style-name="Example"><text:span text:style-name="T6">uname </text:span></text:span><text:a xlink:type="simple" xlink:href="https://www.ibm.com/support/knowledgecenter/ssw_aix_71/com.ibm.aix.cmds5/uname.htm?view=kc#uname__row-d3e145254" text:style-name="Internet_20_link" text:visited-style-name="Visited_20_Internet_20_Link"><text:span text:style-name="Example"><text:span text:style-name="T6">-a</text:span></text:span></text:a></text:p>
      <text:h text:style-name="P77" text:outline-level="2">Files </text:h>
      <table:table table:name="Table5" table:style-name="Table5">
        <table:table-column table:style-name="Table5.A"/>
        <table:table-column table:style-name="Table5.B"/>
        <table:table-header-rows>
          <table:table-row>
            <table:table-cell table:style-name="Table5.A1" office:value-type="string">
              <text:p text:style-name="P73"><text:bookmark text:name="d470835e440"/>Item<text:bookmark text:name="d470835e442"/></text:p>
            </table:table-cell>
            <table:table-cell table:style-name="Table5.A1" office:value-type="string">
              <text:p text:style-name="P73">Description<text:bookmark text:name="uname__row-d3e145505"/></text:p>
            </table:table-cell>
          </table:table-row>
        </table:table-header-rows>
        <table:table-row>
          <table:table-cell table:style-name="Table5.A1" office:value-type="string">
            <text:p text:style-name="P10"><text:span text:style-name="Strong_20_Emphasis"><text:span text:style-name="T6">/usr/bin/uname</text:span></text:span><text:span text:style-name="T6"> </text:span></text:p>
          </table:table-cell>
          <table:table-cell table:style-name="Table5.A1" office:value-type="string">
            <text:p text:style-name="P10"><text:span text:style-name="T6">Contains the</text:span><text:span text:style-name="Strong_20_Emphasis"><text:span text:style-name="T6"> uname</text:span></text:span><text:span text:style-name="T6"> command.</text:span></text:p>
          </table:table-cell>
        </table:table-row>
      </table:table>
      <text:p text:style-name="P54"/>
      <text:h text:style-name="P83" text:outline-level="1">Q. Cross Compilation steps?</text:h>
      <text:h text:style-name="P83" text:outline-level="1">Very Simple Guide for Building Cross Compilers Tips</text:h>
      <text:p text:style-name="P26">The following is steps to build cross compilers. So far, I tried only for PowerPC and MIPS.</text:p>
      <text:p text:style-name="P26">Basically, all you have to do is to follow the following 9 steps.</text:p>
      <text:list xml:id="list2631172339905563227" text:style-name="L14">
        <text:list-item>
          <text:p text:style-name="P43"><text:a xlink:type="simple" xlink:href="http://www.ifp.illinois.edu/%7Enakazato/tips/xgcc.html#pre" text:style-name="Internet_20_link" text:visited-style-name="Visited_20_Internet_20_Link"><text:span text:style-name="T6">Download sources</text:span></text:a><text:span text:style-name="T6"> </text:span></text:p>
        </text:list-item>
        <text:list-item>
          <text:p text:style-name="P43"><text:a xlink:type="simple" xlink:href="http://www.ifp.illinois.edu/%7Enakazato/tips/xgcc.html#env" text:style-name="Internet_20_link" text:visited-style-name="Visited_20_Internet_20_Link"><text:span text:style-name="T6">Set environment variables</text:span></text:a><text:span text:style-name="T6"> </text:span></text:p>
        </text:list-item>
        <text:list-item>
          <text:p text:style-name="P43"><text:a xlink:type="simple" xlink:href="http://www.ifp.illinois.edu/%7Enakazato/tips/xgcc.html#binutil" text:style-name="Internet_20_link" text:visited-style-name="Visited_20_Internet_20_Link"><text:span text:style-name="T6">Build binutils</text:span></text:a><text:span text:style-name="T6"> </text:span></text:p>
        </text:list-item>
        <text:list-item>
          <text:p text:style-name="P43"><text:a xlink:type="simple" xlink:href="http://www.ifp.illinois.edu/%7Enakazato/tips/xgcc.html#boostrap" text:style-name="Internet_20_link" text:visited-style-name="Visited_20_Internet_20_Link"><text:span text:style-name="T6">Build bootstrap gcc</text:span></text:a><text:span text:style-name="T6"> </text:span></text:p>
        </text:list-item>
        <text:list-item>
          <text:p text:style-name="P43"><text:a xlink:type="simple" xlink:href="http://www.ifp.illinois.edu/%7Enakazato/tips/xgcc.html#newlib" text:style-name="Internet_20_link" text:visited-style-name="Visited_20_Internet_20_Link"><text:span text:style-name="T6">Build newlib</text:span></text:a><text:span text:style-name="T6"> </text:span></text:p>
        </text:list-item>
        <text:list-item>
          <text:p text:style-name="P43"><text:a xlink:type="simple" xlink:href="http://www.ifp.illinois.edu/%7Enakazato/tips/xgcc.html#gccagain" text:style-name="Internet_20_link" text:visited-style-name="Visited_20_Internet_20_Link"><text:span text:style-name="T6">Build gcc again with newlib</text:span></text:a><text:span text:style-name="T6"> </text:span></text:p>
        </text:list-item>
        <text:list-item>
          <text:p text:style-name="P43"><text:a xlink:type="simple" xlink:href="http://www.ifp.illinois.edu/%7Enakazato/tips/xgcc.html#GDB" text:style-name="Internet_20_link" text:visited-style-name="Visited_20_Internet_20_Link"><text:span text:style-name="T6">GDB with PSIM</text:span></text:a><text:span text:style-name="T6"> </text:span></text:p>
        </text:list-item>
        <text:list-item>
          <text:p text:style-name="P43"><text:a xlink:type="simple" xlink:href="http://www.ifp.illinois.edu/%7Enakazato/tips/xgcc.html#compile" text:style-name="Internet_20_link" text:visited-style-name="Visited_20_Internet_20_Link"><text:span text:style-name="T6">Compile your code</text:span></text:a><text:span text:style-name="T6"> </text:span></text:p>
        </text:list-item>
        <text:list-item>
          <text:p text:style-name="P32"><text:a xlink:type="simple" xlink:href="http://www.ifp.illinois.edu/%7Enakazato/tips/xgcc.html#run" text:style-name="Internet_20_link" text:visited-style-name="Visited_20_Internet_20_Link"><text:span text:style-name="T6">Run</text:span></text:a><text:span text:style-name="T6"> </text:span></text:p>
        </text:list-item>
      </text:list>
      <text:h text:style-name="P77" text:outline-level="2"><text:soft-page-break/></text:h>
      <text:h text:style-name="P77" text:outline-level="2"><text:bookmark text:name="pre"/>1. What do you need?</text:h>
      <text:p text:style-name="P26">First, you have to obtain the following source codes</text:p>
      <text:list xml:id="list1663335392546964186" text:style-name="L15">
        <text:list-item>
          <text:p text:style-name="P44"><text:span text:style-name="T6">binutils </text:span><text:a xlink:type="simple" xlink:href="http://www.gnu.org/software/binutils/" text:style-name="Internet_20_link" text:visited-style-name="Visited_20_Internet_20_Link"><text:span text:style-name="T6">http://www.gnu.org/software/binutils/ </text:span></text:a></text:p>
        </text:list-item>
        <text:list-item>
          <text:p text:style-name="P44"><text:span text:style-name="T6">GCC </text:span><text:a xlink:type="simple" xlink:href="http://www.gnu.org/software/gcc/gcc.html" text:style-name="Internet_20_link" text:visited-style-name="Visited_20_Internet_20_Link"><text:span text:style-name="T6">http://www.gnu.org/software/gcc/gcc.html</text:span></text:a><text:span text:style-name="T6"> </text:span></text:p>
        </text:list-item>
        <text:list-item>
          <text:p text:style-name="P44"><text:span text:style-name="T6">newlib </text:span><text:a xlink:type="simple" xlink:href="http://sources.redhat.com/newlib/" text:style-name="Internet_20_link" text:visited-style-name="Visited_20_Internet_20_Link"><text:span text:style-name="T6">http://sources.redhat.com/newlib/</text:span></text:a><text:span text:style-name="T6"> </text:span></text:p>
        </text:list-item>
        <text:list-item>
          <text:p text:style-name="P33"><text:span text:style-name="T6">GDB </text:span><text:a xlink:type="simple" xlink:href="http://www.gnu.org/software/gdb/gdb.html" text:style-name="Internet_20_link" text:visited-style-name="Visited_20_Internet_20_Link"><text:span text:style-name="T6">http://www.gnu.org/software/gdb/gdb.html</text:span></text:a><text:span text:style-name="T6"> </text:span></text:p>
        </text:list-item>
      </text:list>
      <text:h text:style-name="P77" text:outline-level="2"><text:bookmark text:name="env"/>2. Set environment variables</text:h>
      <text:p text:style-name="P34"><text:span text:style-name="T6">First, choose your taget such as </text:span><text:span text:style-name="Source_20_Text"><text:span text:style-name="T6">powerpc-eabi, powerpc-elf, mips-elf</text:span></text:span><text:span text:style-name="T6">, and so on</text:span></text:p>
      <text:p text:style-name="P26">For bash simply type</text:p>
      <text:p text:style-name="P2">% export TARGET=powerpc-eabi</text:p>
      <text:p text:style-name="P2">% export PREFIX=/usr/local/$TARGET</text:p>
      <text:p text:style-name="P5">% export PATH=$PATH:$PREFIX/bin</text:p>
      <text:h text:style-name="P77" text:outline-level="2"><text:bookmark text:name="binutil"/>3. Build binutils</text:h>
      <text:p text:style-name="P2">% tar xjfv binutils-2.17.tar.bz2</text:p>
      <text:p text:style-name="P2">% mkdir build-binutils</text:p>
      <text:p text:style-name="P2">% cd build-binutils</text:p>
      <text:p text:style-name="P2">% ../binutils-2.17/configure --target=$TARGET --prefix=$PREFIX</text:p>
      <text:p text:style-name="P2">% make all</text:p>
      <text:p text:style-name="P5">% make install</text:p>
      <text:h text:style-name="P77" text:outline-level="2"><text:bookmark text:name="boostrap"/>4. Build bootstrap GCC</text:h>
      <text:p text:style-name="P2">% tar xjfv gcc-4.1.1.tar.bz2</text:p>
      <text:p text:style-name="P2">% mkdir build-gcc</text:p>
      <text:p text:style-name="P2">% cd build-gcc</text:p>
      <text:p text:style-name="P2">% ../gcc-4.1.1/configure --target=$TARGET --prefix=$PREFIX --without-headers --with-newlib <text:s/>--with-gnu-as --with-gnu-ld</text:p>
      <text:p text:style-name="P2">% make all-gcc</text:p>
      <text:p text:style-name="P5">% make install-gcc</text:p>
      <text:p text:style-name="P34"><text:span text:style-name="Source_20_Text"><text:span text:style-name="T6">--with-gnu-as --with-gnu-ld</text:span></text:span><text:span text:style-name="T6"> prevents native assembler on certain architectures. (for others, these do not have any effects)</text:span></text:p>
      <text:h text:style-name="P77" text:outline-level="2"><text:bookmark text:name="newlib"/>5. Build newlib </text:h>
      <text:p text:style-name="P26">Newlib provides standard C library for embedded systems</text:p>
      <text:p text:style-name="P2"><text:soft-page-break/>% tar xzfv newlib-1.14.0.tar.gz </text:p>
      <text:p text:style-name="P2">% mkdir build-newlib</text:p>
      <text:p text:style-name="P2">% cd build-newlib</text:p>
      <text:p text:style-name="P2">% ../newlib-1.14.0/configure --target=$TARGET --prefix=$PREFIX</text:p>
      <text:p text:style-name="P2">% make all</text:p>
      <text:p text:style-name="P5">% make install</text:p>
      <text:h text:style-name="P77" text:outline-level="2"><text:bookmark text:name="gccagain"/>6. Build GCC again with newlib</text:h>
      <text:p text:style-name="P2">% cd build-gcc</text:p>
      <text:p text:style-name="P2">% ../gcc-4.1.1/configure --target=$TARGET --prefix=$PREFIX --with-newlib --with-gnu-as --with-gnu-ld --disable-shared --disable-libssp</text:p>
      <text:p text:style-name="P2">% make all</text:p>
      <text:p text:style-name="P5">% make install</text:p>
      <text:h text:style-name="P77" text:outline-level="2"><text:bookmark text:name="GDB"/>7. GDB with PSIM</text:h>
      <text:p text:style-name="P2">% tar xjfv gdb-6.3.tar.bz2 <text:s/></text:p>
      <text:p text:style-name="P2">% mkdir build-gdb</text:p>
      <text:p text:style-name="P2">% cd build-gdb</text:p>
      <text:p text:style-name="P2">% ../gdb-6.3/configure --target=$TARGET --prefix=$PREFIX --enable-sim-powerpc</text:p>
      <text:p text:style-name="P2">--enable-sim-stdio</text:p>
      <text:p text:style-name="P2">% make all</text:p>
      <text:p text:style-name="P5">% make install</text:p>
      <text:p text:style-name="P26">Congratulations! You build your tool chain</text:p>
      <text:h text:style-name="P77" text:outline-level="2"><text:bookmark text:name="compile"/>8. Compile your code</text:h>
      <text:p text:style-name="P26">Now, it's time to compile your code.</text:p>
      <text:p text:style-name="P2">% powerpc-eabi-gcc -mcpu=405 hello.c -o hello -msim</text:p>
      <text:p text:style-name="P5">% mips-elf-gcc -Tidt.ld -mips4 hello.c -o hello</text:p>
      <text:p text:style-name="P34"><text:span text:style-name="Source_20_Text"><text:span text:style-name="T6">-T</text:span></text:span><text:span text:style-name="T6"> option specifies libraries that include start code.</text:span></text:p>
      <text:p text:style-name="P26">To Compile with specific Memory map </text:p>
      <text:p text:style-name="P2">% powerpc-eabi-gcc -Wl,-Ttext,0x4000,-Tdata,0xf000 hello.c -msim</text:p>
      <text:p text:style-name="P5">(-Wl,-Ttext,0x4000,-Tdata,0x10000)</text:p>
      <text:h text:style-name="P77" text:outline-level="2"><text:bookmark text:name="run"/>9. Run</text:h>
      <text:p text:style-name="P2">% powerpc-eabi-run hello</text:p>
      <text:p text:style-name="P5">% mips-elf-run hello</text:p>
      <text:p text:style-name="P64"><text:span text:style-name="T6">Q. What is </text:span><text:span text:style-name="Strong_20_Emphasis"><text:span text:style-name="T6">Monolithic kernel and Micro kernel ?</text:span></text:span></text:p>
      <text:p text:style-name="P50"><text:soft-page-break/></text:p>
      <text:p text:style-name="P30"><text:span text:style-name="Strong_20_Emphasis"><text:span text:style-name="T6"><text:tab/>Monolithic kernel</text:span></text:span></text:p>
      <text:p text:style-name="P34"><text:span text:style-name="T6">All the parts of a kernel like the Scheduler, File System, Memory Management, Networking Stacks, Device Drivers, etc., are maintained in one unit within the kernel in </text:span><text:span text:style-name="Strong_20_Emphasis"><text:span text:style-name="T6">Monolithic Kernel</text:span></text:span></text:p>
      <text:p text:style-name="P22"><text:span text:style-name="Strong_20_Emphasis">Micro kernel</text:span></text:p>
      <text:p text:style-name="P26">Only the very important parts like IPC(Inter process Communication), basic scheduler, basic memory handling, basic I/O primitives etc., are put into the kernel. Communication happen via message passing. Others are maintained as server processes in User Space.</text:p>
      <text:p text:style-name="P26"/>
      <text:p text:style-name="P24"/>
      <text:p text:style-name="P27">Q.write a program to reverse the string using recursion ? And find string lenth using recursion ?</text:p>
      <text:p text:style-name="P21"/>
      <text:p text:style-name="P21"/>
      <text:p text:style-name="P27">Q. write a program to swap the particular nods ?</text:p>
      <text:p text:style-name="P21"/>
      <text:p text:style-name="P21"/>
      <text:p text:style-name="P27">Q. find the number of bits set in a number?</text:p>
      <text:p text:style-name="P21"/>
      <text:p text:style-name="P21"/>
      <text:p text:style-name="P21"><text:span text:style-name="T20">vmlinuz</text:span> is the name of the <text:a xlink:type="simple" xlink:href="http://www.linfo.org/linuxdef.html" text:style-name="Internet_20_link" text:visited-style-name="Visited_20_Internet_20_Link">Linux</text:a> <text:a xlink:type="simple" xlink:href="http://www.linfo.org/kernel.html" text:style-name="Internet_20_link" text:visited-style-name="Visited_20_Internet_20_Link"><text:span text:style-name="T20">kernel</text:span></text:a> <text:span text:style-name="T20">executable</text:span>. </text:p>
      <text:p text:style-name="P34"><text:span text:style-name="T6">A kernel is a program that constitutes the central core of a computer </text:span><text:a xlink:type="simple" xlink:href="http://www.linfo.org/operating_systems_list.html" text:style-name="Internet_20_link" text:visited-style-name="Visited_20_Internet_20_Link"><text:span text:style-name="T6">operating system</text:span></text:a><text:span text:style-name="T6">. It is the first thing that is loaded into </text:span><text:a xlink:type="simple" xlink:href="http://www.linfo.org/memory.html" text:style-name="Internet_20_link" text:visited-style-name="Visited_20_Internet_20_Link"><text:span text:style-name="T7">memory</text:span></text:a><text:span text:style-name="T6"> (which physically consists of </text:span><text:a xlink:type="simple" xlink:href="http://www.linfo.org/ram.html" text:style-name="Internet_20_link" text:visited-style-name="Visited_20_Internet_20_Link"><text:span text:style-name="T6">RAM</text:span></text:a><text:span text:style-name="T6"> chips) when a computer is </text:span><text:span text:style-name="T7">booted up</text:span><text:span text:style-name="T6"> (i.e., started), and it remains in memory for the entire time that the computer is in operation. An executable, also called an </text:span><text:span text:style-name="T7">executable file</text:span><text:span text:style-name="T6">, is a file that can be run as a program. </text:span></text:p>
      <text:p text:style-name="P26">vmlinuz is a compressed Linux kernel, and it is <text:span text:style-name="T20">bootable</text:span>. Bootable means that it is capable of loading the operating system into memory so that the computer becomes usable and application programs can be run. </text:p>
      <text:p text:style-name="P26"><text:soft-page-break/>vmlinuz should not be confused with <text:span text:style-name="T20">vmlinux</text:span>, which is the kernel in a non-compressed and non-bootable form. vmlinux is generally just an intermediate step to producing vmlinuz. </text:p>
      <text:p text:style-name="P21"/>
      <text:p text:style-name="P21">vmlinuz is located in the <text:span text:style-name="T20">/boot</text:span> directory, which is the directory that contains the files needed to begin booting the system. The file named <text:span text:style-name="T20">vmlinuz</text:span> might be the actual kernel executable itself, or it could be a link to the kernel executable, which might bear a name such as <text:span text:style-name="T20">/boot/vmlinuz-2.4.18-19.8.0</text:span> (i.e., the name of the specific version of the kernel).</text:p>
      <text:p text:style-name="P21"><text:span text:style-name="Source_20_Text"><text:span text:style-name="T5">ls -l /boot</text:span></text:span></text:p>
      <text:p text:style-name="P21">The Linux kernel is <text:span text:style-name="T20">compiled</text:span> by issuing the following command: </text:p>
      <text:p text:style-name="P76"><text:span text:style-name="Source_20_Text"><text:span text:style-name="T5">make bzImage</text:span></text:span><text:span text:style-name="T5"> </text:span></text:p>
      <text:p text:style-name="P21">This results in the creation of a file named <text:span text:style-name="T20">bzImage</text:span> in a directory such as <text:span text:style-name="T20">/usr/src/linux/arch/i386/linux/boot/</text:span>. </text:p>
      <text:p text:style-name="P21">Compilation is the conversion the kernel's <text:a xlink:type="simple" xlink:href="http://www.linfo.org/source_code.html" text:style-name="Internet_20_link" text:visited-style-name="Visited_20_Internet_20_Link"><text:span text:style-name="T20">source code</text:span></text:a> (i.e., the original form in which the kernel is written by a human) into <text:span text:style-name="T20">object code</text:span> (which is understandable directly by a computer's processor). It is performed by a specialized program called a <text:a xlink:type="simple" xlink:href="http://www.linfo.org/compiler.html" text:style-name="Internet_20_link" text:visited-style-name="Visited_20_Internet_20_Link"><text:span text:style-name="T20">compiler</text:span></text:a>, usually one in the <text:a xlink:type="simple" xlink:href="http://www.linfo.org/gcc.html" text:style-name="Internet_20_link" text:visited-style-name="Visited_20_Internet_20_Link"><text:span text:style-name="T20">GCC</text:span></text:a> (<text:a xlink:type="simple" xlink:href="http://www.linfo.org/gnu.html" text:style-name="Internet_20_link" text:visited-style-name="Visited_20_Internet_20_Link">GNU</text:a> Compiler Collection). </text:p>
      <text:p text:style-name="P26">bzImage is then copied using the <text:span text:style-name="T20">cp</text:span> (i.e., copy) command to the /boot directory and simultaneously renamed <text:span text:style-name="T20">vmlinuz</text:span> with a command such as </text:p>
      <text:p text:style-name="P76"><text:span text:style-name="Source_20_Text"><text:span text:style-name="T6">cp /usr/src/linux/arch/i386/linux/boot/bzImage /boot/vmlinuz</text:span></text:span><text:span text:style-name="T6"> </text:span></text:p>
      <text:p text:style-name="P34"><text:span text:style-name="T6">vmlinuz is not merely a compressed image. It also has </text:span><text:span text:style-name="T7">gzip</text:span><text:span text:style-name="T6"> decompressor code built into it. gzip is one of the most popular compression utilities on </text:span><text:a xlink:type="simple" xlink:href="http://www.linfo.org/unix-like.html" text:style-name="Internet_20_link" text:visited-style-name="Visited_20_Internet_20_Link"><text:span text:style-name="T6">Unix-like</text:span></text:a><text:span text:style-name="T6"> operating systems. </text:span></text:p>
      <text:p text:style-name="P26">A compiled kernel named <text:span text:style-name="T20">zImage</text:span> file is created on some older systems and is retained on newer ones for backward compatibility. Both zImage and bzImage are compressed with gzip. The difference is that zImage decompresses into <text:span text:style-name="T20">low memory</text:span> (i.e., the first 640kB), and bzImage decompresses into <text:span text:style-name="T20">high memory</text:span> (more than 1MB). There is a common misconception that bzImage is compressed with the <text:span text:style-name="T20">bzip2</text:span> utility; actually, the <text:span text:style-name="T20">b</text:span> just stands for <text:span text:style-name="T20">big</text:span>. </text:p>
      <text:p text:style-name="P34"><text:span text:style-name="T6">The name </text:span><text:span text:style-name="T7">vmlinuz</text:span><text:span text:style-name="T6"> is largely an accident of history. The kernel binary on the original UNIX as developed at Bell Labs was called </text:span><text:span text:style-name="T7">unix</text:span><text:span text:style-name="T6">. When a new kernel containing </text:span><text:soft-page-break/><text:span text:style-name="T6">support for </text:span><text:a xlink:type="simple" xlink:href="http://www.linfo.org/virtual_memory.html" text:style-name="Internet_20_link" text:visited-style-name="Visited_20_Internet_20_Link"><text:span text:style-name="T7">virtual memory</text:span></text:a><text:span text:style-name="T6"> was subsequently written at the University of California at Berkeley (UCB), the kernel binary was renamed </text:span><text:span text:style-name="T7">vmunix</text:span><text:span text:style-name="T6">. </text:span></text:p>
      <text:p text:style-name="P34"><text:span text:style-name="T6">Virtual memory is the use of space on a hard disk drive (HDD) to simulate additional RAM (random access memory) capacity. It was supported by the Linux kernel almost from Linux's inception, in contrast to some other popular operating systems in use at the time, such as </text:span><text:a xlink:type="simple" xlink:href="http://www.linfo.org/ms-dos.html" text:style-name="Internet_20_link" text:visited-style-name="Visited_20_Internet_20_Link"><text:span text:style-name="T6">MS-DOS</text:span></text:a><text:span text:style-name="T6">. </text:span></text:p>
      <text:p text:style-name="P26">Thus, it was a natural progression for the Linux kernel to be called <text:span text:style-name="T20">vmlinux</text:span>. And because the Linux kernel executable was made into a compressed file and compressed files typically have a <text:span text:style-name="T20">z</text:span> or <text:span text:style-name="T20">gz</text:span> extension on Unix-like systems, the name of the compressed kernel executable became <text:span text:style-name="T20">vmlinuz</text:span>. </text:p>
      <text:p text:style-name="P26">1. i/p: "ABAMALAYALAMLIRILMADAMHAAH"<text:line-break/>o/p rint the text of the longest palindrome[MALAYALAM]<text:line-break/><text:line-break/>  2.i/p: "Mike get ups in the morning.<text:line-break/>            Mike drinks tea and takes bath.<text:line-break/>            After Bath,Mike starts to office"<text:line-break/>write Logic to Count the no. of unique words from this paragraph<text:line-break/><text:line-break/>3. Given a Linked List<text:line-break/>A-&gt;BC-&gt;DC-&gt;B-&gt;A<text:line-break/>Prove that this is a Palindrome</text:p>
      <text:p text:style-name="P26"/>
      <text:p text:style-name="P26">FYI:<text:line-break/>Normal function can use only public members of the class but not private <text:line-break/>and protected<text:line-break/>If we declare Normal function as friend within the class, then we can <text:line-break/>access private and protected members also<text:line-break/>NOTE: friend function/class can be declared in any scope <text:line-break/>section[public/private/protected] of the class. It is access independent<text:line-break/><text:line-break/>friend function:<text:line-break/>==========<text:line-break/><text:line-break/>#include&lt;iostream&gt;<text:line-break/>using namespace std;<text:line-break/><text:line-break/><text:soft-page-break/>class Base<text:line-break/>{<text:line-break/>     int var;<text:line-break/>     friend int func(Base &amp;); //we can use 'friend int func(Base &amp;obj);'<text:line-break/>                                    //This friend function is access <text:line-break/>independent [can be either public/private/protected]<text:line-break/>     public:<text:line-break/>     Base()<text:line-break/>     {<text:line-break/>         var = 10;<text:line-break/>     }<text:line-break/><text:line-break/>};<text:line-break/><text:line-break/>int func(Base &amp;obj)<text:line-break/>{<text:line-break/>         obj.var =100;<text:line-break/>     return obj.var;<text:line-break/>}<text:line-break/><text:line-break/>int main()<text:line-break/>{<text:line-break/>     Base b;<text:line-break/>     cout&lt;&lt;func(b);<text:line-break/>     cout&lt;&lt;endl;<text:line-break/>}<text:line-break/><text:line-break/>===========================================================<text:line-break/>friend class:<text:line-break/>========<text:line-break/><text:line-break/>class Base<text:line-break/>{<text:line-break/>     int var;<text:line-break/>     friend class Panda; //This friend class is access independent [can <text:line-break/>be either public/private/protected]<text:line-break/>     public:<text:line-break/><text:soft-page-break/>     Base()<text:line-break/>     {<text:line-break/>         var = 10;<text:line-break/>     }<text:line-break/><text:line-break/>};<text:line-break/><text:line-break/>class Panda<text:line-break/>{<text:line-break/>     public: // This func should be public, then only we can call from <text:line-break/>main function<text:line-break/>         int func(Base &amp;obj)<text:line-break/>         {<text:line-break/>             obj.var =100;<text:line-break/>             return obj.var;<text:line-break/>         }<text:line-break/>};<text:line-break/><text:line-break/>int main()<text:line-break/>{<text:line-break/>     Base b;<text:line-break/>     Panda p;<text:line-break/>     cout&lt;&lt;p.func(b);<text:line-break/>     cout&lt;&lt;endl;<text:line-break/>}</text:p>
      <text:p text:style-name="P26"/>
      <text:p text:style-name="P26">What is the size of this class in 32bit and 64bit compiler/system?<text:line-break/><text:line-break/>#include&lt;iostream&gt;<text:line-break/>using namespace std;<text:line-break/><text:line-break/>class X<text:line-break/>{<text:line-break/>static int y;<text:line-break/>int func2()<text:line-break/>{<text:line-break/>return y;<text:line-break/><text:soft-page-break/>}<text:line-break/><text:line-break/>virtual void func()=0;<text:line-break/>virtual void func1();<text:line-break/><text:line-break/>public:<text:line-break/>virtual ) =0; //pure virtual destructor<text:line-break/>};<text:line-break/><text:line-break/>int main()<text:line-break/>{<text:line-break/>cout&lt;&lt;sizeof(X)&lt;&lt;endl;<text:line-break/>}</text:p>
      <text:p text:style-name="P26"/>
      <text:p text:style-name="P28"/>
      <text:p text:style-name="P49"><text:span text:style-name="Source_20_Text"><text:span text:style-name="T5">1.Where const variables[Read-Only] are stored?<text:line-break/>Ans: const variables are stored in text/code segment<text:line-break/>2.Where static variables are stored?<text:line-break/>Ans: static variables are stored in data segment<text:line-break/>3.Where do x,y,z,m,k,t store in Memory in below code?<text:line-break/><text:line-break/>int x; //uninitialized Global variables stores in uninitialized data segment[BSS]<text:line-break/>int t=10;/initialized Global variable stores in initialized data segment <text:line-break/><text:line-break/>int main()<text:line-break/>{<text:line-break/>static int y; //unitialized static variable stores in uninitialized data segment[BSS]<text:line-break/>static int m =20;//initialized static variable stores in initialized data segment <text:line-break/>const int k=10; // Read only type stored in text/code segment<text:line-break/>int z; //local variables store in stack memory<text:line-break/>}<text:line-break/><text:line-break/><text:line-break/>2.Without deleting the memory,How can we allocate the memory?<text:line-break/>Ans: int *ptr = (int*)realloc(ptr,size);<text:line-break/>3.Main function itself is a thread,so whenever we run other threads from main,use pthread_join() to join working threads with the main thread<text:line-break/>4.Memory allocated in <text:line-break/>    a)constructor is freed in destructor<text:line-break/>    b)copy constructor is freed in destructor<text:line-break/>    c)assignment operator is freed in destructor<text:line-break/></text:span></text:span><text:soft-page-break/><text:span text:style-name="Source_20_Text"><text:span text:style-name="T5">NOTE:We can use the same destructor for all member functions of the class<text:line-break/>Deep copy of one object to other is done in copy constructor and assignment operator<text:line-break/><text:line-break/>5.Does compiler provided copy constructor and assignment operator have Deep copy?<text:line-break/>Ans:<text:line-break/>No, they have only shallow copy<text:line-break/>we have to define our own deep copy for this members<text:line-break/><text:line-break/>6.Does compiler provided copy constructor and assignment operator have self assignment check?<text:line-break/> Ans:<text:line-break/>Copy constructor does not need self assignment check,since compiler throws </text:span></text:span><text:span text:style-name="Source_20_Text"><text:span text:style-name="T14">redeclaration Error</text:span></text:span><text:span text:style-name="Source_20_Text"><text:span text:style-name="T5"> ,x a(2),a=a;<text:line-break/>Compiler provided assignment operator does not have self assignment check,we need to define self assignment check condition<text:line-break/>if(this != &amp;obj)<text:line-break/>{<text:line-break/>}<text:line-break/>return *this;<text:line-break/>  <text:line-break/>7.Implement String class with all members[Cons,Parameterized cons,Copy cons,Assignment Operator] with i/p string "Global" .<text:line-break/><text:line-break/>8.Can we do obj=obj for copy constructor? <text:line-break/>No, the compiler throws error saying re-declaration of same object<text:line-break/>We can avoid this using self assignment check in Assignment operator<text:line-break/><text:line-break/>9. Difference b/w Copy constructor and Assignment Operator ?<text:line-break/>Copy constructor:<text:line-break/>=&gt;We need to write our own Deep copy code for preventing default shallow copy of objects[which leads to segmentation fault]<text:line-break/>=&gt;we cannot do obj=obj,compiler throws error saying re-declaration of same object,So no self assignment check condition<text:line-break/>=&gt;It does not return anything<text:line-break/>=&gt;It allows Initializer list<text:line-break/><text:line-break/>Assignment Operator:<text:line-break/>=&gt;We need to write our own Deep copy code for preventing default shallow copy of objects[which leads to segmentation fault]<text:line-break/>=&gt;We need to write our own self assignment check condition[if(this != &amp;obj)] to prevent same object[obj=obj] initialization[which leads to Memory wastage for the entire class creation]<text:line-break/>=&gt;It returns *this,this,*temp,&amp;temp<text:line-break/>=&gt;It does not allow initializer list<text:line-break/></text:span></text:span><text:soft-page-break/><text:span text:style-name="Source_20_Text"><text:span text:style-name="T5"><text:line-break/>10.Example for using initializer list for copy constructor[Mandatory for const and reference variables]<text:line-break/>class A<text:line-break/>{<text:line-break/>int x;<text:line-break/>const int y;<text:line-break/>public:<text:line-break/>A(int a,int b):a),y(b)<text:line-break/>{<text:line-break/>cout&lt;&lt;x&lt;&lt;","&lt;&lt;y&lt;&lt;endl;<text:line-break/>}<text:line-break/><text:line-break/>A(const A &amp;obj):obj.x),y(obj.y)<text:line-break/>//A(const A &amp;obj):A(obj.x,obj.y) //Calling Parameterized constructor using Copy constructor<text:line-break/>{<text:line-break/>cout&lt;&lt;x&lt;&lt;","&lt;&lt;y&lt;&lt;endl;<text:line-break/>}<text:line-break/><text:line-break/>A&amp; operator =(const A &amp;obj)<text:line-break/>{<text:line-break/>x=obj.x;<text:line-break/>//y=obj.y;<text:line-break/>return *this;<text:line-break/>}<text:line-break/>};<text:line-break/><text:line-break/>int main()<text:line-break/>{<text:line-break/>A k(2,3),l(k);<text:line-break/>}<text:line-break/><text:line-break/>11.What is passed in catch block arguments?value or reference? If value then explain why?<text:line-break/><text:line-break/>12.Difference b/w size() and capacity() in vector?<text:line-break/>13.How does vector allocate memory?<text:line-break/>14.How to find duplicate value related keys in map?<text:line-break/>15.How to find duplicate keys in multimap?<text:line-break/>16.How to create map for class?<text:line-break/>17.Difference between static_cast and normal casting?<text:line-break/>18.What is the main use of initializer list?<text:line-break/>19.Name the containers[sequential and associative] that use </text:span></text:span><text:span text:style-name="Source_20_Text"><text:span text:style-name="T14">index []</text:span></text:span><text:span text:style-name="Source_20_Text"><text:span text:style-name="T5"> and </text:span></text:span><text:span text:style-name="Source_20_Text"><text:span text:style-name="T14">function at()</text:span></text:span><text:span text:style-name="Source_20_Text"><text:span text:style-name="T5"> access?<text:line-break/></text:span></text:span><text:soft-page-break/><text:span text:style-name="Source_20_Text"><text:span text:style-name="T5">Ans:</text:span></text:span><text:span text:style-name="Source_20_Text"><text:span text:style-name="T14">vector,deque,map</text:span></text:span><text:span text:style-name="Source_20_Text"><text:span text:style-name="T5"><text:line-break/><text:line-break/>20.Push(),Pop() and Emplace() API's are used only for which containers?<text:line-break/>Ans: Sequence containers like vector,deque, list,forward_list<text:line-break/><text:line-break/>21.Name the containers which store the elements in contiguous memory?<text:line-break/>Ans:vector and deque<text:line-break/><text:line-break/>22.What is the difference b/w vector and forward_list?<text:line-break/>vector:<text:line-break/>Insertion/deletion at back side<text:line-break/>Stores elements in contiguous memory<text:line-break/>forward_list:<text:line-break/>Insertion/deletion at front side<text:line-break/>Stores elements in non-contiguous memory<text:line-break/><text:line-break/>23.How to traverse in reverse in the containers?<text:line-break/>Ans: Use iterator with rbegin(),rend()<text:line-break/><text:line-break/>24.Name the member functions or API's that return iterators ?<text:line-break/>Ans:begin()/rbegin()/cbegin()/crbegin() -returns the iterator/reverse iterator/const iterator pointing to the first element<text:line-break/>       end()/rend()/cend()/crend() -returns iterator/reverse iterator/const iterator pointing to the last element<text:line-break/>       find()<text:line-break/>       lower_bound()<text:line-break/>       upper_bound()<text:line-break/>Eg:<text:line-break/>it =m.begin()<text:line-break/>it =m.end()<text:line-break/>it = m.find()<text:line-break/>erase(it); //Only API that takes iterator as input parameter<text:line-break/>it =m.upper_bound()-&gt;first/second<text:line-break/>it = m.lower_bound()-&gt;first/second<text:line-break/><text:line-break/>25.Difference between emplace_front() and push_front(),emplace_back() and push_back()<text:line-break/>push_front()- This does not directly place the element in the container,<text:line-break/>It first creates a temporary memory,copies the element to it and then places it in the container<text:line-break/>emplace_front()-This directly places the element in the container and takes less time compared to push_front()<text:line-break/>This same explanation is applicable to emplace_back() and push_back()<text:line-break/><text:line-break/>26.Explain emplace() and splice() <text:line-break/></text:span></text:span><text:soft-page-break/><text:span text:style-name="Source_20_Text"><text:span text:style-name="T5">emplace(position,value) -used to insert values at specific position of same container<text:line-break/>splice(position,containerobject)-It transfers/moves complete data of 1 container after specific position of existing container<text:line-break/><text:line-break/>27.Name the libraries used in map/multimap,set/multiset,list/forward_list,vector/deque<text:line-break/>map/multimap -#include&lt;map&gt;<text:line-break/>set/multiset -#include&lt;set&gt;<text:line-break/>list -#include&lt;list&gt;<text:line-break/>forward_list -#include&lt;forward_list&gt;<text:line-break/>vector -#include&lt;vector&gt;<text:line-break/>deque -#include&lt;deque&gt;<text:line-break/><text:line-break/>28. Common API's used exclusively for list and forward_list<text:line-break/>unique()<text:line-break/>merge()<text:line-break/>sort()<text:line-break/></text:span></text:span><text:span text:style-name="Source_20_Text"><text:span text:style-name="T14">splice()</text:span></text:span><text:span text:style-name="Source_20_Text"><text:span text:style-name="T5"><text:line-break/>reverse()<text:line-break/>remove()<text:line-break/>remove_if()<text:line-break/><text:line-break/>29.How to remove duplicate nodes in list?<text:line-break/>Ans: unique()<text:line-break/><text:line-break/>30.Common API's used in map and multimap,set and multiset<text:line-break/>find() <text:line-break/>count() -returns the Count of no. of times a number is repeating<text:line-break/>lower_bound()<text:line-break/>upper_bound()<text:line-break/>equal_range()<text:line-break/><text:line-break/>31.Difference b/w upper_bound(x) and lower_bound(x)?<text:line-break/>upper_bound(x) -It returns the iterator pointing to after x<text:line-break/>lower_bound(x) -It returns the iterator pointing to x<text:line-break/><text:line-break/>32.What is the default order of set and multiset?<text:line-break/>Ans: Both are in Ascending order only. The only difference is multiset will have duplicate values<text:line-break/><text:line-break/>33.How to traverse in Single,double,circular linked lists?<text:line-break/>Ans:node-&gt;next;<text:line-break/>      node-&gt;prev;</text:span></text:span></text:p>
      <text:p text:style-name="P70">34.Can we create one container from the other of same type? use copy constructor,range based constructor<text:line-break/><text:soft-page-break/>vector&lt;int&gt;v1;<text:line-break/><text:line-break/>vector&lt;int&gt;v2(v1); //vector&lt;int&gt;v2(v1.begin(),v1.end());<text:line-break/>        (or)<text:line-break/>vector&lt;int&gt;v2;<text:line-break/> v2=v1;<text:line-break/><text:line-break/>35.How to get the elements printed, when you pop the elements in sequence containers?<text:line-break/>Ans:<text:line-break/>for(int i=0;i&lt;v.size();i++)<text:line-break/>{<text:line-break/>cout&lt;&lt;v.back(); //vectors,deque,list<text:line-break/>pop_back();<text:line-break/>}<text:line-break/><text:line-break/>for(int i=0;i&lt;v.size();i++)<text:line-break/>{<text:line-break/>cout&lt;&lt;v.front(); //forward_list,deque,list<text:line-break/>pop_front();<text:line-break/>}<text:line-break/></text:p>
      <text:p text:style-name="Standard">35.How to pass array to a vector</text:p>
      <text:p text:style-name="Standard">eg:</text:p>
      <text:p text:style-name="Standard"> int x[]={2,4,6,7};</text:p>
      <text:p text:style-name="Standard">vector&lt;int&gt;v(x,x+4);</text:p>
      <text:p text:style-name="Standard">v.insert(v.begin(),5); //inserting/replacing index 0 with 5</text:p>
      <text:p text:style-name="Standard">v.insert(v.begin()+1,3);//inserting/replacing index 1 with 3</text:p>
      <text:p text:style-name="Standard">v.erase(v.begin());//delete 0th index</text:p>
      <text:p text:style-name="Standard">v.erase(v.end());//delete last index</text:p>
      <text:p text:style-name="P72">v.erase(v.end()-1);//delete index before last element</text:p>
      <text:p text:style-name="Standard"><text:line-break/>36.How to traverse in BST?<text:line-break/>Ans: There are 3ways to traverse in BST<text:line-break/>       Preorder[root,root-&gt;left,root-&gt;right]<text:line-break/>       Inorder[root-&gt;left,root,root-&gt;right]<text:line-break/>       Postorder[root-&gt;left,root-&gt;right,root]<text:line-break/><text:line-break/>Few questions:<text:line-break/>Can we pass map to map?<text:line-break/>Can we pass vector/list/set to map?<text:line-break/><text:line-break/>Additional Info:<text:line-break/>Vector/Stack <text:line-break/>Deque/Queue <text:line-break/>List/DLL<text:line-break/>forward_list/SLL<text:line-break/>set/multiset, map/multimap -BST<text:line-break/>Iterator/Pointer<text:line-break/>Algorithms:<text:line-break/>search()[Linear,Binary] -2<text:line-break/>sort(),merge()[Quick Sort,Bubble Sort,Selection Sort,Insertion Sort,Merge Sort,Heap Sort] -6<text:line-break/><text:soft-page-break/>find()<text:line-break/>count()</text:p>
      <text:p text:style-name="Standard"><text:span text:style-name="Source_20_Text"><text:span text:style-name="T9"/></text:span></text:p>
      <text:p text:style-name="Standard"><text:span text:style-name="Source_20_Text"><text:span text:style-name="T9">1.Generally Global variables are stored in data segment,local variables <text:line-break/>are stored in stack memory<text:line-break/>Then where do Global and local variables of static type stay?<text:line-break/>And where do Global and local variables of const type stay?<text:line-break/>Where do extern,auto,register,mutable variables stay?<text:line-break/><text:line-break/>1.What is object slicing?It occurs for upcasting or downcasting?<text:line-break/>2.What is initializer list ?Where is it mostly used and why?How is it <text:line-break/>different from initialization inside the block?<text:line-break/>Ans:<text:line-break/>This is used for faster initialization of variables in all <text:line-break/>constructors[default,Parameterised,copy]<text:line-break/>Also used for passing the parameters from one cons to other constructor<text:line-break/>This is mandatorily used for initialization of const and reference variables<text:line-break/><text:line-break/>A(int a,int b):a),y(b) //Parameterised constructor<text:line-break/>{<text:line-break/>cout&lt;&lt;x&lt;&lt;","&lt;&lt;y&lt;&lt;endl;<text:line-break/>}<text:line-break/><text:line-break/>A(const A &amp;obj):obj.x),y(obj.y) //copy constructor<text:line-break/>{<text:line-break/>cout&lt;&lt;x&lt;&lt;","&lt;&lt;y&lt;&lt;endl;<text:line-break/>}<text:line-break/><text:line-break/>int main()<text:line-break/>{<text:line-break/>A i(1,2),j(i),k;<text:line-break/>k=i; //Cannot do this since const variable is there,Compiler throws error<text:line-break/>}<text:line-break/><text:line-break/>NOTE:<text:line-break/>We cannot use initializer list for Assignment operator<text:line-break/>We cannot use copy constructor to call default/parameterised cons using <text:line-break/>initializer list[DELEGATING Constructor C++11 TBD]<text:line-break/><text:line-break/>2.what is static linked libraries and dynamic linked <text:line-break/>libraries?Difference b/w them?<text:line-break/>3.what is splice() Api in list?<text:line-break/>4.What is capacity(),reserve() Api in vector do?<text:line-break/>5.What is the difference b/w capacity() and size() in vector?<text:line-break/>6.What is <text:line-break/></text:span></text:span><text:soft-page-break/><text:span text:style-name="Source_20_Text"><text:span text:style-name="T9">emplace(),emplace_front(),emplace_back(),cbegin(),cend(),crbegin(),crend() <text:line-break/>api's in stl?<text:line-break/>7.what does find(),count(),upper_bound(),lower_bound,equal_range() do in <text:line-break/>list and map?<text:line-break/>8.Difference b/w vector,deque,list,forward_list?<text:line-break/>9.Difference b/w set,multiset,map,multimap?<text:line-break/>10.Can we reverse vector/deque as list do?<text:line-break/><text:line-break/>11.Explain each of the below common api's used in all STL containers<text:line-break/>push_back(),pop_back()<text:line-break/>push_front(),pop_front() - STACKS ...Not present in vector<text:line-break/>front(),back()<text:line-break/>[]                          -Not there in list,forward_list,set,multiset<text:line-break/>begin(),end()<text:line-break/>rbegin(),rend()<text:line-break/>cbegin(),cend()<text:line-break/>crbegin(),crend()<text:line-break/>insert(),erase()<text:line-break/>swap(),clear()<text:line-break/>emplace(),emplace_front(),emplace_back()<text:line-break/>size(),resize(),max_size(),empty()<text:line-break/>capacity(),reserve()               -Only for vector<text:line-break/>find(),count(),upper_bound(),lower_bound(),equal_range()  -Only for <text:line-break/>set,multiset,map,multimap<text:line-break/><text:line-break/>12.Write code for thread free singleton?<text:line-break/>13.Can we inherit singleton class?<text:line-break/>14.write code for Factory design pattern?<text:line-break/>15.How to achieve virtual constructor in C++?<text:line-break/>16.write code for Abstract Factory design pattern?<text:line-break/>17.what is the difference b/w Factory and Abstract Factory design pattern<text:line-break/>18.Write code for Observer design pattern?<text:line-break/>19.Write code for Proxy design pattern?<text:line-break/>20.Write code for Adapter design pattern?<text:line-break/>21.What is the difference b/w malloc() and calloc()?<text:line-break/>malloc()<text:line-break/>1.non-contiguous memory<text:line-break/>2.Unintialised memory<text:line-break/>3.No need to specify the no. of blocks<text:line-break/><text:line-break/>calloc()<text:line-break/>1.contiguous memory<text:line-break/>2.initialized memory to zero<text:line-break/>3.Need to specify the no. of blocks while allocating memory<text:line-break/><text:line-break/></text:span></text:span><text:soft-page-break/><text:span text:style-name="Source_20_Text"><text:span text:style-name="T9">22.static members in the class can be accessed by other class[neednot be <text:line-break/>inherited] of the same file</text:span></text:span></text:p>
      <text:p text:style-name="Standard"><text:span text:style-name="Source_20_Text"><text:span text:style-name="T9"/></text:span></text:p>
      <text:p text:style-name="Standard"><text:span text:style-name="Source_20_Text"><text:span text:style-name="T9"/></text:span></text:p>
      <text:p text:style-name="Standard"><text:span text:style-name="Source_20_Text"><text:span text:style-name="T9">1.Can we do obj=obj for copy constructor? If yes/no ,explain<text:line-break/>2.Can we do obj=obj for Assignment constructor? If yes/no ,explain<text:line-break/>3.What is passed in catch block arguments?value or reference? If value <text:line-break/>then explain why?<text:line-break/>4.If catch block is not written,when any exception occurs and throw <text:line-break/>statement tries to throw the exception,then What happens to the <text:line-break/>program?Whether it Runs or terminates?<text:line-break/>7.How to find duplicate value related keys in map?<text:line-break/>8.How to find duplicate keys in multimap?<text:line-break/>9.How to create map for class?<text:line-break/>10.What are the different reasons for deadlock conditions?<text:line-break/>11.Difference b/w semaphore and mutex?<text:line-break/>12.Can we say mutex as Binary semaphore?<text:line-break/>13.Difference b/w binary and counting semaphore?<text:line-break/>14.How to make a class to have only dynamically created objects and not <text:line-break/>static objects?<text:line-break/>15.Mention few scenarios where only reference must be used?<text:line-break/>16.Few differences b/w pass by value and difference?<text:line-break/>17.What is the use of function ptr?<text:line-break/>18.int *ptr =new[];<text:line-break/>      delete ptr; //instead of delete [] ptr;<text:line-break/>Now what happens to this code snippet?<text:line-break/>19.Explain the scenarios where you faced Dangling ptr ?<text:line-break/>20.Explain the scenarios where segmentation fault occurs?<text:line-break/>21.What is the main use of void ptr?<text:line-break/>22.Write the code for Dynamic memory allocation and deallocation for <text:line-break/>2dimensional Array??<text:line-break/>23.What is the scope of static within the class?<text:line-break/>24. class Base<text:line-break/>{<text:line-break/>static int x;<text:line-break/>}<text:line-break/>cout&lt;&lt;sizeof(Base);<text:line-break/><text:line-break/>25.why size of empty class is 1byte?<text:line-break/>26.How to find whether the Linked list is circular or not? How to find <text:line-break/>the middle node?How to find the nth node from given L nodes?<text:line-break/>27.How to make the class restrict to only specified number of objects?<text:line-break/>28.<text:line-break/>class Base{<text:line-break/>public:<text:line-break/></text:span></text:span><text:soft-page-break/><text:span text:style-name="Source_20_Text"><text:span text:style-name="T9">virtual void func1();<text:line-break/>virtual void func2();<text:line-break/>void func3();<text:line-break/>};<text:line-break/><text:line-break/>class Derived :public Base<text:line-break/>{<text:line-break/>public:<text:line-break/>virtual void func1();<text:line-break/>virtual void func4();<text:line-break/>void func5();<text:line-break/>};<text:line-break/><text:line-break/>Now the Base class ptr can access which of these functions of both the <text:line-break/>classes?<text:line-break/><text:line-break/>29.can static functions access normal members??Can normal functions <text:line-break/>access static members<text:line-break/>30.Difference b/w inline function and macro?<text:line-break/>31.What is the use of namespace?<text:line-break/>32.can you write your own <text:line-break/>strcpy(),strcat(),strcmp(),strrev(),strlen(),memset(),memcpy(),atoi(),itoa()?<text:line-break/>33.<text:line-break/>int main(int argc,char*argv[])<text:line-break/>{<text:line-break/>cout&lt;&lt;argc;<text:line-break/>}<text:line-break/>What is the value of argc?<text:line-break/>34.without using itoa() function,<text:line-break/>    convert decimal(50) to<text:line-break/>    a)binary<text:line-break/>    b)octal<text:line-break/>    c)Hexadecimal<text:line-break/>35.Write the code for converting binary/octal/Hexadecimal to decimal <text:line-break/>formats?<text:line-break/>36.Can we have a pure virtual destructor?if Yes, then can that class be <text:line-break/>called as Abstract class?<text:line-break/>37.What is the main use of abstract class?<text:line-break/>38.Can we use initializer list for copy constructor and assignment operator?<text:line-break/>39.Explain string literals,enum class,nullptr,uniform <text:line-break/>initialization,final,override,auto,range based for <text:line-break/>loops,tuple,lambdas,smart pointers[unique,shared,weak,auto],assertions?<text:line-break/>40.what is the main difference b/w shared and weak ptr?why the referral <text:line-break/>count does not change in weak ptr?<text:line-break/><text:line-break/></text:span></text:span><text:soft-page-break/><text:span text:style-name="Source_20_Text"><text:span text:style-name="T9">41.Write the login for the below i/p strings to get the expected ouput<text:line-break/>   i/p: "AAABBBBCCD"<text:line-break/>     o/p:"A3B4C2D1"<text:line-break/><text:line-break/>i/p: "ABAMALAYALAMLIRILMADAMHAAH"<text:line-break/>  o/p  rint the longest palindrome<text:line-break/><text:line-break/>42.i/p: "Mike get ups in the morning.<text:line-break/>              Mike drinks tea and takes bath.<text:line-break/>              After Bath,Mike starts to office"<text:line-break/>write Logic to Count the no. of unique words from this paragraph<text:line-break/><text:line-break/></text:span></text:span></text:p>
      <text:p text:style-name="P21"/>
      <text:p text:style-name="P21">1.How to set a particular bit in a given number?<text:line-break/>Ans:num | = (1&lt;&lt;pos); Here pos range is [0 to 7]<text:line-break/><text:line-break/>2.How to clear a particular bit in a given number?<text:line-break/>Ans:num &amp; = ~(1&lt;&lt;pos);<text:line-break/><text:line-break/>3.How to toggle a particular bit in a given number?<text:line-break/>Ans:num ^= (1&lt;&lt;pos);<text:line-break/><text:line-break/><text:line-break/>4.Get the count of no. of bits set in a given number?<text:line-break/>Ans:<text:line-break/><text:line-break/>for(int i =0;i&lt;8;i++) [0 to 7 for 8bit machine] //traverse through all <text:line-break/>the bits<text:line-break/>     {<text:line-break/>          if( num&amp;(1&lt;&lt;i) !=0) //It Means some value you get other than 0<text:line-break/>             setcount++;<text:line-break/>         else if( num&amp;(1&lt;&lt;i) ==0)<text:line-break/>             clearcount++;<text:line-break/>      }<text:line-break/>    cout&lt;&lt;setcount;    //no. of bits set<text:line-break/>   cout&lt;&lt;clearcount;  //no. of bits clear<text:line-break/><text:line-break/>       (or)<text:line-break/><text:soft-page-break/><text:line-break/>This below method takes less time complexity compared to above<text:line-break/>        int count =0;<text:line-break/>             while(num)<text:line-break/>              {<text:line-break/>                 num &amp;=(num-1); // unset/clear each bit(1) to 0,from the <text:line-break/>right most side<text:line-break/>                 count++;<text:line-break/>              }<text:line-break/>      cout&lt;&lt;count;<text:line-break/><text:line-break/>5.How to do nibble swap in a given number?<text:line-break/>short -2bytes<text:line-break/>word-4bytes<text:line-break/>nibble-4bits<text:line-break/><text:line-break/>i/p:  0000 0010<text:line-break/>o/p: 0010 0000<text:line-break/><text:line-break/>num=num&lt;&lt;4 | num&gt;&gt; 4;<text:line-break/><text:line-break/><text:line-break/>5.How to reverse the given binary number<text:line-break/><text:line-break/>6.How to do bitwise swap?<text:line-break/><text:line-break/>7.Do swapping of 2 no's using bitwise operations<text:line-break/>Ans:<text:line-break/>  int x=10,y=20;<text:line-break/>x=x^y;<text:line-break/>y=x^y;<text:line-break/>x=x^y;<text:line-break/>cout&lt;&lt;x&lt;&lt;y; //x=20,y=10<text:line-break/><text:line-break/>Memory Leak:<text:line-break/>1.If allocated memory is not freed<text:line-break/>2.Allocating memory using malloc() again to the same pointer<text:line-break/><text:soft-page-break/>3.freeing the same memory again of same pointer<text:line-break/><text:line-break/>Instead of using malloc() again,use realloc()<text:line-break/><text:line-break/>/*===================================<text:line-break/>   Function ptr and Callback functions<text:line-break/>   =====================================*/<text:line-break/>/*<text:line-break/>    int get(int x)<text:line-break/>    {<text:line-break/>    return x;<text:line-break/>    }<text:line-break/><text:line-break/>    int callback(int(*fptr)(int x),int y)<text:line-break/>    {<text:line-break/>    return(fptr(3)+y);<text:line-break/>    }<text:line-break/><text:line-break/>    int main()<text:line-break/>    {<text:line-break/>    int(*fptr)(int)=get; //int(*fptr)(int)=&amp;get;<text:line-break/>    cout&lt;&lt;fptr(1)&lt;&lt;endl; //cout&lt;&lt;(*fptr)(1)&lt;&lt;endl;<text:line-break/>    cout&lt;&lt;callback(get,2)&lt;&lt;endl; //Call back function,function passed as <text:line-break/>argument in other function<text:line-break/>    }<text:line-break/>  */<text:line-break/><text:line-break/>/*==============================<text:line-break/>   Array of function ptrs<text:line-break/>   ===============================*/<text:line-break/>/*<text:line-break/>    int get1(int x)<text:line-break/>    {<text:line-break/>    return x;<text:line-break/>    }<text:line-break/><text:line-break/>    int get2(int y)<text:line-break/><text:soft-page-break/>    {<text:line-break/>    return y;<text:line-break/>    }<text:line-break/><text:line-break/>    int get3(int z)<text:line-break/>    {<text:line-break/>    return z;<text:line-break/>    }<text:line-break/><text:line-break/>    int main()<text:line-break/>    {<text:line-break/>    int(*fptr[])(int)={get1,get2,get3};<text:line-break/>    cout&lt;&lt;fptr[0](5)&lt;&lt;endl;<text:line-break/>    cout&lt;&lt;fptr[1](6)&lt;&lt;endl;<text:line-break/>    cout&lt;&lt;fptr[2](7)&lt;&lt;endl;<text:line-break/>    }<text:line-break/>  */<text:line-break/><text:line-break/>/*=========================================<text:line-break/>   Array of class objects<text:line-break/>   ==========================================*/<text:line-break/>/*<text:line-break/>    class Base<text:line-break/>    {<text:line-break/>    int x;<text:line-break/>    static int y;<text:line-break/>    public:<text:line-break/>    Base()<text:line-break/>    {<text:line-break/>    x=1;<text:line-break/>    y=2;//We can intialize static member without scope resolution operator<text:line-break/>    }<text:line-break/>    Base(int a,int b)<text:line-break/>    {<text:line-break/>    x=a;<text:line-break/>    y=b;<text:line-break/>    }<text:line-break/><text:soft-page-break/><text:line-break/>    void display()<text:line-break/>    {<text:line-break/>    cout&lt;&lt;x&lt;&lt;endl;<text:line-break/>    cout&lt;&lt;Base::y&lt;&lt;endl;<text:line-break/>    }<text:line-break/><text:line-break/>    };<text:line-break/><text:line-break/>    int Base::y=10;//definition of static variable is must<text:line-break/><text:line-break/>    int main()<text:line-break/>    {<text:line-break/>    Base arrayobj[3];//We can call only default constructor using Array <text:line-break/>of class objects<text:line-break/>//arrobj[5]={{7,8}}; //Calling parameterised constructor using Array of <text:line-break/>class objects,C++11 feature<text:line-break/>arrobj[0].display();<text:line-break/>}<text:line-break/>  */<text:line-break/><text:line-break/>/*===================================<text:line-break/>   Array of ptrs<text:line-break/>   ====================================*/<text:line-break/>/*<text:line-break/>    int main()<text:line-break/>    {<text:line-break/>    int arr[5]={2,4,6,8,9};<text:line-break/>    int (*ptr)[5]= &amp;arr; //&amp;arr,here '&amp;' should be used definitely,or <text:line-break/>else thorws Error[casting of int to int*]<text:line-break/>    cout&lt;&lt;(*ptr)[4]&lt;&lt;endl;<text:line-break/><text:line-break/>    for(int i=0;i&lt;5;i++)<text:line-break/>    {<text:line-break/>    cout&lt;&lt;(*ptr)[i]&lt;&lt;",";<text:line-break/>    }<text:line-break/>    }<text:line-break/><text:soft-page-break/>  */<text:line-break/><text:line-break/>/*====================================<text:line-break/>   ptr to Array<text:line-break/>   =====================================*/<text:line-break/><text:line-break/>int main()<text:line-break/>{<text:line-break/>     /*<text:line-break/>        int arr[5]={2,4,6,8,9};<text:line-break/>        int *ptr =arr;<text:line-break/>        cout&lt;&lt;*ptr&lt;&lt;endl;<text:line-break/><text:line-break/>        for(int i=0;i&lt;5;i++)<text:line-break/>        {<text:line-break/>        cout&lt;&lt;*ptr&lt;&lt;",";<text:line-break/>        ptr++;<text:line-break/>        }<text:line-break/>      */<text:line-break/><text:line-break/>     char x[]="GLOBAL";<text:line-break/>     char *ptr=x;<text:line-break/><text:line-break/>     while(*ptr!= '\0') //while(*ptr)<text:line-break/>     {<text:line-break/>         cout&lt;&lt;*ptr&lt;&lt;",";<text:line-break/>         ptr++;<text:line-break/>     }<text:line-break/>}<text:line-break/></text:p>
      <text:p text:style-name="P49">Arrays: [Insertion/Deletion/Reverse]<text:line-break/>1.Count the repeated element and delete it from the array<text:line-break/>eg: x[]={2,4,5,6,2,2,2,2,7,8,2,9,2};<text:line-break/> o/p: {4,5,6,7,8,9};<text:line-break/>2.Insert an element in the given array<text:line-break/>3.Reverse the given array<text:line-break/><text:line-break/>NOTE:</text:p>
      <text:p text:style-name="Standard"><text:soft-page-break/>char x[]="Global"; //string as null character internally</text:p>
      <text:p text:style-name="Standard">     (or)</text:p>
      <text:p text:style-name="P71">char x[]={'G','l','o','b','a','l','\0'}; //Here we have to write '\0' EXPLICITLY<text:line-break/><text:line-break/>NOTE:Always use NULL macro and not null </text:p>
      <text:p text:style-name="Standard"><text:line-break/>Strings:<text:line-break/>Take a string and implement String class for cons,copy cons,assignment operator<text:line-break/>Implement your own string library functions like<text:line-break/>strcpy()<text:line-break/>strcat()<text:line-break/>strcmp()<text:line-break/>strrev()<text:line-break/>strlen()<text:line-break/>strstr()<text:line-break/>strchr()<text:line-break/><text:line-break/>1.Convert Upper case to Lower case and vice-versa in the given string<text:line-break/>2.Get the substring from the string [strstr(),strchr]<text:line-break/>3.Remove all vowels from the string<text:line-break/>4.Remove all spaces in the string<text:line-break/>5.Put spaces between words starting with capital letters<text:line-break/>Input : BruceWayneIsBatman<text:line-break/>Output : bruce wayne is batman<text:line-break/>6.Prove that the given string is a palindrome<text:line-break/>7.Find the lengthiest Palindrome from the given string<text:line-break/>8.a-&gt;bc-&gt;d-&gt;cba-&gt;null,Prove that this is a palindrome<text:line-break/>9.a-&gt;b-&gt;c-&gt;d-&gt;c-&gt;b-&gt;a-&gt;null,Prove that this is a palindrome<text:line-break/>9.Find the number of unique/distinct/non-repeated words from the given string/paragraph<text:line-break/>10.Find the count of repeated words in the string and remove these repeated words<text:line-break/>11.Find the first repeated word in a string<text:line-break/>12.I/p string is char x[] ="AAAABBBCCDEE"; O/P is "A4B3C2DE2"<text:line-break/>13.Remove the repeated characters in the sting, i/p is char x[]="Raajjbccccd"; O/p is Rajbcd<text:line-break/>14.Split numeric,alphabetic and special symbols from the string<text:line-break/>i/p is "geeks01for02geeks03!!!"; <text:line-break/>     o/p is <text:line-break/>        geeksforgeeks<text:line-break/>        010203<text:line-break/>        !!!<text:line-break/>15.Extract words from the given string<text:line-break/>Input : geeks for geeks<text:line-break/>Output : <text:line-break/>         geeks<text:line-break/>         for<text:line-break/>         geeks<text:line-break/>16.Get the count of Upper/Lower/Special case characters and numeric values <text:line-break/>Input : #GeeKs01fOr@gEEks07\<text:line-break/>Output : <text:line-break/>Upper case letters : 5<text:line-break/>Lower case letters : 8<text:line-break/>Numbers : 4<text:line-break/>Special Characters : 2<text:line-break/><text:soft-page-break/>17.Reverse the vowels in the given string<text:line-break/>18.Program to count the occurrence of a given character in a string<text:line-break/><text:line-break/><text:line-break/>How to find size of any variable without using sizeof() operator?<text:line-break/>Ans:<text:line-break/><text:line-break/>#define SIZE(x) (char*)(&amp;x+1) -(char*)(&amp;x) //Type casting any type to char*<text:line-break/><text:line-break/>int main()<text:line-break/>{<text:line-break/>long m; //long,double size is 8bytes<text:line-break/>cout&lt;&lt;SIZE(*y)&lt;&lt;endl;<text:line-break/>char *y;//y is address,size is 4bytes,*y is dereferenced variable of char type,size is 1byte<text:line-break/>cout&lt;&lt;SIZE(*y)&lt;&lt;endl;<text:line-break/>}<text:line-break/><text:line-break/>====================================================<text:line-break/> int *func()<text:line-break/>{<text:line-break/>static int k =10;//If we do not use static,it throws Compilation Error n not Segmentation fault<text:line-break/>return &amp;k;<text:line-break/>}<text:line-break/><text:line-break/>int main()<text:line-break/>{<text:line-break/>int *x = func();<text:line-break/>cout&lt;&lt;*x&lt;&lt;endl;<text:line-break/>x++;<text:line-break/>}</text:p>
      <text:p text:style-name="Standard"><text:span text:style-name="T9"/></text:p>
      <text:p text:style-name="Preformatted_20_Text"><text:span text:style-name="T9">This are the questions asked to me in Arris India Private Limited,I have </text:span></text:p>
      <text:p text:style-name="Preformatted_20_Text">segregated them topic-wise for your better view.</text:p>
      <text:p text:style-name="Preformatted_20_Text"/>
      <text:p text:style-name="Preformatted_20_Text">C,Linux,IPC Questions:</text:p>
      <text:p text:style-name="Preformatted_20_Text">=============</text:p>
      <text:p text:style-name="Preformatted_20_Text">1.What is Priority Inheritance?</text:p>
      <text:p text:style-name="Preformatted_20_Text">2.Write your own strcat()?</text:p>
      <text:p text:style-name="Preformatted_20_Text">3.Write the power function[x power y]?</text:p>
      <text:p text:style-name="Preformatted_20_Text">4.What is volatile keyword ? Where do we use</text:p>
      <text:p text:style-name="Preformatted_20_Text">5.What is register ? declaration ?Why is it used?</text:p>
      <text:p text:style-name="Preformatted_20_Text">6.What is constant variable ? Why do we use?</text:p>
      <text:p text:style-name="Preformatted_20_Text">7.Write the code for getting the no. of bites set count in a number?</text:p>
      <text:p text:style-name="Preformatted_20_Text">8.Where is static and constant variables get stored ?</text:p>
      <text:p text:style-name="Preformatted_20_Text">9.Implement string palindrome without using string reverse?</text:p>
      <text:p text:style-name="Preformatted_20_Text">10.What is Dangling pointer? Explain few scenarios</text:p>
      <text:p text:style-name="Preformatted_20_Text">11.What is Segmentation fault? Scenarios for it?</text:p>
      <text:p text:style-name="Preformatted_20_Text">12.How to allocate memory to a ptr without deleting the existing </text:p>
      <text:p text:style-name="Preformatted_20_Text">memory?Write the syntax for the same?</text:p>
      <text:p text:style-name="Preformatted_20_Text">13.What is null pointer? Why do we use it?</text:p>
      <text:p text:style-name="Preformatted_20_Text">14.What is wild,void pointer? Where do we use void type pointer</text:p>
      <text:p text:style-name="Preformatted_20_Text">15.Explain static and dynamic linking libraries?</text:p>
      <text:p text:style-name="Preformatted_20_Text">16.What is the difference b/w Thread and Process</text:p>
      <text:p text:style-name="Preformatted_20_Text">17.What are the different types of IPC's available?</text:p>
      <text:p text:style-name="Preformatted_20_Text">18.Explain Each IPC in detail?</text:p>
      <text:p text:style-name="Preformatted_20_Text">19.What is the difference b/w Message Queue and Pipe?</text:p>
      <text:p text:style-name="Preformatted_20_Text"><text:soft-page-break/>20.What are the Synchronization Techniques available? Explain Each in </text:p>
      <text:p text:style-name="Preformatted_20_Text">detail</text:p>
      <text:p text:style-name="Preformatted_20_Text">21.What is semaphore? How many types of semaphores are available?</text:p>
      <text:p text:style-name="Preformatted_20_Text">22.Difference Questionsb/w counting and binary semaphore?</text:p>
      <text:p text:style-name="Preformatted_20_Text">23.Difference b/w Binary Semaphore and mutex?</text:p>
      <text:p text:style-name="Preformatted_20_Text">24.A Binary semaphore with condition variables,Can it behave like mutex?</text:p>
      <text:p text:style-name="Preformatted_20_Text">25.Reverse the given string using stack ?</text:p>
      <text:p text:style-name="Preformatted_20_Text">26.What are bit fields?Why do we use it?Explain in detail with examples</text:p>
      <text:p text:style-name="Preformatted_20_Text">27.What is core dump? How do you use gdb?Explain gdb in detail</text:p>
      <text:p text:style-name="Preformatted_20_Text">28.How to do gdb for multi-threaded application</text:p>
      <text:p text:style-name="Preformatted_20_Text">29.What is Zombie process?</text:p>
      <text:p text:style-name="Preformatted_20_Text">30.What is Orphan process?</text:p>
      <text:p text:style-name="Preformatted_20_Text">31.What is Half duplex and duplex?</text:p>
      <text:p text:style-name="Preformatted_20_Text">32.Difference b/w stream and message oriented?</text:p>
      <text:p text:style-name="Preformatted_20_Text"/>
      <text:p text:style-name="Preformatted_20_Text">DS related Questions:</text:p>
      <text:p text:style-name="Preformatted_20_Text">=====================</text:p>
      <text:p text:style-name="Preformatted_20_Text">1.Explain how do you implement stack using queues?</text:p>
      <text:p text:style-name="Preformatted_20_Text">2.Explain how do you implement Queue using Stacks?</text:p>
      <text:p text:style-name="Preformatted_20_Text">3.Reverse single linked list Recursively</text:p>
      <text:p text:style-name="Preformatted_20_Text">4.Delete nodes in unsorted linked list?</text:p>
      <text:p text:style-name="Preformatted_20_Text">5.Implement stack and queue using linked list?</text:p>
      <text:p text:style-name="Preformatted_20_Text">6.Given a Single pointer to a node of Single linked list,How to do you </text:p>
      <text:p text:style-name="Preformatted_20_Text">delete that node?</text:p>
      <text:p text:style-name="Preformatted_20_Text">7.Find the middle node using only pointer</text:p>
      <text:p text:style-name="Preformatted_20_Text">8.How to find circular loop in Single linked list?</text:p>
      <text:p text:style-name="Preformatted_20_Text"/>
      <text:p text:style-name="Preformatted_20_Text">C++ Questions:</text:p>
      <text:p text:style-name="Preformatted_20_Text">===============</text:p>
      <text:p text:style-name="Preformatted_20_Text">1.Explain few design patterns with real time examples?</text:p>
      <text:p text:style-name="Preformatted_20_Text">2.What is Singleton class? Explain with code</text:p>
      <text:p text:style-name="Preformatted_20_Text">3.What is Abstract class? Explain with code</text:p>
      <text:p text:style-name="Preformatted_20_Text">4.What is observer pattern? Explain with code</text:p>
      <text:p text:style-name="Preformatted_20_Text">5.What is virtual function? Why do we use?</text:p>
      <text:p text:style-name="Preformatted_20_Text">6.What is pure virtual function ?Will it have body? Why do we use?</text:p>
      <text:p text:style-name="Preformatted_20_Text">7.What is Abstract class? Why do we use?</text:p>
      <text:p text:style-name="Preformatted_20_Text">8.What is virtual constructor and virtual destructor?</text:p>
      <text:p text:style-name="Preformatted_20_Text">9.Explain vptr and vtble using virtual function?</text:p>
      <text:p text:style-name="Preformatted_20_Text">10.How many vtbles n vptrs are created for a Base n its Derived class?</text:p>
      <text:p text:style-name="Preformatted_20_Text">11.Where does vptr initialization takes place?When does vtable get </text:p>
      <text:p text:style-name="Preformatted_20_Text">created[compile time/Run time]?</text:p>
      <text:p text:style-name="Preformatted_20_Text">12.What does vtble contain?</text:p>
      <text:p text:style-name="Preformatted_20_Text">13.What is object slicing?Where does it occur?</text:p>
      <text:p text:style-name="Preformatted_20_Text">14.Implement constructor,copy constructor and assignment operator for a </text:p>
      <text:p text:style-name="Preformatted_20_Text">class with single pointer,constant variable?</text:p>
      <text:p text:style-name="Preformatted_20_Text">15.What is Initializer list?Why do we use it?</text:p>
      <text:p text:style-name="Preformatted_20_Text"/>
      <text:p text:style-name="Preformatted_20_Text"><text:s/>FYI: Apart from this above technical questions,They ask many questions </text:p>
      <text:p text:style-name="P3">on the previous projects which we did in the past in detail</text:p>
      <text:p text:style-name="P65"><text:span text:style-name="T9">This are the questions asked to me in Arris India Private Limited,I have <text:line-break/>segregated them topic-wise for your better view.<text:line-break/><text:line-break/>C,Linux,IPC Questions:<text:line-break/>=============<text:line-break/>1.What is Priority Inheritance?<text:line-break/>2.Write your own strcat()?<text:line-break/>3.Write the power function[x power y]?<text:line-break/>4.What is volatile keyword ? Where do we use<text:line-break/></text:span><text:soft-page-break/><text:span text:style-name="T9">5.What is register ? declaration ?Why is it used?<text:line-break/>6.What is constant variable ? Why do we use?<text:line-break/>7.Write the code for getting the no. of bites set count in a number?<text:line-break/>8.Where is static and constant variables get stored ?<text:line-break/>9.Implement string palindrome without using string reverse?<text:line-break/>10.What is Dangling pointer? Explain few scenarios<text:line-break/>11.What is Segmentation fault? Scenarios for it?<text:line-break/>12.How to allocate memory to a ptr without deleting the existing <text:line-break/>memory?Write the syntax for the same?<text:line-break/>13.What is null pointer? Why do we use it?<text:line-break/>14.What is wild,void pointer? Where do we use void type pointer<text:line-break/>15.Explain static and dynamic linking libraries?<text:line-break/>16.What is the difference b/w Thread and Process<text:line-break/>17.What are the different types of IPC's available?<text:line-break/>18.Explain Each IPC in detail?<text:line-break/>19.What is the difference b/w Message Queue and Pipe?<text:line-break/>20.What are the Synchronization Techniques available? Explain Each in <text:line-break/>detail<text:line-break/>21.What is semaphore? How many types of semaphores are available?<text:line-break/>22.Difference Questionsb/w counting and binary semaphore?<text:line-break/>23.Difference b/w Binary Semaphore and mutex?<text:line-break/>24.A Binary semaphore with condition variables,Can it behave like mutex?<text:line-break/>25.Reverse the given string using stack ?<text:line-break/>26.What are bit fields?Why do we use it?Explain in detail with examples<text:line-break/>27.What is core dump? How do you use gdb?Explain gdb in detail<text:line-break/>28.How to do gdb for multi-threaded application<text:line-break/>29.What is Zombie process?<text:line-break/>30.What is Orphan process?<text:line-break/>31.What is Half duplex and duplex?<text:line-break/>32.Difference b/w stream and message oriented?<text:line-break/><text:line-break/>DS related Questions:<text:line-break/>=====================<text:line-break/>1.Explain how do you implement stack using queues?<text:line-break/>2.Explain how do you implement Queue using Stacks?<text:line-break/>3.Reverse single linked list Recursively<text:line-break/>4.Delete nodes in unsorted linked list?<text:line-break/>5.Implement stack and queue using linked list?<text:line-break/>6.Given a Single pointer to a node of Single linked list,How to do you <text:line-break/>delete that node?<text:line-break/>7.Find the middle node using only pointer<text:line-break/>8.How to find circular loop in Single linked list?<text:line-break/><text:line-break/>C++ Questions:<text:line-break/>===============<text:line-break/></text:span><text:soft-page-break/><text:span text:style-name="T9">1.Explain few design patterns with real time examples?<text:line-break/>2.What is Singleton class? Explain with code<text:line-break/>3.What is Abstract class? Explain with code<text:line-break/>4.What is observer pattern? Explain with code<text:line-break/>5.What is virtual function? Why do we use?<text:line-break/>6.What is pure virtual function ?Will it have body? Why do we use?<text:line-break/>7.What is Abstract class? Why do we use?<text:line-break/>8.What is virtual constructor and virtual destructor?<text:line-break/>9.Explain vptr and vtble using virtual function?<text:line-break/>10.How many vtbles n vptrs are created for a Base n its Derived class?<text:line-break/>11.Where does vptr initialization takes place?When does vtable get <text:line-break/>created[compile time/Run time]?<text:line-break/>12.What does vtble contain?<text:line-break/>13.What is object slicing?Where does it occur?<text:line-break/>14.Implement constructor,copy constructor and assignment operator for a <text:line-break/>class with single pointer,constant variable?<text:line-break/>15.What is Initializer list?Why do we use it?<text:line-break/><text:line-break/>  FYI: Apart from this above technical questions,They ask many questions <text:line-break/>on the previous projects which we did in the past in detail<text:line-break/><text:line-break/></text:span><text:span text:style-name="T11">1.what is volatile and where it is used?</text:span></text:p>
      <text:p text:style-name="P66">2.detail spi protocol?</text:p>
      <text:p text:style-name="P66">3.detail device driver?</text:p>
      <text:p text:style-name="P66">4.clear particular bit?</text:p>
      <text:p text:style-name="P66">5.difference between structure and union?</text:p>
      <text:p text:style-name="P66">6.what is os?</text:p>
      <text:p text:style-name="P66">7.what is kernel?</text:p>
      <text:p text:style-name="P67">8.questions on <text:span text:style-name="T23">projects </text:span>what ever mentioned in pr<text:span text:style-name="T23">ofile</text:span>.</text:p>
      <text:p text:style-name="P68">9.memory mapped io and io mapped io?</text:p>
      <text:p text:style-name="P65"><text:span text:style-name="T12">10.what is Register?</text:span></text:p>
      <text:p text:style-name="P65"><text:span text:style-name="T9"><text:line-break/></text:span><text:span text:style-name="T13">For links:</text:span></text:p>
      <text:p text:style-name="Standard"><text:span text:style-name="T10"/></text:p>
      <text:p text:style-name="P46"><text:span text:style-name="T10">pls,go through link for linux internlas.</text:span></text:p>
      <text:p text:style-name="Standard"/>
      <text:p text:style-name="Standard"><text:bookmark text:name="OBJ_PREFIX_DWT3487_com_zimbra_url"/><text:a xlink:type="simple" xlink:href="http://learnlinuxconcepts.blogspot.in/2014/10/compare-i2c-and-spi-protocols.html" office:target-frame-name="_blank" xlink:show="new" text:style-name="Internet_20_link" text:visited-style-name="Visited_20_Internet_20_Link"><text:span text:style-name="T22">http://learnlinuxconcepts.blogspot.in/2014/10/compare-i2c-and-spi-protocols.html</text:span></text:a></text:p>
      <text:p text:style-name="Standard"><text:span text:style-name="T10"/></text:p>
      <text:p text:style-name="Standard"><text:bookmark text:name="OBJ_PREFIX_DWT3978_com_zimbra_url"/><text:a xlink:type="simple" xlink:href="http://darkdust.net/files/GDB%20Cheat%20Sheet.pdf" office:target-frame-name="_blank" xlink:show="new" text:style-name="Internet_20_link" text:visited-style-name="Visited_20_Internet_20_Link"><text:span text:style-name="T10">http://darkdust.net/files/GDB%20Cheat%20Sheet.pdf</text:span></text:a></text:p>
      <text:p text:style-name="Standard"><text:bookmark text:name="OBJ_PREFIX_DWT3982_com_zimbra_url"/><text:a xlink:type="simple" xlink:href="https://services.github.com/on-demand/downloads/github-git-cheat-sheet.pdf" office:target-frame-name="_blank" xlink:show="new" text:style-name="Internet_20_link" text:visited-style-name="Visited_20_Internet_20_Link"><text:span text:style-name="T10">https://services.github.com/on-demand/downloads/github-git-cheat-sheet.pdf</text:span></text:a></text:p>
      <text:p text:style-name="Standard"><text:bookmark text:name="OBJ_PREFIX_DWT3992_com_zimbra_url"/><text:a xlink:type="simple" xlink:href="https://applied-programming.github.io/Operating-Systems-Notes/3-Threads-and-Concurrency/" office:target-frame-name="_blank" xlink:show="new" text:style-name="Internet_20_link" text:visited-style-name="Visited_20_Internet_20_Link"><text:span text:style-name="T10">https://applied-programming.github.io/Operating-Systems-Notes/3-Threads-and-Concurrency/</text:span></text:a></text:p>
      <text:p text:style-name="Standard"><text:bookmark text:name="OBJ_PREFIX_DWT3992_com_zimbra_url1"/><text:a xlink:type="simple" xlink:href="https://applied-programming.github.io/Operating-Systems-Notes/3-Threads-and-Concurrency/" office:target-frame-name="_blank" xlink:show="new" text:style-name="Internet_20_link" text:visited-style-name="Visited_20_Internet_20_Link"><text:span text:style-name="T10">https://applied-programming.github.io/Operating-Systems-Notes/3-Threads-and-Concurrency/</text:span></text:a></text:p>
      <text:p text:style-name="Standard"><text:bookmark text:name="OBJ_PREFIX_DWT4516_com_zimbra_url"/><text:a xlink:type="simple" xlink:href="https://dynamicparallax.wordpress.com/2015/08/" office:target-frame-name="_blank" xlink:show="new" text:style-name="Internet_20_link" text:visited-style-name="Visited_20_Internet_20_Link"><text:span text:style-name="T10">https://dynamicparallax.wordpress.com/2015/08/</text:span></text:a></text:p>
      <text:p text:style-name="Standard"><text:bookmark text:name="OBJ_PREFIX_DWT4520_com_zimbra_url"/><text:a xlink:type="simple" xlink:href="http://linuxkernel51.blogspot.in/search?q=tftp" text:style-name="Internet_20_link" text:visited-style-name="Visited_20_Internet_20_Link"><text:span text:style-name="T10">http://linuxkernel51.blogspot.in/search?q=tftp</text:span></text:a></text:p>
      <text:p text:style-name="Standard"><text:soft-page-break/><text:span text:style-name="T10"/></text:p>
      <text:p text:style-name="P69"><text:span text:style-name="T8">BOOT RPI </text:span></text:p>
      <text:p text:style-name="P69"><text:bookmark text:name="OBJ_PREFIX_DWT4528_com_zimbra_url"/><text:a xlink:type="simple" xlink:href="http://www.hertaville.com/development-environment-raspberry-pi-cross-compiler.html" office:target-frame-name="_blank" xlink:show="new" text:style-name="Internet_20_link" text:visited-style-name="Visited_20_Internet_20_Link"><text:span text:style-name="T8">http://www.hertaville.com/development-environment-raspberry-pi-cross-compiler.html</text:span></text:a></text:p>
      <text:p text:style-name="P69"><text:span text:style-name="T8"/></text:p>
      <text:p text:style-name="P69"><text:bookmark text:name="OBJ_PREFIX_DWT4724_com_zimbra_url"/><text:a xlink:type="simple" xlink:href="http://gate-exam.in/cs/Syllabus/Computer-Science-Information-Technology/Operating-System" office:target-frame-name="_blank" xlink:show="new" text:style-name="Internet_20_link" text:visited-style-name="Visited_20_Internet_20_Link"><text:span text:style-name="T8">http://gate-exam.in/cs/Syllabus/Computer-Science-Information-Technology/Operating-System</text:span></text:a></text:p>
      <text:p text:style-name="P69"><text:span text:style-name="T8"/></text:p>
      <text:p text:style-name="P69"><text:bookmark text:name="OBJ_PREFIX_DWT4779_com_zimbra_url"/><text:a xlink:type="simple" xlink:href="http://www.cquestions.com/2010/03/c-online-exam.html" text:style-name="Internet_20_link" text:visited-style-name="Visited_20_Internet_20_Link"><text:span text:style-name="T8">www.cquestions.com/2010/03/c-online-exam.html</text:span></text:a></text:p>
      <text:p text:style-name="P69"><text:a xlink:type="simple" xlink:href="http://www.bravegnu.org/gnu-eprog/arm-stacks.html" office:target-frame-name="_blank" xlink:show="new" text:style-name="Internet_20_link" text:visited-style-name="Visited_20_Internet_20_Link"><text:span text:style-name="T8"/></text:a></text:p>
      <text:p text:style-name="P69"><text:bookmark text:name="OBJ_PREFIX_DWT4904_com_zimbra_url"/><text:a xlink:type="simple" xlink:href="http://www.bravegnu.org/gnu-eprog/arm-stacks.html" office:target-frame-name="_blank" xlink:show="new" text:style-name="Internet_20_link" text:visited-style-name="Visited_20_Internet_20_Link"><text:span text:style-name="T8">http://www.bravegnu.org/gnu-eprog/arm-stacks.html</text:span></text:a></text:p>
      <text:p text:style-name="P69"><text:span text:style-name="T8"/></text:p>
      <text:p text:style-name="P69"><text:span text:style-name="T8"/></text:p>
      <text:p text:style-name="P69"><text:span text:style-name="T8">c </text:span></text:p>
      <text:p text:style-name="P36"/>
      <text:p text:style-name="P36"><text:bookmark text:name="OBJ_PREFIX_DWT5159_com_zimbra_url"/><text:a xlink:type="simple" xlink:href="http://skillgun.com/c/interview-questions-and-answers" office:target-frame-name="_blank" xlink:show="new" text:style-name="Internet_20_link" text:visited-style-name="Visited_20_Internet_20_Link">http://skillgun.com/c/interview-questions-and-answers</text:a></text:p>
      <text:p text:style-name="P36"/>
      <text:p text:style-name="P36">series of Linux device drivers</text:p>
      <text:p text:style-name="P36"/>
      <text:p text:style-name="P36"><text:bookmark text:name="OBJ_PREFIX_DWT5160_com_zimbra_url"/><text:a xlink:type="simple" xlink:href="http://opensourceforu.com/tag/linux-device-drivers-series/" office:target-frame-name="_blank" xlink:show="new" text:style-name="Internet_20_link" text:visited-style-name="Visited_20_Internet_20_Link">http://opensourceforu.com/tag/linux-device-drivers-series/</text:a></text:p>
      <text:p text:style-name="P36"/>
      <text:p text:style-name="P36">I2C protocol</text:p>
      <text:p text:style-name="P36"/>
      <text:p text:style-name="P36"><text:bookmark text:name="OBJ_PREFIX_DWT5161_com_zimbra_url"/><text:a xlink:type="simple" xlink:href="http://i2c.info/i2c-bus-specification" office:target-frame-name="_blank" xlink:show="new" text:style-name="Internet_20_link" text:visited-style-name="Visited_20_Internet_20_Link">http://i2c.info/i2c-bus-specification</text:a></text:p>
      <text:p text:style-name="P36"/>
      <text:p text:style-name="P36">1.adb debugging tool</text:p>
      <text:p text:style-name="P36"/>
      <text:p text:style-name="P36"><text:bookmark text:name="OBJ_PREFIX_DWT5162_com_zimbra_url"/><text:a xlink:type="simple" xlink:href="https://developer.android.com/studio/command-line/adb.html" office:target-frame-name="_blank" xlink:show="new" text:style-name="Internet_20_link" text:visited-style-name="Visited_20_Internet_20_Link">https://developer.android.com/studio/command-line/adb.html</text:a></text:p>
      <text:p text:style-name="P36"/>
      <text:p text:style-name="P36">2.Linux device driver /linux kernel</text:p>
      <text:p text:style-name="P36"><text:bookmark text:name="OBJ_PREFIX_DWT5163_com_zimbra_url"/><text:a xlink:type="simple" xlink:href="http://learnlinuxconcepts.blogspot.in/2014/03/why-kernel-code-running-in-interrupt.html" office:target-frame-name="_blank" xlink:show="new" text:style-name="Internet_20_link" text:visited-style-name="Visited_20_Internet_20_Link">http://learnlinuxconcepts.blogspot.in/2014/03/why-kernel-code-running-in-interrupt.html</text:a></text:p>
      <text:p text:style-name="P36"/>
      <text:p text:style-name="P69"><text:bookmark text:name="OBJ_PREFIX_DWT5201_com_zimbra_url"/><text:a xlink:type="simple" xlink:href="https://www.raspberrypi.org/documentation/linux/kernel/building.md" office:target-frame-name="_blank" xlink:show="new" text:style-name="Internet_20_link" text:visited-style-name="Visited_20_Internet_20_Link"><text:span text:style-name="T8">https://www.raspberrypi.org/documentation/linux/kernel/building.md</text:span></text:a></text:p>
      <text:p text:style-name="P69"><text:span text:style-name="T8"/></text:p>
      <text:p text:style-name="P69"><text:bookmark text:name="OBJ_PREFIX_DWT5207_com_zimbra_url"/><text:a xlink:type="simple" xlink:href="https://elinux.org/images/6/66/Elc_2014_usb.pdf" office:target-frame-name="_blank" xlink:show="new" text:style-name="Internet_20_link" text:visited-style-name="Visited_20_Internet_20_Link"><text:span text:style-name="T8">https://elinux.org/images/6/66/Elc_2014_usb.pdf</text:span></text:a></text:p>
      <text:p text:style-name="P69"><text:span text:style-name="T8"/></text:p>
      <text:p text:style-name="P69"><text:bookmark text:name="OBJ_PREFIX_DWT5211_com_zimbra_url"/><text:a xlink:type="simple" xlink:href="http://www.usb.org/developers/docs/devclass_docs/" office:target-frame-name="_blank" xlink:show="new" text:style-name="Internet_20_link" text:visited-style-name="Visited_20_Internet_20_Link"><text:span text:style-name="T8">http://www.usb.org/developers/docs/devclass_docs/</text:span></text:a></text:p>
      <text:p text:style-name="Standard"><text:bookmark text:name="OBJ_PREFIX_DWT5212_com_zimbra_url"/><text:a xlink:type="simple" xlink:href="http://www.usb.org/developers/defined_class" office:target-frame-name="_blank" xlink:show="new" text:style-name="Internet_20_link" text:visited-style-name="Visited_20_Internet_20_Link">http://www.usb.org/developers/defined_class</text:a></text:p>
      <text:p text:style-name="P69"><text:span text:style-name="T8"/></text:p>
      <text:p text:style-name="P69"><text:bookmark text:name="OBJ_PREFIX_DWT5218_com_zimbra_url"/><text:a xlink:type="simple" xlink:href="http://downloads.angstrom-distribution.org/demo/beaglebone/" office:target-frame-name="_blank" xlink:show="new" text:style-name="Internet_20_link" text:visited-style-name="Visited_20_Internet_20_Link"><text:span text:style-name="T8">http://downloads.angstrom-distribution.org/demo/beaglebone/</text:span></text:a></text:p>
      <text:p text:style-name="P69"><text:span text:style-name="T8"/></text:p>
      <text:p text:style-name="P69"><text:span text:style-name="T8">USB</text:span></text:p>
      <text:p text:style-name="P69"><text:bookmark text:name="OBJ_PREFIX_DWT5233_com_zimbra_url"/><text:a xlink:type="simple" xlink:href="http://www.cypress.com/file/134171/download" office:target-frame-name="_blank" xlink:show="new" text:style-name="Internet_20_link" text:visited-style-name="Visited_20_Internet_20_Link"><text:span text:style-name="T8">http://www.cypress.com/file/134171/download</text:span></text:a></text:p>
      <text:p text:style-name="P69"><text:span text:style-name="T8"/></text:p>
      <text:p text:style-name="P69"><text:bookmark text:name="zv__CLV-SR-1__CV__header_subject"/><text:span text:style-name="T8">export_symbol</text:span></text:p>
      <text:p text:style-name="P69"><text:bookmark text:name="OBJ_PREFIX_DWT5313_com_zimbra_url"/><text:a xlink:type="simple" xlink:href="http://tuxthink.blogspot.in/2011/07/exporting-symbols-from-module.html" office:target-frame-name="_blank" xlink:show="new" text:style-name="Internet_20_link" text:visited-style-name="Visited_20_Internet_20_Link"><text:span text:style-name="T8">http://tuxthink.blogspot.in/2011/07/exporting-symbols-from-module.html</text:span></text:a></text:p>
      <text:p text:style-name="P69"><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arial" svg:font-family="arial, sans-serif"/>
    <style:font-face style:name="calibri" svg:font-family="calibri, sans-serif"/>
    <style:font-face style:name="sans-serif" svg:font-family="sans-serif"/>
    <style:font-face style:name="Times newroman" svg:font-family="'Times newroman'" style:font-family-generic="roman"/>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1"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1"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1"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4:41:07.517608908</meta:creation-date>
    <dc:date>2018-02-14T15:24:30.343071988</dc:date>
    <meta:editing-duration>PT33M10S</meta:editing-duration>
    <meta:editing-cycles>3</meta:editing-cycles>
    <meta:generator>LibreOffice/5.1.4.2$Linux_X86_64 LibreOffice_project/10m0$Build-2</meta:generator>
    <meta:document-statistic meta:table-count="5" meta:image-count="0" meta:object-count="0" meta:page-count="60" meta:paragraph-count="1002" meta:word-count="10275" meta:character-count="73116" meta:non-whitespace-character-count="61760"/>
  </office:meta>
</office:document-meta>
</file>